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7484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3.3807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3.9654in" fo:break-before="auto" style:use-optimal-row-height="true"/>
    </style:style>
    <style:style style:name="ro7" style:family="table-row">
      <style:table-row-properties style:row-height="3.6728in" fo:break-before="auto" style:use-optimal-row-height="true"/>
    </style:style>
    <style:style style:name="ro8" style:family="table-row">
      <style:table-row-properties style:row-height="0.6028in" fo:break-before="auto" style:use-optimal-row-height="true"/>
    </style:style>
    <style:style style:name="ro9" style:family="table-row">
      <style:table-row-properties style:row-height="4.55in" fo:break-before="auto" style:use-optimal-row-height="true"/>
    </style:style>
    <style:style style:name="ro10" style:family="table-row">
      <style:table-row-properties style:row-height="10.5445in" fo:break-before="auto" style:use-optimal-row-height="true"/>
    </style:style>
    <style:style style:name="ro11" style:family="table-row">
      <style:table-row-properties style:row-height="5.2811in" fo:break-before="auto" style:use-optimal-row-height="true"/>
    </style:style>
    <style:style style:name="ro12" style:family="table-row">
      <style:table-row-properties style:row-height="2.7957in" fo:break-before="auto" style:use-optimal-row-height="true"/>
    </style:style>
    <style:style style:name="ro13" style:family="table-row">
      <style:table-row-properties style:row-height="16.8402in" fo:break-before="auto" style:use-optimal-row-height="true"/>
    </style:style>
    <style:style style:name="ro14" style:family="table-row">
      <style:table-row-properties style:row-height="3.5264in" fo:break-before="auto" style:use-optimal-row-height="true"/>
    </style:style>
    <style:style style:name="ro15" style:family="table-row">
      <style:table-row-properties style:row-height="3.2339in" fo:break-before="auto" style:use-optimal-row-height="true"/>
    </style:style>
    <style:style style:name="ro16" style:family="table-row">
      <style:table-row-properties style:row-height="19.7638in" fo:break-before="auto" style:use-optimal-row-height="true"/>
    </style:style>
    <style:style style:name="ro17" style:family="table-row">
      <style:table-row-properties style:row-height="20.9335in" fo:break-before="auto" style:use-optimal-row-height="true"/>
    </style:style>
    <style:style style:name="ro18" style:family="table-row">
      <style:table-row-properties style:row-height="3.8193in" fo:break-before="auto" style:use-optimal-row-height="true"/>
    </style:style>
    <style:style style:name="ro19" style:family="table-row">
      <style:table-row-properties style:row-height="6.3043in" fo:break-before="auto" style:use-optimal-row-height="true"/>
    </style:style>
    <style:style style:name="ro20" style:family="table-row">
      <style:table-row-properties style:row-height="8.0591in" fo:break-before="auto" style:use-optimal-row-height="true"/>
    </style:style>
    <style:style style:name="ro21" style:family="table-row">
      <style:table-row-properties style:row-height="9.6673in" fo:break-before="auto" style:use-optimal-row-height="true"/>
    </style:style>
    <style:style style:name="ro22" style:family="table-row">
      <style:table-row-properties style:row-height="14.5008in" fo:break-before="auto" style:use-optimal-row-height="true"/>
    </style:style>
    <style:style style:name="ro23" style:family="table-row">
      <style:table-row-properties style:row-height="4.6965in" fo:break-before="auto" style:use-optimal-row-height="true"/>
    </style:style>
    <style:style style:name="ro24" style:family="table-row">
      <style:table-row-properties style:row-height="11.2846in" fo:break-before="auto" style:use-optimal-row-height="true"/>
    </style:style>
    <style:style style:name="ro25" style:family="table-row">
      <style:table-row-properties style:row-height="9.0819in" fo:break-before="auto" style:use-optimal-row-height="true"/>
    </style:style>
    <style:style style:name="ro26" style:family="table-row">
      <style:table-row-properties style:row-height="9.8134in" fo:break-before="auto" style:use-optimal-row-height="true"/>
    </style:style>
    <style:style style:name="ro27" style:family="table-row">
      <style:table-row-properties style:row-height="5.8661in" fo:break-before="auto" style:use-optimal-row-height="true"/>
    </style:style>
    <style:style style:name="ro28" style:family="table-row">
      <style:table-row-properties style:row-height="2.9417in" fo:break-before="auto" style:use-optimal-row-height="true"/>
    </style:style>
    <style:style style:name="ro29" style:family="table-row">
      <style:table-row-properties style:row-height="4.1118in" fo:break-before="auto" style:use-optimal-row-height="true"/>
    </style:style>
    <style:style style:name="ro30" style:family="table-row">
      <style:table-row-properties style:row-height="4.2575in" fo:break-before="auto" style:use-optimal-row-height="true"/>
    </style:style>
    <style:style style:name="ro31" style:family="table-row">
      <style:table-row-properties style:row-height="4.8425in" fo:break-before="auto" style:use-optimal-row-height="true"/>
    </style:style>
    <style:style style:name="ro32" style:family="table-row">
      <style:table-row-properties style:row-height="25.7583in" fo:break-before="auto" style:use-optimal-row-height="true"/>
    </style:style>
    <style:style style:name="ro33" style:family="table-row">
      <style:table-row-properties style:row-height="7.6201in" fo:break-before="auto" style:use-optimal-row-height="true"/>
    </style:style>
    <style:style style:name="ro34" style:family="table-row">
      <style:table-row-properties style:row-height="5.1346in" fo:break-before="auto" style:use-optimal-row-height="true"/>
    </style:style>
    <style:style style:name="ro35" style:family="table-row">
      <style:table-row-properties style:row-height="6.0118in" fo:break-before="auto" style:use-optimal-row-height="true"/>
    </style:style>
    <style:style style:name="ro36" style:family="table-row">
      <style:table-row-properties style:row-height="15.2319in" fo:break-before="auto" style:use-optimal-row-height="true"/>
    </style:style>
    <style:style style:name="ro37" style:family="table-row">
      <style:table-row-properties style:row-height="6.7429in" fo:break-before="auto" style:use-optimal-row-height="true"/>
    </style:style>
    <style:style style:name="ro38" style:family="table-row">
      <style:table-row-properties style:row-height="6.8898in" fo:break-before="auto" style:use-optimal-row-height="true"/>
    </style:style>
    <style:style style:name="ro39" style:family="table-row">
      <style:table-row-properties style:row-height="16.2547in" fo:break-before="auto" style:use-optimal-row-height="true"/>
    </style:style>
    <style:style style:name="ro40" style:family="table-row">
      <style:table-row-properties style:row-height="5.4272in" fo:break-before="auto" style:use-optimal-row-height="true"/>
    </style:style>
    <style:style style:name="ro41" style:family="table-row">
      <style:table-row-properties style:row-height="8.7898in" fo:break-before="auto" style:use-optimal-row-height="true"/>
    </style:style>
    <style:style style:name="ro42" style:family="table-row">
      <style:table-row-properties style:row-height="12.6in" fo:break-before="auto" style:use-optimal-row-height="true"/>
    </style:style>
    <style:style style:name="ro43" style:family="table-row">
      <style:table-row-properties style:row-height="7.0354in" fo:break-before="auto" style:use-optimal-row-height="true"/>
    </style:style>
    <style:style style:name="ro44" style:family="table-row">
      <style:table-row-properties style:row-height="9.5209in" fo:break-before="auto" style:use-optimal-row-height="true"/>
    </style:style>
    <style:style style:name="ro45" style:family="table-row">
      <style:table-row-properties style:row-height="22.8339in" fo:break-before="auto" style:use-optimal-row-height="true"/>
    </style:style>
    <style:style style:name="ro46" style:family="table-row">
      <style:table-row-properties style:row-height="7.9126in" fo:break-before="auto" style:use-optimal-row-height="true"/>
    </style:style>
    <style:style style:name="ro47" style:family="table-row">
      <style:table-row-properties style:row-height="6.5972in" fo:break-before="auto" style:use-optimal-row-height="true"/>
    </style:style>
    <style:style style:name="ro48" style:family="table-row">
      <style:table-row-properties style:row-height="3.0882in" fo:break-before="auto" style:use-optimal-row-height="true"/>
    </style:style>
    <style:style style:name="ro49" style:family="table-row">
      <style:table-row-properties style:row-height="5.7193in" fo:break-before="auto" style:use-optimal-row-height="true"/>
    </style:style>
    <style:style style:name="ro50" style:family="table-row">
      <style:table-row-properties style:row-height="19.0327in" fo:break-before="auto" style:use-optimal-row-height="true"/>
    </style:style>
    <style:style style:name="ro51" style:family="table-row">
      <style:table-row-properties style:row-height="5.5736in" fo:break-before="auto" style:use-optimal-row-height="true"/>
    </style:style>
    <style:style style:name="ro52" style:family="table-row">
      <style:table-row-properties style:row-height="8.2047in" fo:break-before="auto" style:use-optimal-row-height="true"/>
    </style:style>
    <style:style style:name="ro53" style:family="table-row">
      <style:table-row-properties style:row-height="4.4043in" fo:break-before="auto" style:use-optimal-row-height="true"/>
    </style:style>
    <style:style style:name="ro54" style:family="table-row">
      <style:table-row-properties style:row-height="2.3571in" fo:break-before="auto" style:use-optimal-row-height="true"/>
    </style:style>
    <style:style style:name="ro55" style:family="table-row">
      <style:table-row-properties style:row-height="1.3339in" fo:break-before="auto" style:use-optimal-row-height="true"/>
    </style:style>
    <style:style style:name="ro56" style:family="table-row">
      <style:table-row-properties style:row-height="1.1874in" fo:break-before="auto" style:use-optimal-row-height="true"/>
    </style:style>
    <style:style style:name="ro57" style:family="table-row">
      <style:table-row-properties style:row-height="0.8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center"/>
    </style:style>
  </office:automatic-styles>
  <office:body>
    <office:spreadsheet>
      <table:table table:name="Sheet1" table:style-name="ta1" table:print="false">
        <table:table-column table:style-name="co1" table:default-cell-style-name="ce2"/>
        <table:table-column table:style-name="co1" table:number-columns-repeated="3" table:default-cell-style-name="Default"/>
        <table:table-row table:style-name="ro1">
          <table:table-cell table:style-name="ce1" office:value-type="string">
            <text:p>Areas Served</text:p>
          </table:table-cell>
          <table:table-cell table:style-name="ce1" office:value-type="string">
            <text:p>Content Areas/</text:p>
            <text:p>Grade Levels/</text:p>
            <text:p>Population Served</text:p>
          </table:table-cell>
          <table:table-cell table:style-name="ce1" office:value-type="string">
            <text:p>Statement of Qualifications &amp; Effectiveness</text:p>
          </table:table-cell>
          <table:table-cell/>
        </table:table-row>
        <table:table-row table:style-name="ro2">
          <table:table-cell table:style-name="ce1" office:value-type="string" table:number-columns-spanned="4" table:number-rows-spanned="1">
            <text:p>#1 in Learing (A Tree of Knowledge Educational Service, Inc.)<text:a xlink:href="">more info &gt;&gt;</text:a>Provider Id: 345</text:p>
          </table:table-cell>
          <table:covered-table-cell table:number-columns-repeated="3"/>
        </table:table-row>
        <table:table-row table:style-name="ro3">
          <table:table-cell office:value-type="string" table:number-columns-spanned="4" table:number-rows-spanned="1">
            <text:p>Brandon Edwards10600 Sepulveda Blvd., Suite 107Mission Hills, CA 91345866-698-6537<text:a xlink:href="mailto:bedwards@tree-of-knowledge.net">bedwards@tree-of-knowledge.net</text:a><text:a xlink:href=""> </text:a></text:p>
          </table:table-cell>
          <table:covered-table-cell table:number-columns-repeated="3"/>
        </table:table-row>
        <table:table-row table:style-name="ro4">
          <table:table-cell office:value-type="string">
            <text:p>All of New Jersey</text:p>
          </table:table-cell>
          <table:table-cell table:style-name="ce2" office:value-type="string">
            <text:p>Language Arts Literacy, Mathematics</text:p>
            <text:p/>
            <text:p><text:s/>Kindergarten, 1, 2, 3, 4, 5, 6, 7, 8, 9, 10, 11, 12</text:p>
            <text:p/>
            <text:p><text:s/>Students with disabilities, Gifted, Limited English</text:p>
          </table:table-cell>
          <table:table-cell table:style-name="ce2" office:value-type="string">
            <text:p>ATOK is an established organization with a high quality research-based program currently serving SES students in 7 states. Overall, in 2007-09, students improved an average of 1/4 grade levels in academic performance. Our program has achieved impressive success due to our design.</text:p>
          </table:table-cell>
          <table:table-cell/>
        </table:table-row>
        <table:table-row table:style-name="ro5">
          <table:table-cell table:style-name="ce1" office:value-type="string" table:number-columns-spanned="4" table:number-rows-spanned="1">
            <text:p>1 to 1 Tutor<text:a xlink:href="">more info &gt;&gt;</text:a>Provider Id: 304</text:p>
          </table:table-cell>
          <table:covered-table-cell table:number-columns-repeated="3"/>
        </table:table-row>
        <table:table-row table:style-name="ro2">
          <table:table-cell office:value-type="string" table:number-columns-spanned="4" table:number-rows-spanned="1">
            <text:p>Harish Shadadpuri11 IndigoIrvine, CA 92618972-812-7809<text:a xlink:href="mailto:harish.shadadpuri@gmail.com">harish.shadadpuri@gmail.com</text:a><text:a xlink:href=""> </text:a></text:p>
          </table:table-cell>
          <table:covered-table-cell table:number-columns-repeated="3"/>
        </table:table-row>
        <table:table-row table:style-name="ro6">
          <table:table-cell office:value-type="string">
            <text:p>All of New Jersey</text:p>
          </table:table-cell>
          <table:table-cell table:style-name="ce2" office:value-type="string">
            <text:p>Mathematics</text:p>
            <text:p/>
            <text:p><text:s/>1, 2, 3, 4, 5, 6, 7, 8, 9, 10, 11, 12</text:p>
            <text:p/>
            <text:p><text:s/>Migrant students, Economically disadvantaged, Limited English (Spanish), Ethnic/racial minorities</text:p>
          </table:table-cell>
          <table:table-cell table:style-name="ce2" office:value-type="string">
            <text:p>1 to 1 Tutor employs a research based math curriculum &amp; assessment that are proven to guide students toward academic growth. The effectiveness of one-to-one instruction is validated by empirical research, especially for students considered at risk for school failure or have been identified as having learning disabilities.</text:p>
          </table:table-cell>
          <table:table-cell/>
        </table:table-row>
        <table:table-row table:style-name="ro2">
          <table:table-cell table:style-name="ce1" office:value-type="string" table:number-columns-spanned="4" table:number-rows-spanned="1">
            <text:p>A.B.L.E. In-Home Tutoring dba Club Z! In Home Tutoring of Sparta<text:a xlink:href="">more info &gt;&gt;</text:a>Provider Id: 275</text:p>
          </table:table-cell>
          <table:covered-table-cell table:number-columns-repeated="3"/>
        </table:table-row>
        <table:table-row table:style-name="ro2">
          <table:table-cell office:value-type="string" table:number-columns-spanned="4" table:number-rows-spanned="1">
            <text:p>Pauline RichardsP. O. Box 466Sparta, NJ 07871973-726-6599<text:a xlink:href="mailto:tutor@clubznj.com">tutor@clubznj.com</text:a><text:a xlink:href=""> </text:a></text:p>
          </table:table-cell>
          <table:covered-table-cell table:number-columns-repeated="3"/>
        </table:table-row>
        <table:table-row table:style-name="ro7">
          <table:table-cell office:value-type="string">
            <text:p>Essex Morris Ocean Sussex Union Warren, All Districts</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Club Z! delivers the individual instruction students need to meet their academic goals. Families have the option of 1 on 1 in-home tutoring or small group tutoring sessions. Highly qualified tutors assist each student in reaching their academic potential using curriculum aligned with the NJ CCCS.</text:p>
          </table:table-cell>
          <table:table-cell/>
        </table:table-row>
        <table:table-row table:style-name="ro2">
          <table:table-cell table:style-name="ce1" office:value-type="string" table:number-columns-spanned="4" table:number-rows-spanned="1">
            <text:p>A.Y.P. Academy by Eldridge Overton School<text:a xlink:href="">more info &gt;&gt;</text:a>Provider Id: 305</text:p>
          </table:table-cell>
          <table:covered-table-cell table:number-columns-repeated="3"/>
        </table:table-row>
        <table:table-row table:style-name="ro8">
          <table:table-cell office:value-type="string" table:number-columns-spanned="4" table:number-rows-spanned="1">
            <text:p>Tiffany Overton991 US Highway 22, Suite 200Bridgewater,, NJ 08855908-595-2106 or 877-LEARN-13<text:a xlink:href="mailto:tiffany@eldridgeovertonschool.com">tiffany@eldridgeovertonschool.com</text:a><text:a xlink:href="http://www.eldridgeovertonschool.com/">www.eldridgeovertonschool.com</text:a></text:p>
          </table:table-cell>
          <table:covered-table-cell table:number-columns-repeated="3"/>
        </table:table-row>
        <table:table-row table:style-name="ro9">
          <table:table-cell office:value-type="string">
            <text:p>All of New Jersey</text:p>
          </table:table-cell>
          <table:table-cell table:style-name="ce2" office:value-type="string">
            <text:p>Language Arts Literacy, Mathematics</text:p>
            <text:p/>
            <text:p><text:s/>1, 2, 3, 4, 5, 6, 7, 8, 9, 10, 11, 12</text:p>
            <text:p/>
            <text:p><text:s/>Students with disabilities, Migrant students, Economically disadvantaged, Limited English (Spanish, French Creole), Ethnic/racial minorities</text:p>
          </table:table-cell>
          <table:table-cell table:style-name="ce2" office:value-type="string">
            <text:p>The A.Y.P. Academy by the Eldridge Overton School has increased the academic performance level of students by providing our clients with high quality, individualized, outcome based instruction. We deliver small group instruction based on a comprehensive academic assessment, parent interviews, and information from school personnel and other stakeholders.</text:p>
          </table:table-cell>
          <table:table-cell/>
        </table:table-row>
        <table:table-row table:style-name="ro5">
          <table:table-cell table:style-name="ce1" office:value-type="string" table:number-columns-spanned="4" table:number-rows-spanned="1">
            <text:p>A+ Tutoring Services<text:a xlink:href="">more info &gt;&gt;</text:a>Provider Id: 259</text:p>
          </table:table-cell>
          <table:covered-table-cell table:number-columns-repeated="3"/>
        </table:table-row>
        <table:table-row table:style-name="ro2">
          <table:table-cell office:value-type="string" table:number-columns-spanned="4" table:number-rows-spanned="1">
            <text:p>Sarah T. Yasin1104 Johnson CourtNew Milford, NJ 07646201-836-2676<text:a xlink:href="mailto:info@aplustutoringusa.com">info@aplustutoringusa.com</text:a><text:a xlink:href=""> </text:a></text:p>
          </table:table-cell>
          <table:covered-table-cell table:number-columns-repeated="3"/>
        </table:table-row>
        <table:table-row table:style-name="ro10">
          <table:table-cell office:value-type="string">
            <text:p>Bergen; Essex Hudson Passaic Union</text:p>
          </table:table-cell>
          <table:table-cell table:style-name="ce2" office:value-type="string">
            <text:p>Reading, Science, Language Arts Literacy, Mathematics</text:p>
            <text:p/>
            <text:p><text:s/>Kindergarten, 1, 2, 3, 4, 5, 6, 7, 8, 9, 10, 11, 12</text:p>
            <text:p/>
            <text:p><text:s/>Students with disabilities, Migrant students, Economically disadvantaged, Limited English (Spanish, Haitian Creole and Arabic), Ethnic/racial minorities</text:p>
          </table:table-cell>
          <table:table-cell table:style-name="ce2" office:value-type="string">
            <text:p>A+ Tutoring is a private, independently owned, for profit business that provides tutoring in the state of New Jersey. Our agency provides Language Arts Literacy/Reading an Mathematics to students from kindergarten through 12th grade on an individual, small group, and large group basis. During the past two years, we have experienced a success rate of 88% - 90% in student achievement and a student retention rate of 92%. Our program is highly structured and carefully scripted to meet the needs of our students who come form such diverse populations as English Language Learners, ethnic/racial minorities, learning disabled, migrant and homeless students. Our staff consists of highly qualified, ethnically diverse, experienced, enthusiastic teachers/tutors, who understand students' needs employ the latest research-based techniques to teach them.</text:p>
          </table:table-cell>
          <table:table-cell/>
        </table:table-row>
        <table:table-row table:style-name="ro5">
          <table:table-cell table:style-name="ce1" office:value-type="string" table:number-columns-spanned="4" table:number-rows-spanned="1">
            <text:p>Academic Station, LLC<text:a xlink:href="">more info &gt;&gt;</text:a>Provider Id: 346</text:p>
          </table:table-cell>
          <table:covered-table-cell table:number-columns-repeated="3"/>
        </table:table-row>
        <table:table-row table:style-name="ro3">
          <table:table-cell office:value-type="string" table:number-columns-spanned="4" table:number-rows-spanned="1">
            <text:p>Manny Santana15 Park Avenue, Suite 204East Rutherford, NJ 07070877-919-7828<text:a xlink:href="mailto:admin@theacademicstation.com">admin@theacademicstation.com</text:a><text:a xlink:href="http://www.TheAcademicStation.com/">www.TheAcademicStation.com</text:a></text:p>
          </table:table-cell>
          <table:covered-table-cell table:number-columns-repeated="3"/>
        </table:table-row>
        <table:table-row table:style-name="ro11">
          <table:table-cell office:value-type="string">
            <text:p>Essex Hudson Mercer Middlesex Monmouth Ocean Passaic</text:p>
          </table:table-cell>
          <table:table-cell table:style-name="ce2" office:value-type="string">
            <text:p>Language Arts Literacy, Mathematics</text:p>
            <text:p/>
            <text:p><text:s/>Kindergarten, 1, 2, 3, 4, 5, 6, 7, 8</text:p>
            <text:p/>
            <text:p><text:s/>Students with disabilities, Migrant students, Economically disadvantaged, Limited English (Spanish, Creole, Chinese, Arabic), Ethnic/racial minorities</text:p>
          </table:table-cell>
          <table:table-cell table:style-name="ce2" office:value-type="string">
            <text:p>Our management team and advisory board members recognize the needs of parents, instructors, and school district; and in turn, have developed a fun and engaging academic program design that addresses student deficiencies across NJ. Our SES component is designed to provide results in Language Arts Literacy and Mathematics for students during the regular day and on standardized tests.</text:p>
          </table:table-cell>
          <table:table-cell/>
        </table:table-row>
        <table:table-row table:style-name="ro5">
          <table:table-cell table:style-name="ce1" office:value-type="string" table:number-columns-spanned="4" table:number-rows-spanned="1">
            <text:p>Academics First, LLC<text:a xlink:href="">more info &gt;&gt;</text:a>Provider Id: 331</text:p>
          </table:table-cell>
          <table:covered-table-cell table:number-columns-repeated="3"/>
        </table:table-row>
        <table:table-row table:style-name="ro3">
          <table:table-cell office:value-type="string" table:number-columns-spanned="4" table:number-rows-spanned="1">
            <text:p>Troy S. Davis521 Berlin Cros Keys Road, Suite 121Sicklerville,, NJ 08081856-938-4300 or 888-SES-1114<text:a xlink:href="mailto:tdavis@academics1st.org">tdavis@academics1st.org</text:a><text:a xlink:href="http://www.academics1st.org/">www.academics1st.org</text:a></text:p>
          </table:table-cell>
          <table:covered-table-cell table:number-columns-repeated="3"/>
        </table:table-row>
        <table:table-row table:style-name="ro12">
          <table:table-cell office:value-type="string">
            <text:p>All of New Jersey</text:p>
          </table:table-cell>
          <table:table-cell table:style-name="ce2" office:value-type="string">
            <text:p>Language Arts Literacy, Mathematics</text:p>
            <text:p/>
            <text:p><text:s/>1, 2, 3, 4, 5, 6, 7, 8, 9</text:p>
            <text:p/>
            <text:p><text:s/>Students with disabilities, Migrant students, Economically disadvantaged, Socio-Economic Disadvantage, Ethnic/racial minorities</text:p>
          </table:table-cell>
          <table:table-cell table:style-name="ce2" office:value-type="string">
            <text:p>Our program is committed to student academic success by providing a program design which will deliver researched-based instruction and curriculum that has proven to increase student academic achievement.</text:p>
          </table:table-cell>
          <table:table-cell/>
        </table:table-row>
        <table:table-row table:style-name="ro5">
          <table:table-cell table:style-name="ce1" office:value-type="string" table:number-columns-spanned="4" table:number-rows-spanned="1">
            <text:p>Academy of Excellence<text:a xlink:href="">more info &gt;&gt;</text:a>Provider Id: 306</text:p>
          </table:table-cell>
          <table:covered-table-cell table:number-columns-repeated="3"/>
        </table:table-row>
        <table:table-row table:style-name="ro2">
          <table:table-cell office:value-type="string" table:number-columns-spanned="4" table:number-rows-spanned="1">
            <text:p>Angela DiNola230 BroadwayNewark, NJ 07104973-412-1931<text:a xlink:href="mailto:adinola@nps.k12.nj.us">adinola@nps.k12.nj.us</text:a><text:a xlink:href=""> </text:a></text:p>
          </table:table-cell>
          <table:covered-table-cell table:number-columns-repeated="3"/>
        </table:table-row>
        <table:table-row table:style-name="ro6">
          <table:table-cell office:value-type="string">
            <text:p>Newark Public Schools</text:p>
          </table:table-cell>
          <table:table-cell table:style-name="ce2" office:value-type="string">
            <text:p>Language Arts Literacy, Mathematics</text:p>
            <text:p/>
            <text:p><text:s/>2, 3, 4, 5, 6, 7, 8</text:p>
            <text:p/>
            <text:p><text:s/>Students with disabilities, Migrant students, Economically disadvantaged, Ethnic/racial minorities</text:p>
          </table:table-cell>
          <table:table-cell table:style-name="ce2" office:value-type="string">
            <text:p>CompassLearning Odyssey Program is based on widely accepted pedagogical research and has been evaluated by outside evaluators for its effectiveness. It was developed to meet the new state, federal, and professional development standards and to take advantage of the capabilities of new technologies.</text:p>
          </table:table-cell>
          <table:table-cell/>
        </table:table-row>
        <table:table-row table:style-name="ro2">
          <table:table-cell table:style-name="ce1" office:value-type="string" table:number-columns-spanned="4" table:number-rows-spanned="1">
            <text:p>Achieve HighPoints (Datamatics, Inc.)<text:a xlink:href="">more info &gt;&gt;</text:a>Provider Id: 348</text:p>
          </table:table-cell>
          <table:covered-table-cell table:number-columns-repeated="3"/>
        </table:table-row>
        <table:table-row table:style-name="ro2">
          <table:table-cell office:value-type="string" table:number-columns-spanned="4" table:number-rows-spanned="1">
            <text:p>Devina Singh3505 Duluth Park Lane, Suite 210Duluth,, GA 30096770-623-6969<text:a xlink:href="mailto:Devina@achieveses.com">Devina@achieveses.com</text:a><text:a xlink:href=""> </text:a></text:p>
          </table:table-cell>
          <table:covered-table-cell table:number-columns-repeated="3"/>
        </table:table-row>
        <table:table-row table:style-name="ro13">
          <table:table-cell office:value-type="string">
            <text:p>All of New Jersey</text:p>
          </table:table-cell>
          <table:table-cell table:style-name="ce2" office:value-type="string">
            <text:p>Mathematics</text:p>
            <text:p/>
            <text:p><text:s/>3, 4, 5, 6, 7, 8, 9, 10, 11, 12</text:p>
            <text:p/>
            <text:p><text:s/>Economically disadvantaged, Ethnic/racial minorities</text:p>
          </table:table-cell>
          <table:table-cell table:style-name="ce2" office:value-type="string">
            <text:p>Since 2006 as a state SES provider, Achieve HighPoints has successfully provided online tutoring to over 6000 plus students in GA, SC, LA, KY, SD, ID, MA and VA states. Our online tutoring program is aligned to the state curriculum and standards so that students achieve high score in state's tests. As per University of GA (UGA) in Athens, latest program evaluations and surveys with districts administrators, parents and students, the results for 2008-09 show that more than 66.5% of our students met or exceeded the standards on the CRCT test. This is an enormous testament to the effectiveness of our program. According to the survey 82.5% of the students enrolled with us reported that their Math grade improved in school. Positive Feedback from customers: According to the same UGA 2008-09 survey, more than 90% of the districts reported that they were happy with our program and services. 82.5% Students enrolled with us reported that their Math grade improved in school 87.6% Students were overall satisfied with our Tutoring services. 86.6% Students will recommend us to their peers We have received testimonial/letters from hundreds of parents and students saying how our Achieve HighPoints program has helped their children improve their Math scores in class. Parents have written to us to say that their child's grades have improved from an 'F' to a 'B' as a result of using our program.</text:p>
          </table:table-cell>
          <table:table-cell/>
        </table:table-row>
        <table:table-row table:style-name="ro2">
          <table:table-cell table:style-name="ce1" office:value-type="string" table:number-columns-spanned="4" table:number-rows-spanned="1">
            <text:p>Afterschool Learning Institute, LLC<text:a xlink:href="">more info &gt;&gt;</text:a>Provider Id: 336</text:p>
          </table:table-cell>
          <table:covered-table-cell table:number-columns-repeated="3"/>
        </table:table-row>
        <table:table-row table:style-name="ro2">
          <table:table-cell office:value-type="string" table:number-columns-spanned="4" table:number-rows-spanned="1">
            <text:p>Patricia F. Eastman157 Hockhockson RoadColts Neck, NJ 07722732-544-2181<text:a xlink:href="mailto:montcelo@optonline.net">montcelo@optonline.net</text:a><text:a xlink:href=""> </text:a></text:p>
          </table:table-cell>
          <table:covered-table-cell table:number-columns-repeated="3"/>
        </table:table-row>
        <table:table-row table:style-name="ro14">
          <table:table-cell office:value-type="string">
            <text:p>Monmouth Ocean Middlesex, All Districts in Monmouth County Lakewood Edison New Brunswick Old Bridge Perth Amboy Sayreville</text:p>
          </table:table-cell>
          <table:table-cell table:style-name="ce2" office:value-type="string">
            <text:p>Reading, Language Arts Literacy</text:p>
            <text:p/>
            <text:p><text:s/>1, 2, 3, 4, 5, 6, 7, 8</text:p>
            <text:p/>
            <text:p><text:s/>Students with disabilities, Economically disadvantaged, Limited English (Spanish), Ethnic/racial minorities</text:p>
          </table:table-cell>
          <table:table-cell table:style-name="ce2" office:value-type="string">
            <text:p>Afterschool Learning Institute, LLC provides high quality supplemental academics taught by qualified teachers with daily evaluations and smaller group instruction in language arts literacy, based on scientific research, in safe, convenient locations with flexible hours for families.</text:p>
          </table:table-cell>
          <table:table-cell/>
        </table:table-row>
        <table:table-row table:style-name="ro5">
          <table:table-cell table:style-name="ce1" office:value-type="string" table:number-columns-spanned="4" table:number-rows-spanned="1">
            <text:p>Against All Odds<text:a xlink:href="">more info &gt;&gt;</text:a>Provider Id: 258</text:p>
          </table:table-cell>
          <table:covered-table-cell table:number-columns-repeated="3"/>
        </table:table-row>
        <table:table-row table:style-name="ro3">
          <table:table-cell office:value-type="string" table:number-columns-spanned="4" table:number-rows-spanned="1">
            <text:p>Christine M. Carter-Davis755 Frelinghuysen AvenueNewark, NJ 07114908-206-9800 or 973-424-0300<text:a xlink:href="mailto:davisc@theagainstallodds.org">davisc@theagainstallodds.org</text:a><text:a xlink:href="http://www.againstalloddsnj.org/">www.againstalloddsnj.org</text:a></text:p>
          </table:table-cell>
          <table:covered-table-cell table:number-columns-repeated="3"/>
        </table:table-row>
        <table:table-row table:style-name="ro14">
          <table:table-cell office:value-type="string">
            <text:p>All of New Jersey</text:p>
          </table:table-cell>
          <table:table-cell table:style-name="ce2" office:value-type="string">
            <text:p>Language Arts Literacy, Mathematics, English language acquisition</text:p>
            <text:p/>
            <text:p><text:s/>Kindergarten, 1, 2, 3, 4, 5, 6, 7, 8, 9, 10, 11, 12</text:p>
            <text:p/>
            <text:p><text:s/>Economically disadvantaged, Ethnic/racial minorities</text:p>
          </table:table-cell>
          <table:table-cell table:style-name="ce2" office:value-type="string">
            <text:p>AAO's management team has over 20 years of experience in serving disadvantaged and at risk youth. We are a non-profit organization committed to creating an infusion of the new 3Rs: Rigor, Relevance &amp; Relationships bringing forth the skills and tenacity to transcend failure against all odds.</text:p>
          </table:table-cell>
          <table:table-cell/>
        </table:table-row>
        <table:table-row table:style-name="ro5">
          <table:table-cell table:style-name="ce1" office:value-type="string" table:number-columns-spanned="4" table:number-rows-spanned="1">
            <text:p>Alternatives Unlimited<text:a xlink:href="">more info &gt;&gt;</text:a>Provider Id: 216</text:p>
          </table:table-cell>
          <table:covered-table-cell table:number-columns-repeated="3"/>
        </table:table-row>
        <table:table-row table:style-name="ro3">
          <table:table-cell office:value-type="string" table:number-columns-spanned="4" table:number-rows-spanned="1">
            <text:p>Mychael Willon8508 Loch Raven Blvd. Suite EBaltimore, MD 21286713-981-845<text:a xlink:href="mailto:mwillon@alt-unlimited.com">mwillon@alt-unlimited.com</text:a><text:a xlink:href="http://www.aututoring.com/">www.aututoring.com</text:a></text:p>
          </table:table-cell>
          <table:covered-table-cell table:number-columns-repeated="3"/>
        </table:table-row>
        <table:table-row table:style-name="ro7">
          <table:table-cell office:value-type="string">
            <text:p>All of New Jersey</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all eligible students, Limited English (Spanish), Ethnic/racial minorities</text:p>
          </table:table-cell>
          <table:table-cell table:style-name="ce2" office:value-type="string">
            <text:p>AU, Inc. provides individual and small group tutoring in Math and Language Arts to students in grades K-12. State aligned lesson plans are developed for each student. Our goal is help students improve current classroom performance and achieve greater success on state tests.</text:p>
          </table:table-cell>
          <table:table-cell/>
        </table:table-row>
        <table:table-row table:style-name="ro5">
          <table:table-cell table:style-name="ce1" office:value-type="string" table:number-columns-spanned="4" table:number-rows-spanned="1">
            <text:p>American Tutor, Inc.<text:a xlink:href="">more info &gt;&gt;</text:a>Provider Id: 006</text:p>
          </table:table-cell>
          <table:covered-table-cell table:number-columns-repeated="3"/>
        </table:table-row>
        <table:table-row table:style-name="ro3">
          <table:table-cell office:value-type="string" table:number-columns-spanned="4" table:number-rows-spanned="1">
            <text:p>James M. Wegeler2 Ilene Court,Building 1, Suite 16Hillsborough, NJ 08844908-281-0050<text:a xlink:href="mailto:jmwegeler@americantutor.com">jmwegeler@americantutor.com</text:a><text:a xlink:href="http://www.americantutor.com/">www.americantutor.com</text:a></text:p>
          </table:table-cell>
          <table:covered-table-cell table:number-columns-repeated="3"/>
        </table:table-row>
        <table:table-row table:style-name="ro15">
          <table:table-cell office:value-type="string">
            <text:p>All of New Jersey</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Creole), Ethnic/racial minorities</text:p>
          </table:table-cell>
          <table:table-cell table:style-name="ce2" office:value-type="string">
            <text:p>American Tutor, Inc. is recognized by many parents, teachers and school districts as the premier SES provider in New Jersey. Thousands of students have successfully completed our after school tutoring sessions and consistently shown improvement in test scores and classroom performance.</text:p>
          </table:table-cell>
          <table:table-cell/>
        </table:table-row>
        <table:table-row table:style-name="ro2">
          <table:table-cell table:style-name="ce1" office:value-type="string" table:number-columns-spanned="4" table:number-rows-spanned="1">
            <text:p>Arline Institute, A Subsidiary of Arline, LLC<text:a xlink:href="">more info &gt;&gt;</text:a>Provider Id: 188</text:p>
          </table:table-cell>
          <table:covered-table-cell table:number-columns-repeated="3"/>
        </table:table-row>
        <table:table-row table:style-name="ro2">
          <table:table-cell office:value-type="string" table:number-columns-spanned="4" table:number-rows-spanned="1">
            <text:p>Tyrone Pitts1100 East State StreetCamden, NJ 08105856-583-1130 ex 1131<text:a xlink:href="mailto:tpitts@arlineservices.com">tpitts@arlineservices.com</text:a><text:a xlink:href=""> </text:a></text:p>
          </table:table-cell>
          <table:covered-table-cell table:number-columns-repeated="3"/>
        </table:table-row>
        <table:table-row table:style-name="ro6">
          <table:table-cell office:value-type="string">
            <text:p>Atlantic Burlington Camden Cape May Cumberland Essex Hudson Mercer Middlesex Monmouth Ocean Passaic Salem</text:p>
          </table:table-cell>
          <table:table-cell table:style-name="ce2" office:value-type="string">
            <text:p>Language Arts Literacy, Mathematics</text:p>
            <text:p/>
            <text:p><text:s/>1, 2, 3, 4, 5, 6, 7, 8, 9, 10, 11, 12</text:p>
            <text:p/>
            <text:p><text:s/>Students with disabilities, Migrant students, Economically disadvantaged, Gifted, Limited English, Ethnic/racial minorities</text:p>
          </table:table-cell>
          <table:table-cell table:style-name="ce2" office:value-type="string">
            <text:p>Our senior managers have provided educational consulting and tutoring services in Philadelphia and Chester, PA for more than 10 years. We specialize in providing tutorial services to urban students in economically disadvantaged areas. Our students have consistently improved scores on TerraNova, PSSA and SAT exams.</text:p>
          </table:table-cell>
          <table:table-cell/>
        </table:table-row>
        <table:table-row table:style-name="ro2">
          <table:table-cell table:style-name="ce1" office:value-type="string" table:number-columns-spanned="4" table:number-rows-spanned="1">
            <text:p>ATS Project Success (Online Program)<text:a xlink:href="">more info &gt;&gt;</text:a>Provider Id: 192</text:p>
          </table:table-cell>
          <table:covered-table-cell table:number-columns-repeated="3"/>
        </table:table-row>
        <table:table-row table:style-name="ro3">
          <table:table-cell office:value-type="string" table:number-columns-spanned="4" table:number-rows-spanned="1">
            <text:p>Renee Weaver-Wright20674 Hall RoadClinton Twp., MI 48038800.297.2119<text:a xlink:href="mailto:info@ATSProjectSuccessWorks.com">info@ATSProjectSuccessWorks.com</text:a><text:a xlink:href="http://www.projectsuccessworks.com/">www.projectsuccessworks.com</text:a></text:p>
          </table:table-cell>
          <table:covered-table-cell table:number-columns-repeated="3"/>
        </table:table-row>
        <table:table-row table:style-name="ro16">
          <table:table-cell office:value-type="string">
            <text:p>All of New Jersey</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Hmong), Ethnic/racial minorities</text:p>
          </table:table-cell>
          <table:table-cell table:style-name="ce2" office:value-type="string">
            <text:p>Statistics for grade K-8 New Jersey students who completed our program for the 2008-09 school year show success. Of the seven New Jersey students that completed the reading program, the average starting IPM level was 3.87 and the average final level was 4.87, with an average gain of 1.00 instructional level, achieved with an average of 29.99 hours of tutoring in reading. The expected gain was 1.00 of an instructional level. Overall, of the 958 grade K-8 students that completed the reading program in all states ATS serves, the average starting IPM level was 2.76 and the average final level was 4.03, with an average gain of 1.27 instructional levels, achieved with an average of 28.37 hours of tutoring. The expected gain was 0.95 of an instructional level, but the students exceeded their expected gain in reading by 0.33 of an instructional level. Of the nine New Jersey K-8 students that completed the math program, the average starting IPM level was 5.00 and the average final level was 6.22, with an average gain of 1.22 instructional levels, achieved with an average of 34.64 hours of tutoring in math. The expected gain was 1.15 of an instructional level, but the students exceeded their expected gain in reading by 0.06 of an instructional level. Overall, of the 658 grade K-8 students that completed the math program in all states ATS serves, the average starting IPM level was 3.89 and the average final level was 4.98, with an average gain of 1.09 instructional levels, achieved with an average of 28.47 hours of tutoring in math. The expected gain was 0.95 of an instructional level, but the students exceeded their expected gain in reading by 0.14 of an instructional level.</text:p>
          </table:table-cell>
          <table:table-cell/>
        </table:table-row>
        <table:table-row table:style-name="ro2">
          <table:table-cell table:style-name="ce1" office:value-type="string" table:number-columns-spanned="4" table:number-rows-spanned="1">
            <text:p>B.E.L.L. - Building Education Leaders for Life<text:a xlink:href="">more info &gt;&gt;</text:a>Provider Id: 343</text:p>
          </table:table-cell>
          <table:covered-table-cell table:number-columns-repeated="3"/>
        </table:table-row>
        <table:table-row table:style-name="ro3">
          <table:table-cell office:value-type="string" table:number-columns-spanned="4" table:number-rows-spanned="1">
            <text:p>Chris OwensOne Fordham Plaza, Suite 903Bronx, NY 10458718-741-1503 or 718-561-2181<text:a xlink:href="mailto:cowenso@bellnewyork.org">cowenso@bellnewyork.org</text:a><text:a xlink:href="http://www.bellnational.org/">www.bellnational.org/</text:a></text:p>
          </table:table-cell>
          <table:covered-table-cell table:number-columns-repeated="3"/>
        </table:table-row>
        <table:table-row table:style-name="ro14">
          <table:table-cell office:value-type="string">
            <text:p>Newark Public Schools</text:p>
          </table:table-cell>
          <table:table-cell table:style-name="ce2" office:value-type="string">
            <text:p>Science, Language Arts Literacy, Mathematics</text:p>
            <text:p/>
            <text:p><text:s/>1, 2, 3, 4, 5, 6</text:p>
            <text:p/>
            <text:p><text:s/>Economically disadvantaged, Limited English (Spanish), Ethnic/racial minorities</text:p>
          </table:table-cell>
          <table:table-cell table:style-name="ce2" office:value-type="string">
            <text:p>BELL provides a nationally recognized program of afterschool tutoring to elementary school children in group settings averaging 8-10 students, three to four days per week during the school year and four to five days per week during the summer. BELL is located at your child's school.</text:p>
          </table:table-cell>
          <table:table-cell/>
        </table:table-row>
        <table:table-row table:style-name="ro5">
          <table:table-cell table:style-name="ce1" office:value-type="string" table:number-columns-spanned="4" table:number-rows-spanned="1">
            <text:p>Basic Learning Skills, Inc.<text:a xlink:href="">more info &gt;&gt;</text:a>Provider Id: 349</text:p>
          </table:table-cell>
          <table:covered-table-cell table:number-columns-repeated="3"/>
        </table:table-row>
        <table:table-row table:style-name="ro2">
          <table:table-cell office:value-type="string" table:number-columns-spanned="4" table:number-rows-spanned="1">
            <text:p>Roy Kennix2774 First StreetFort Myers, FL 33916239-332-3480<text:a xlink:href="mailto:fjproducts@aol.com">fjproducts@aol.com</text:a><text:a xlink:href=""> </text:a></text:p>
          </table:table-cell>
          <table:covered-table-cell table:number-columns-repeated="3"/>
        </table:table-row>
        <table:table-row table:style-name="ro17">
          <table:table-cell office:value-type="string">
            <text:p>Burlington Camden Mercer Middlesex Monmouth Somerset Union</text:p>
          </table:table-cell>
          <table:table-cell table:style-name="ce2" office:value-type="string">
            <text:p>Language Arts Literacy, Mathematics</text:p>
            <text:p/>
            <text:p><text:s/>Kindergarten, 1, 2, 3, 4, 5, 6, 7, 8, 9, 10, 11, 12</text:p>
            <text:p/>
            <text:p><text:s/>Students with disabilities, Gifted, Limited English (Creole, Spanish)</text:p>
          </table:table-cell>
          <table:table-cell table:style-name="ce2" office:value-type="string">
            <text:p>The utilized Options Publishing Company materials are researched based and support best practices. Options cites, the findings of the National Reading Panel, outlining the importance of phonemic awareness, phonics, fluency, vocabulary and text comprehension in teaching reading as a foundational influence ( Reading First, Options 2005). We use Just Right Reading Gr. 1-5 Best Practices in Reading Gr. 6-8; and Buckle Down Gr. 2-8. Each provides an instructional framework for integrating multiple reading skills and strategies, as underscored in Put Reading First (Armbruster, et.al. National Institute for Literacy, 2003), Teaching for Comprehending and Fluency (Thinking, Talking and Writing About Reading, K-8 (Fountas &amp; Pinnell, 2006) and The Scholastic Guided Reading Program (Fountas &amp; Pinnell). Selected materials and research based, aligned with NJCCCS and with New Jersey's standardized test (NJASK; HSPA). Documented student growth in our Lee County, FL service area shows the following sampling of increases in Language Arts; 2006/07, 360/505 increased their reading skills an average of 18.2%.In 2007/08, 318/447 increased an average of 21.4%; 2008/09, 278/347 increased an average of 19.2% In the same 3-year span, similar measurable gains in math were made using the Achieve Math Pre/Post Test and the Options Math Achievement Pre/Post Tests. A sampling of the increases is: 2006/07, 345/476 increased by an average of 20.6%l 2007/08, 313/432 increased scores by an average of 16.9% and 2008/09, 283/343 increased their math score by an average of 20.1%. To date, using the Achieve Math Pre and Post Test, 103/126 have shown an increased average score of 16.0%.</text:p>
          </table:table-cell>
          <table:table-cell/>
        </table:table-row>
        <table:table-row table:style-name="ro2">
          <table:table-cell table:style-name="ce1" office:value-type="string" table:number-columns-spanned="4" table:number-rows-spanned="1">
            <text:p>Bergen County Special Services School District<text:a xlink:href="">more info &gt;&gt;</text:a>Provider Id: 350</text:p>
          </table:table-cell>
          <table:covered-table-cell table:number-columns-repeated="3"/>
        </table:table-row>
        <table:table-row table:style-name="ro2">
          <table:table-cell office:value-type="string" table:number-columns-spanned="4" table:number-rows-spanned="1">
            <text:p>Mary Bosco327 East Ridgewood AvenueParamus, NJ 07652201-343-6000 ext 6500<text:a xlink:href="mailto:marbos@bergen.org">marbos@bergen.org</text:a><text:a xlink:href=""> </text:a></text:p>
          </table:table-cell>
          <table:covered-table-cell table:number-columns-repeated="3"/>
        </table:table-row>
        <table:table-row table:style-name="ro18">
          <table:table-cell office:value-type="string">
            <text:p>Bergen Essex Hudson Passaic, All districts in Bergen County Milburn West New York Guttenberg North Bergen Clifton Haledon Manchester Regional</text:p>
          </table:table-cell>
          <table:table-cell table:style-name="ce2" office:value-type="string">
            <text:p>Language Arts Literacy, Mathematics</text:p>
            <text:p/>
            <text:p><text:s/>Kindergarten, 1, 2, 3, 4, 5, 6, 7, 8, 9, 10, 11, 12</text:p>
            <text:p/>
            <text:p><text:s/>Students with disabilities, Students with physical disabilities; Students using assistive devices, Limited English</text:p>
          </table:table-cell>
          <table:table-cell table:style-name="ce2" office:value-type="string">
            <text:p>Bergen County Special Services, a regional school district legislated in 1971 to educate students with disabilities, provides some of New Jersey's most struggling students with the NJCCS aligned content, authentic assessment and differentiated instruction needed to increase their achievement.</text:p>
          </table:table-cell>
          <table:table-cell/>
        </table:table-row>
        <table:table-row table:style-name="ro2">
          <table:table-cell table:style-name="ce1" office:value-type="string" table:number-columns-spanned="4" table:number-rows-spanned="1">
            <text:p>Boys and Girls Club of Camden County<text:a xlink:href="">more info &gt;&gt;</text:a>Provider Id: 367</text:p>
          </table:table-cell>
          <table:covered-table-cell table:number-columns-repeated="3"/>
        </table:table-row>
        <table:table-row table:style-name="ro3">
          <table:table-cell office:value-type="string" table:number-columns-spanned="4" table:number-rows-spanned="1">
            <text:p>Brandi T. Johonson1709 Park Blvd.2 South Dudley StreetCamden, NJ 08103856-966-9700, ext 222<text:a xlink:href="mailto:bjohonson@bandgccc.org">bjohonson@bandgccc.org</text:a><text:a xlink:href="http://www.bandgccc.org/">www.bandgccc.org/</text:a></text:p>
          </table:table-cell>
          <table:covered-table-cell table:number-columns-repeated="3"/>
        </table:table-row>
        <table:table-row table:style-name="ro7">
          <table:table-cell office:value-type="string">
            <text:p>Camden, Camden City Public Schools</text:p>
          </table:table-cell>
          <table:table-cell table:style-name="ce2" office:value-type="string">
            <text:p>Language Arts Literacy, Mathematics</text:p>
            <text:p/>
            <text:p><text:s/>2, 3, 4, 5, 6</text:p>
            <text:p/>
            <text:p><text:s/>Students with disabilities, Limited English (Spanish)</text:p>
          </table:table-cell>
          <table:table-cell table:style-name="ce2" office:value-type="string">
            <text:p>Measuring Up is a research-based instructional program 100% customized to the NJCCCS. It combines computer-based lessons with guided instruction, application activities, targeted standards practice, and online formative assessment for a comprehensive approach to standards instruction.</text:p>
          </table:table-cell>
          <table:table-cell/>
        </table:table-row>
        <table:table-row table:style-name="ro2">
          <table:table-cell table:style-name="ce1" office:value-type="string" table:number-columns-spanned="4" table:number-rows-spanned="1">
            <text:p>Boys and Girls Club of Trenton and Mercer County<text:a xlink:href="">more info &gt;&gt;</text:a>Provider Id: 120</text:p>
          </table:table-cell>
          <table:covered-table-cell table:number-columns-repeated="3"/>
        </table:table-row>
        <table:table-row table:style-name="ro2">
          <table:table-cell office:value-type="string" table:number-columns-spanned="4" table:number-rows-spanned="1">
            <text:p>Corey McCall212 Centre StreetTrenton, NJ 08611609-392-3191 ext 19<text:a xlink:href="mailto:cmccall@bgctrenton.org">cmccall@bgctrenton.org</text:a><text:a xlink:href=""> </text:a></text:p>
          </table:table-cell>
          <table:covered-table-cell table:number-columns-repeated="3"/>
        </table:table-row>
        <table:table-row table:style-name="ro15">
          <table:table-cell office:value-type="string">
            <text:p>Mercer, Trenton School District</text:p>
          </table:table-cell>
          <table:table-cell table:style-name="ce2" office:value-type="string">
            <text:p>Language Arts Literacy, Mathematics</text:p>
            <text:p/>
            <text:p><text:s/>Kindergarten, 1, 2, 3, 4, 5, 6, 7, 8</text:p>
            <text:p/>
            <text:p><text:s/>Students with disabilities, Economically disadvantaged, Limited English (Spanish), Ethnic/racial minorities</text:p>
          </table:table-cell>
          <table:table-cell table:style-name="ce2" office:value-type="string">
            <text:p>Last year our organization provided tutoring for 129 students in the city of Trenton. Through the use of Lightspan and other supplemental materials, the students we tutored in 2008 had an average score of 22% in their post test scores in Math and Language Arts Literacy.</text:p>
          </table:table-cell>
          <table:table-cell/>
        </table:table-row>
        <table:table-row table:style-name="ro2">
          <table:table-cell table:style-name="ce1" office:value-type="string" table:number-columns-spanned="4" table:number-rows-spanned="1">
            <text:p>Brick Township Public Schools<text:a xlink:href="">more info &gt;&gt;</text:a>Provider Id: 337</text:p>
          </table:table-cell>
          <table:covered-table-cell table:number-columns-repeated="3"/>
        </table:table-row>
        <table:table-row table:style-name="ro2">
          <table:table-cell office:value-type="string" table:number-columns-spanned="4" table:number-rows-spanned="1">
            <text:p>Walter Hrycenko101 Hendrickson AvenueBrick Township, NJ 08724732-785-3000<text:a xlink:href="mailto:whrycendo@brickschools.org">whrycendo@brickschools.org</text:a><text:a xlink:href=""> </text:a></text:p>
          </table:table-cell>
          <table:covered-table-cell table:number-columns-repeated="3"/>
        </table:table-row>
        <table:table-row table:style-name="ro18">
          <table:table-cell office:value-type="string">
            <text:p>Ocean, Brick Township Public Schools</text:p>
          </table:table-cell>
          <table:table-cell table:style-name="ce2" office:value-type="string">
            <text:p>Reading, Language Arts Literacy, Mathematics</text:p>
            <text:p/>
            <text:p><text:s/>3, 4, 5, 6, 7, 8</text:p>
            <text:p/>
            <text:p><text:s/>Students with disabilities, Economically disadvantaged, Ethnic/racial minorities</text:p>
          </table:table-cell>
          <table:table-cell table:style-name="ce2" office:value-type="string">
            <text:p>Brick Township Public Schools offer comprehensive, individualized SES programs. Our highly qualified, certified teachers use student-generated data, differentiated instruction, and researched based educational practices to inspire academic growth in Mathematics and Language Arts Literacy.</text:p>
          </table:table-cell>
          <table:table-cell/>
        </table:table-row>
        <table:table-row table:style-name="ro2">
          <table:table-cell table:style-name="ce1" office:value-type="string" table:number-columns-spanned="4" table:number-rows-spanned="1">
            <text:p>Brienza's Academic Advantage<text:a xlink:href="">more info &gt;&gt;</text:a>Provider Id: 249</text:p>
          </table:table-cell>
          <table:covered-table-cell table:number-columns-repeated="3"/>
        </table:table-row>
        <table:table-row table:style-name="ro2">
          <table:table-cell office:value-type="string" table:number-columns-spanned="4" table:number-rows-spanned="1">
            <text:p>Lillian Brienza1762 Benson AvenueBrooklyn, NY 11214718-232-0114 ext 3022<text:a xlink:href="mailto:academicadvantage@msn.com">academicadvantage@msn.com</text:a><text:a xlink:href=""> </text:a></text:p>
          </table:table-cell>
          <table:covered-table-cell table:number-columns-repeated="3"/>
        </table:table-row>
        <table:table-row table:style-name="ro15">
          <table:table-cell office:value-type="string">
            <text:p>All of New Jersey</text:p>
          </table:table-cell>
          <table:table-cell table:style-name="ce2" office:value-type="string">
            <text:p>Special Education, Language Arts Literacy, Mathematics</text:p>
            <text:p/>
            <text:p><text:s/>1, 2, 3, 4, 5, 6, 7, 8</text:p>
            <text:p/>
            <text:p><text:s/>Students with disabilities, Migrant students, Economically disadvantaged, Limited English (Spanish; Chinese and Russian), Ethnic/racial minorities</text:p>
          </table:table-cell>
          <table:table-cell table:style-name="ce2" office:value-type="string">
            <text:p>Brienza provides an effective curriculum that has been proven to improve student academic achievement in literacy and math. We have curricula for English Language Learners that has been proven to build skills and test scores.</text:p>
          </table:table-cell>
          <table:table-cell/>
        </table:table-row>
        <table:table-row table:style-name="ro5">
          <table:table-cell table:style-name="ce1" office:value-type="string" table:number-columns-spanned="4" table:number-rows-spanned="1">
            <text:p>C2 Educational Systems<text:a xlink:href="">more info &gt;&gt;</text:a>Provider Id: 238</text:p>
          </table:table-cell>
          <table:covered-table-cell table:number-columns-repeated="3"/>
        </table:table-row>
        <table:table-row table:style-name="ro2">
          <table:table-cell office:value-type="string" table:number-columns-spanned="4" table:number-rows-spanned="1">
            <text:p>David Kim6455 East Johns CrossingSuite 402Duluth, GA 30097770-623-2800<text:a xlink:href="mailto:david.kim@camlearn.com">david.kim@camlearn.com</text:a><text:a xlink:href=""> </text:a></text:p>
          </table:table-cell>
          <table:covered-table-cell table:number-columns-repeated="3"/>
        </table:table-row>
        <table:table-row table:style-name="ro6">
          <table:table-cell office:value-type="string">
            <text:p>Essex Bergen Middlesex Morris Somerset Union, Ft. Lee Paramus Cherry Hill Edison Wayne Livingston East Brunswick Metuchen</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Korean; Spanish; Chinese), Ethnic/racial minorities</text:p>
          </table:table-cell>
          <table:table-cell table:style-name="ce2" office:value-type="string">
            <text:p>C2 Educational Systems provides high quality tutoring in all academic subjects and grades. Instruction is tied to NJCCCS standards. C2 has an impressive track record with 100% of its students passing their state exams and a 50% average improvement in reading and math on standardized tests.</text:p>
          </table:table-cell>
          <table:table-cell/>
        </table:table-row>
        <table:table-row table:style-name="ro2">
          <table:table-cell table:style-name="ce1" office:value-type="string" table:number-columns-spanned="4" table:number-rows-spanned="1">
            <text:p>Carter, Reddy &amp; Associates, Inc.<text:a xlink:href="">more info &gt;&gt;</text:a>Provider Id: 366</text:p>
          </table:table-cell>
          <table:covered-table-cell table:number-columns-repeated="3"/>
        </table:table-row>
        <table:table-row table:style-name="ro3">
          <table:table-cell office:value-type="string" table:number-columns-spanned="4" table:number-rows-spanned="1">
            <text:p>Raahul Reddy24123 Greenfield Road, Suite307Southfield, MI 48075248-233-6370<text:a xlink:href="mailto:rreddy@crandassociates.org">rreddy@crandassociates.org</text:a><text:a xlink:href="http://www.crandassociates.org/">www.crandassociates.org</text:a></text:p>
          </table:table-cell>
          <table:covered-table-cell table:number-columns-repeated="3"/>
        </table:table-row>
        <table:table-row table:style-name="ro18">
          <table:table-cell office:value-type="string">
            <text:p>All of New Jersey</text:p>
          </table:table-cell>
          <table:table-cell table:style-name="ce2" office:value-type="string">
            <text:p>Language Arts Literacy, Mathematics</text:p>
            <text:p/>
            <text:p><text:s/>Kindergarten, 1, 2, 3, 4, 5, 6, 7, 8, 9, 10, 11, 12</text:p>
            <text:p/>
            <text:p><text:s/>Students with disabilities, Migrant students, Economically disadvantaged, Gifted, Limited English, Ethnic/racial minorities</text:p>
          </table:table-cell>
          <table:table-cell table:style-name="ce2" office:value-type="string">
            <text:p>Program strategies for ELL &amp; math skills have 20+ years of top cognitive science based research. Past 2 years show over 74% of all students completing ELA program and 76% of all students completing MATH program have achieved significant growth (.5-1 grade level increase) based on assessment results.</text:p>
          </table:table-cell>
          <table:table-cell/>
        </table:table-row>
        <table:table-row table:style-name="ro5">
          <table:table-cell table:style-name="ce1" office:value-type="string" table:number-columns-spanned="4" table:number-rows-spanned="1">
            <text:p>Catapult Learning, LLC<text:a xlink:href="">more info &gt;&gt;</text:a>Provider Id: 338</text:p>
          </table:table-cell>
          <table:covered-table-cell table:number-columns-repeated="3"/>
        </table:table-row>
        <table:table-row table:style-name="ro3">
          <table:table-cell office:value-type="string" table:number-columns-spanned="4" table:number-rows-spanned="1">
            <text:p>Joan Aschmann470 North 2nd Street, 2nd FloorPhiladelphia, PA 19123401-330-7303<text:a xlink:href="mailto:joan.aschmann@catapultlearning.com">joan.aschmann@catapultlearning.com</text:a><text:a xlink:href="http://www.catapultleanrning.com/">www.catapultleanrning.com</text:a></text:p>
          </table:table-cell>
          <table:covered-table-cell table:number-columns-repeated="3"/>
        </table:table-row>
        <table:table-row table:style-name="ro19">
          <table:table-cell office:value-type="string">
            <text:p>Burlington Cumberland Hudson Mercer Middlesex Monmouth Passaic Union, Pemberton Township Willingboro Township Bridgeton City Millville City Vineland City City of Orange Township East Orange Irvington Township Newark City Hoboken City Jersey City Union City West New York Town Hamilton Township Trenton City New Brunswick City Perth Amboy City Asbury Park City Keansburg Borough Clifton City Passaic City Patterson City Elizabeth City Plainfield City Elizabeth City Plainfield City</text:p>
          </table:table-cell>
          <table:table-cell table:style-name="ce2" office:value-type="string">
            <text:p>Language Arts Literacy, Mathematics</text:p>
            <text:p/>
            <text:p><text:s/>1, 2, 3, 4, 5, 6, 7, 8, 9</text:p>
            <text:p/>
            <text:p><text:s/>Students with disabilities, Migrant students, Economically disadvantaged, Limited English (All Languages), Ethnic/racial minorities</text:p>
          </table:table-cell>
          <table:table-cell table:style-name="ce2" office:value-type="string">
            <text:p>Catapult Learning's programs include instructional practices and curriculum designs that are high quality, based on nationally- recognized research, and designed to increase student academic achievement in the area of language arts literacy and mathematics.</text:p>
          </table:table-cell>
          <table:table-cell/>
        </table:table-row>
        <table:table-row table:style-name="ro5">
          <table:table-cell table:style-name="ce1" office:value-type="string" table:number-columns-spanned="4" table:number-rows-spanned="1">
            <text:p>Chelsea Heights School<text:a xlink:href="">more info &gt;&gt;</text:a>Provider Id: 021</text:p>
          </table:table-cell>
          <table:covered-table-cell table:number-columns-repeated="3"/>
        </table:table-row>
        <table:table-row table:style-name="ro2">
          <table:table-cell office:value-type="string" table:number-columns-spanned="4" table:number-rows-spanned="1">
            <text:p>Donna Haye1401 Filbert AvenueAtlantic City, NJ 08401609-343-7200 ext 5003<text:a xlink:href="mailto:dhaye@acboe.org">dhaye@acboe.org</text:a><text:a xlink:href="http://acboe.org/">acboe.org</text:a></text:p>
          </table:table-cell>
          <table:covered-table-cell table:number-columns-repeated="3"/>
        </table:table-row>
        <table:table-row table:style-name="ro4">
          <table:table-cell office:value-type="string">
            <text:p>Atlantic, Atlantic City</text:p>
          </table:table-cell>
          <table:table-cell table:style-name="ce2" office:value-type="string">
            <text:p>Language Arts Literacy, Mathematics</text:p>
            <text:p/>
            <text:p><text:s/>Kindergarten, 1, 2, 3, 4, 5, 6, 7, 8, 9, 10, 11, 12</text:p>
            <text:p/>
            <text:p><text:s/>Students with disabilities, Economically disadvantaged, Homeless, Limited English, Ethnic/racial minorities</text:p>
          </table:table-cell>
          <table:table-cell table:style-name="ce2" office:value-type="string">
            <text:p>Project SUCCESS has tailored its program to meet the needs of a diverse population, 98% of whom fall into one or more of the special population categories. The results of the Spring 2009 Standardized Test Results showed improvement for students participating in project Success.</text:p>
          </table:table-cell>
          <table:table-cell/>
        </table:table-row>
        <table:table-row table:style-name="ro2">
          <table:table-cell table:style-name="ce1" office:value-type="string" table:number-columns-spanned="4" table:number-rows-spanned="1">
            <text:p>Child Care Services of Stafford (Stafford Township Education Foundation)<text:a xlink:href="">more info &gt;&gt;</text:a>Provider Id: 351</text:p>
          </table:table-cell>
          <table:covered-table-cell table:number-columns-repeated="3"/>
        </table:table-row>
        <table:table-row table:style-name="ro2">
          <table:table-cell office:value-type="string" table:number-columns-spanned="4" table:number-rows-spanned="1">
            <text:p>Thomas Stephens25 Pine Street, Suite 100Manahawkin, NJ 08050609-978-5700 ext 2000<text:a xlink:href="mailto:tstephens@staffordfdn.org">tstephens@staffordfdn.org</text:a><text:a xlink:href=""> </text:a></text:p>
          </table:table-cell>
          <table:covered-table-cell table:number-columns-repeated="3"/>
        </table:table-row>
        <table:table-row table:style-name="ro4">
          <table:table-cell office:value-type="string">
            <text:p>Stafford Township School District Eagleswood Township District Long Beach Island Township School District Barnegat Township School District</text:p>
          </table:table-cell>
          <table:table-cell table:style-name="ce2" office:value-type="string">
            <text:p>Language Arts Literacy, Mathematics</text:p>
            <text:p/>
            <text:p><text:s/>Kindergarten, 1, 2, 3, 4, 5, 6</text:p>
            <text:p/>
            <text:p><text:s/>Students with disabilities, Limited English (Spanish)</text:p>
          </table:table-cell>
          <table:table-cell table:style-name="ce2" office:value-type="string">
            <text:p>The Foundation is a non-profit agency providing supplemental educational services to students before and after school. The foundation's commitment to research based on methods for language arts and mathematics instruction has had a clear impact in student achievement.</text:p>
          </table:table-cell>
          <table:table-cell/>
        </table:table-row>
        <table:table-row table:style-name="ro2">
          <table:table-cell table:style-name="ce1" office:value-type="string" table:number-columns-spanned="4" table:number-rows-spanned="1">
            <text:p>Civic League of Greater New Brunswick<text:a xlink:href="">more info &gt;&gt;</text:a>Provider Id: 339</text:p>
          </table:table-cell>
          <table:covered-table-cell table:number-columns-repeated="3"/>
        </table:table-row>
        <table:table-row table:style-name="ro2">
          <table:table-cell office:value-type="string" table:number-columns-spanned="4" table:number-rows-spanned="1">
            <text:p>C. Roy Epps47-49 Throop AvenueNew Brunswick, NJ 08901732-247-9066 ext 12<text:a xlink:href="mailto:croyepps@civicleague.com">croyepps@civicleague.com</text:a><text:a xlink:href=""> </text:a></text:p>
          </table:table-cell>
          <table:covered-table-cell table:number-columns-repeated="3"/>
        </table:table-row>
        <table:table-row table:style-name="ro7">
          <table:table-cell office:value-type="string">
            <text:p>Middlesex, New Brunswick</text:p>
          </table:table-cell>
          <table:table-cell table:style-name="ce2" office:value-type="string">
            <text:p>Science, Language Arts Literacy, Mathematics</text:p>
            <text:p/>
            <text:p><text:s/>1, 2, 3, 4, 5, 6, 7, 8</text:p>
            <text:p/>
            <text:p><text:s/>Economically disadvantaged, Ethnic/racial minorities</text:p>
          </table:table-cell>
          <table:table-cell table:style-name="ce2" office:value-type="string">
            <text:p>PLATO Learning's award-winning curricula with assessment and standards-management seeks to create an unified system for integrating the delivery classroom content, prescriptive assessment and instruction; curriculum management; data analysis and reporting - all through a single, online interface.</text:p>
          </table:table-cell>
          <table:table-cell/>
        </table:table-row>
        <table:table-row table:style-name="ro2">
          <table:table-cell table:style-name="ce1" office:value-type="string" table:number-columns-spanned="4" table:number-rows-spanned="1">
            <text:p>Club Z! In-Home Tutoring Services, All Counties<text:a xlink:href="">more info &gt;&gt;</text:a>Provider Id: 271</text:p>
          </table:table-cell>
          <table:covered-table-cell table:number-columns-repeated="3"/>
        </table:table-row>
        <table:table-row table:style-name="ro3">
          <table:table-cell office:value-type="string" table:number-columns-spanned="4" table:number-rows-spanned="1">
            <text:p>Cari E. Diaz15310 Amberty Drive, Suite 110Tampa, FL 33647888-434-2582<text:a xlink:href="mailto:ses@clubztutoring.com">ses@clubztutoring.com</text:a><text:a xlink:href="http://www.clubztutoring.com/">www.clubztutoring.com</text:a></text:p>
          </table:table-cell>
          <table:covered-table-cell table:number-columns-repeated="3"/>
        </table:table-row>
        <table:table-row table:style-name="ro7">
          <table:table-cell office:value-type="string">
            <text:p>All of New Jersey</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Club Z! delivers the individual instruction students need to meet their academic goals. Families have the option of 1 on 1 in-home tutoring or small group tutoring sessions. Highly qualified tutors assist each student in reaching their academic potential using curriculum aligned with the NJCCCS.</text:p>
          </table:table-cell>
          <table:table-cell/>
        </table:table-row>
        <table:table-row table:style-name="ro2">
          <table:table-cell table:style-name="ce1" office:value-type="string" table:number-columns-spanned="4" table:number-rows-spanned="1">
            <text:p>Club Z! Tutoring Central Jersey (A to Z Education Service)<text:a xlink:href="">more info &gt;&gt;</text:a>Provider Id: 273</text:p>
          </table:table-cell>
          <table:covered-table-cell table:number-columns-repeated="3"/>
        </table:table-row>
        <table:table-row table:style-name="ro2">
          <table:table-cell office:value-type="string" table:number-columns-spanned="4" table:number-rows-spanned="1">
            <text:p>David Luckey, Jr.P. O. Box 62942050 Highway 130North Brunswick, NJ 08902732-568-0670<text:a xlink:href="mailto:dluckeyjr@yahoo.com">dluckeyjr@yahoo.com</text:a><text:a xlink:href=""> </text:a></text:p>
          </table:table-cell>
          <table:covered-table-cell table:number-columns-repeated="3"/>
        </table:table-row>
        <table:table-row table:style-name="ro20">
          <table:table-cell office:value-type="string">
            <text:p>Mercer Middlesex Passaic Somerset Union</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Will make effort to accommodate all languages), Ethnic/racial minorities</text:p>
          </table:table-cell>
          <table:table-cell table:style-name="ce2" office:value-type="string">
            <text:p>A to Z Education, dba Club Z! Tutoring, has been successfully educating students since before the inception of No Child Left Behind Act in the early 2000's. The President of A to Z has over 12 years of experience educating students and has developed strong relationships with students, school districts and parents as a result of previously working with NCLB. A to Z Education delivers the individual instruction students need to meet their academic goals. Families have the option on 1 on 1 in-home tutoring or small group tutoring sessions. Highly qualified tutors assist each student in reaching their academic potential using curriculum aligned with the NJCCCS.</text:p>
          </table:table-cell>
          <table:table-cell/>
        </table:table-row>
        <table:table-row table:style-name="ro2">
          <table:table-cell table:style-name="ce1" office:value-type="string" table:number-columns-spanned="4" table:number-rows-spanned="1">
            <text:p>Club Z! Tutoring Service Burlington Camden Counties<text:a xlink:href="">more info &gt;&gt;</text:a>Provider Id: 272</text:p>
          </table:table-cell>
          <table:covered-table-cell table:number-columns-repeated="3"/>
        </table:table-row>
        <table:table-row table:style-name="ro2">
          <table:table-cell office:value-type="string" table:number-columns-spanned="4" table:number-rows-spanned="1">
            <text:p>Anita Pettitt, MA230 North Maple Avenue #137Marlton, NJ 08053856-608-8867<text:a xlink:href="mailto:clubzinhometutoring@comcast.net">clubzinhometutoring@comcast.net</text:a><text:a xlink:href=""> </text:a></text:p>
          </table:table-cell>
          <table:covered-table-cell table:number-columns-repeated="3"/>
        </table:table-row>
        <table:table-row table:style-name="ro7">
          <table:table-cell office:value-type="string">
            <text:p>Burlington Camden Gloucester Salem</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Club Z! provides the individual instruction students need to improve achievement. Students receive one-on-one attention from a consistent tutor in the comfort of their home. Club Z! encourages parental involvement. We focus on the needs of each student with more quality time spent on task.</text:p>
          </table:table-cell>
          <table:table-cell/>
        </table:table-row>
        <table:table-row table:style-name="ro2">
          <table:table-cell table:style-name="ce1" office:value-type="string" table:number-columns-spanned="4" table:number-rows-spanned="1">
            <text:p>Club Z! Tutoring Service, Atlantic/Cape May/Cumberland/ Ocean Counties<text:a xlink:href="">more info &gt;&gt;</text:a>Provider Id: 270</text:p>
          </table:table-cell>
          <table:covered-table-cell table:number-columns-repeated="3"/>
        </table:table-row>
        <table:table-row table:style-name="ro2">
          <table:table-cell office:value-type="string" table:number-columns-spanned="4" table:number-rows-spanned="1">
            <text:p>Joseph C. Luchese501 Butter RoadOcean View, NJ 08230609-390-5717<text:a xlink:href="mailto:clubznj@msn.com">clubznj@msn.com</text:a><text:a xlink:href=""> </text:a></text:p>
          </table:table-cell>
          <table:covered-table-cell table:number-columns-repeated="3"/>
        </table:table-row>
        <table:table-row table:style-name="ro7">
          <table:table-cell office:value-type="string">
            <text:p>Atlantic Cape May Cumberland Ocean</text:p>
          </table:table-cell>
          <table:table-cell table:style-name="ce2" office:value-type="string">
            <text:p>Language Arts Literacy, Mathematics</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Club Z! delivers the individual instruction students need to meet their goals. Families have the option of 1 on 1 or small group tutoring. Our in home service encourages parental involvement enhancing the overall process. We focus on the needs of each student with more quality time spent on task.</text:p>
          </table:table-cell>
          <table:table-cell/>
        </table:table-row>
        <table:table-row table:style-name="ro5">
          <table:table-cell table:style-name="ce1" office:value-type="string" table:number-columns-spanned="4" table:number-rows-spanned="1">
            <text:p>Club Z! Tutoring Teaneck<text:a xlink:href="">more info &gt;&gt;</text:a>Provider Id: 276</text:p>
          </table:table-cell>
          <table:covered-table-cell table:number-columns-repeated="3"/>
        </table:table-row>
        <table:table-row table:style-name="ro2">
          <table:table-cell office:value-type="string" table:number-columns-spanned="4" table:number-rows-spanned="1">
            <text:p>Kevin Stracuzzi112 Johnson AvenueTeaneck, NJ 07666201-836-4223<text:a xlink:href="mailto:???@???.net">???@???.net</text:a><text:a xlink:href=""> </text:a></text:p>
          </table:table-cell>
          <table:covered-table-cell table:number-columns-repeated="3"/>
        </table:table-row>
        <table:table-row table:style-name="ro7">
          <table:table-cell office:value-type="string">
            <text:p>Bergen Passaic, Passaic Garfiled Ridgefiled Clifton Englewood</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Club Z! delivers the individual instruction students need to meet their academic goals. Families have the option of 1 on 1 in-home tutoring or small group tutoring sessions. Highly qualified tutors assist each student in reaching their academic potential using curriculum aligned with the NJCCCS.</text:p>
          </table:table-cell>
          <table:table-cell/>
        </table:table-row>
        <table:table-row table:style-name="ro2">
          <table:table-cell table:style-name="ce1" office:value-type="string" table:number-columns-spanned="4" table:number-rows-spanned="1">
            <text:p>Communities in Schools of New Jersey<text:a xlink:href="">more info &gt;&gt;</text:a>Provider Id: 277</text:p>
          </table:table-cell>
          <table:covered-table-cell table:number-columns-repeated="3"/>
        </table:table-row>
        <table:table-row table:style-name="ro3">
          <table:table-cell office:value-type="string" table:number-columns-spanned="4" table:number-rows-spanned="1">
            <text:p>Gwendolyn Corrin200 Washington Street, Lower LevelNewark, NJ 07102973-242-0706 ext 3004<text:a xlink:href="mailto:gcorrin@cisnj.org">gcorrin@cisnj.org</text:a><text:a xlink:href="http://www.cisnj.org/">www.cisnj.org/</text:a></text:p>
          </table:table-cell>
          <table:covered-table-cell table:number-columns-repeated="3"/>
        </table:table-row>
        <table:table-row table:style-name="ro21">
          <table:table-cell office:value-type="string">
            <text:p>Camden Essex Passaic, Camden School District Newark Public School District Passaic School District</text:p>
          </table:table-cell>
          <table:table-cell table:style-name="ce2" office:value-type="string">
            <text:p>Language Arts Literacy, Mathematics</text:p>
            <text:p/>
            <text:p><text:s/>Kindergarten, 1, 2, 3, 4, 5, 6, 7, 8, 9, 10, 11, 12</text:p>
            <text:p/>
            <text:p><text:s/>Students with disabilities, Economically disadvantaged, Limited English (Spanish), Ethnic/racial minorities</text:p>
          </table:table-cell>
          <table:table-cell table:style-name="ce2" office:value-type="string">
            <text:p>During the 2008-2009 school year, of the students tracked for the following indicators: 83% improved their overall academic performance; 74% improved their attendance from the prior year; 81% improved their behavior; 71% had fewer suspension problems. Communities in Schools of New Jersey improves student achievement by connecting community resources with the academic and social service needs of students. Such interventions focus programmatic energy, resources and time on shared school and student goals. Through the efforts of our site coordinators and SES teachers, individual student academic needs are assessed and research-based connections are made between students and their targeted needs. This results in student successfully learning and achieving.</text:p>
          </table:table-cell>
          <table:table-cell/>
        </table:table-row>
        <table:table-row table:style-name="ro2">
          <table:table-cell table:style-name="ce1" office:value-type="string" table:number-columns-spanned="4" table:number-rows-spanned="1">
            <text:p>Community Technical Assistance, Inc<text:a xlink:href="">more info &gt;&gt;</text:a>Provider Id: 278</text:p>
          </table:table-cell>
          <table:covered-table-cell table:number-columns-repeated="3"/>
        </table:table-row>
        <table:table-row table:style-name="ro3">
          <table:table-cell office:value-type="string" table:number-columns-spanned="4" table:number-rows-spanned="1">
            <text:p>Roland Whitley, Jr7 Glenwood Avenue, Suite 407East Orange, NJ 07017973-395-0775 ext 29<text:a xlink:href="mailto:roland@cta-us.com">roland@cta-us.com</text:a><text:a xlink:href="http://www.cta-us.com/Index.html">www.cta-us.com/Index.html</text:a></text:p>
          </table:table-cell>
          <table:covered-table-cell table:number-columns-repeated="3"/>
        </table:table-row>
        <table:table-row table:style-name="ro15">
          <table:table-cell office:value-type="string">
            <text:p>All of New Jersey</text:p>
          </table:table-cell>
          <table:table-cell table:style-name="ce2" office:value-type="string">
            <text:p>Language Arts Literacy, Mathematics</text:p>
            <text:p/>
            <text:p><text:s/>Kindergarten, 1, 2, 3, 4, 5, 6, 7, 8, 9, 10, 11, 12</text:p>
            <text:p/>
            <text:p><text:s/>Students with disabilities, Economically disadvantaged, Gifted, Limited English (Spanish), Ethnic/racial minorities</text:p>
          </table:table-cell>
          <table:table-cell table:style-name="ce2" office:value-type="string">
            <text:p>In 2008-2009, our students showed gains in both language arts literacy and math scores after 30 hours of instruction. For 200 math students , we found an average increase of 8% for K - 8 grade students. For 50 language arts literacy students form K-6 grades, we found average gains of 10%.</text:p>
          </table:table-cell>
          <table:table-cell/>
        </table:table-row>
        <table:table-row table:style-name="ro2">
          <table:table-cell table:style-name="ce1" office:value-type="string" table:number-columns-spanned="4" table:number-rows-spanned="1">
            <text:p>Connecting the DOTs Police Athletic League of Atlantic City<text:a xlink:href="">more info &gt;&gt;</text:a>Provider Id: 357</text:p>
          </table:table-cell>
          <table:covered-table-cell table:number-columns-repeated="3"/>
        </table:table-row>
        <table:table-row table:style-name="ro3">
          <table:table-cell office:value-type="string" table:number-columns-spanned="4" table:number-rows-spanned="1">
            <text:p>Michele Masterman250 N. New York AvenueAtlantic City, NJ 08401609-214-3475<text:a xlink:href="mailto:www.connectingthedots357@comcast.net">www.connectingthedots357@comcast.net</text:a><text:a xlink:href=""> </text:a></text:p>
          </table:table-cell>
          <table:covered-table-cell table:number-columns-repeated="3"/>
        </table:table-row>
        <table:table-row table:style-name="ro22">
          <table:table-cell office:value-type="string">
            <text:p>Atlantic, Atlantic City Pleasantville</text:p>
          </table:table-cell>
          <table:table-cell table:style-name="ce2" office:value-type="string">
            <text:p>Science, Language Arts Literacy, Mathematics</text:p>
            <text:p/>
            <text:p><text:s/>3, 4, 5, 6, 7, 8, 9, 10</text:p>
            <text:p/>
            <text:p><text:s/>Students with disabilities, Migrant students, Economically disadvantaged, Gifted, Limited English (Spanish), Ethnic/racial minorities</text:p>
          </table:table-cell>
          <table:table-cell table:style-name="ce2" office:value-type="string">
            <text:p>Connecting the Dots employs tutors who are licensed practicing teachers through the State of New Jersey. All tutors are highly qualified and are accomplished with numerous certifications and degrees including: Masters degree, Special Education, ELL/ESL/Bilingual Certifications. The materials used by Connecting the Dots are of high-quality research-based content with documented student achievement and growth. Connecting the Dots' mode of instruction in all contents areas is based on Carole Ann Tomlinson, PhD's research on Differentiated Instruction. Our Math Programs, Targeted Mathematic Intervention and Simple Solutions, are researched-based, and aligned with The National Council of Teachers of Mathematics (NCTM) Principles and Standards, and present a balanced approach to mathematics instruction. The Reading/Language Arts Component, Reading A-Z is based on the National Reading Panel's recommendations for effective reading programs. Science A-Z follows the National Science Education Standards (NRC) and the Standards for English Language Arts that science and reading should be thought as an integrated approach.</text:p>
          </table:table-cell>
          <table:table-cell/>
        </table:table-row>
        <table:table-row table:style-name="ro2">
          <table:table-cell table:style-name="ce1" office:value-type="string" table:number-columns-spanned="4" table:number-rows-spanned="1">
            <text:p>Convenient Education Services, LLC<text:a xlink:href="">more info &gt;&gt;</text:a>Provider Id: 257</text:p>
          </table:table-cell>
          <table:covered-table-cell table:number-columns-repeated="3"/>
        </table:table-row>
        <table:table-row table:style-name="ro2">
          <table:table-cell office:value-type="string" table:number-columns-spanned="4" table:number-rows-spanned="1">
            <text:p>Iyea BrandyP. O. Box 156TCBWest Orange, NJ 07052973-216-1066<text:a xlink:href="mailto:convenientedu@aol.com">convenientedu@aol.com</text:a><text:a xlink:href="http://www.convenientedu.com/">www.convenientedu.com</text:a></text:p>
          </table:table-cell>
          <table:covered-table-cell table:number-columns-repeated="3"/>
        </table:table-row>
        <table:table-row table:style-name="ro15">
          <table:table-cell office:value-type="string">
            <text:p>All of New Jersey</text:p>
          </table:table-cell>
          <table:table-cell table:style-name="ce2" office:value-type="string">
            <text:p>Reading; Science, Language Arts Literacy, Mathematics</text:p>
            <text:p/>
            <text:p><text:s/>1, 2, 3, 4, 5, 6, 7, 8, 9, 10, 11, 12</text:p>
            <text:p/>
            <text:p><text:s/>Students with disabilities, Migrant students, Economically disadvantaged, At-risk populations, Ethnic/racial minorities</text:p>
          </table:table-cell>
          <table:table-cell table:style-name="ce2" office:value-type="string">
            <text:p>Convenient Education Services, LLC provides comprehensive education through diverse offerings of tutoring programs at your home, school or place of business. CES works with parents, community and school districts to implement research-based curriculum.</text:p>
          </table:table-cell>
          <table:table-cell/>
        </table:table-row>
        <table:table-row table:style-name="ro5">
          <table:table-cell table:style-name="ce1" office:value-type="string" table:number-columns-spanned="4" table:number-rows-spanned="1">
            <text:p>Dean's Learning Center, LLC<text:a xlink:href="">more info &gt;&gt;</text:a>Provider Id: 226</text:p>
          </table:table-cell>
          <table:covered-table-cell table:number-columns-repeated="3"/>
        </table:table-row>
        <table:table-row table:style-name="ro3">
          <table:table-cell office:value-type="string" table:number-columns-spanned="4" table:number-rows-spanned="1">
            <text:p>Stacy Dean57 Goeke DriveHamilton, NJ 08610609-585-1274<text:a xlink:href="mailto:stacy@deanslearningcenter.com">stacy@deanslearningcenter.com</text:a><text:a xlink:href="http://www.deanslearningcenter.com/">www.deanslearningcenter.com</text:a></text:p>
          </table:table-cell>
          <table:covered-table-cell table:number-columns-repeated="3"/>
        </table:table-row>
        <table:table-row table:style-name="ro18">
          <table:table-cell office:value-type="string">
            <text:p>All of New Jersey</text:p>
          </table:table-cell>
          <table:table-cell table:style-name="ce2" office:value-type="string">
            <text:p>Reading,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Our center provides the motivation and instruction needed to improve reading level, fluency, comprehension and vocabulary. We will assess each student and design an instructional program tailored to his/her academic needs. On average, our students increase 3.6 grade levels and 198 words/minute.</text:p>
          </table:table-cell>
          <table:table-cell/>
        </table:table-row>
        <table:table-row table:style-name="ro2">
          <table:table-cell table:style-name="ce1" office:value-type="string" table:number-columns-spanned="4" table:number-rows-spanned="1">
            <text:p>Educate-Online Learning, LLC<text:a xlink:href="">more info &gt;&gt;</text:a>Provider Id: 308</text:p>
          </table:table-cell>
          <table:covered-table-cell table:number-columns-repeated="3"/>
        </table:table-row>
        <table:table-row table:style-name="ro2">
          <table:table-cell office:value-type="string" table:number-columns-spanned="4" table:number-rows-spanned="1">
            <text:p>Angela Belt506 S. Central AvenueBaltimore,, MD 21202410-843-2672<text:a xlink:href="mailto:angela.belt@educate-online.com">angela.belt@educate-online.com</text:a><text:a xlink:href=""> </text:a></text:p>
          </table:table-cell>
          <table:covered-table-cell table:number-columns-repeated="3"/>
        </table:table-row>
        <table:table-row table:style-name="ro23">
          <table:table-cell office:value-type="string">
            <text:p>Vineland City Camden City of Orange Township East Orange Irvington Township Newark City Bayonne City Jersey City North Bergen Township Union City West New York Township Trenton City New Brunswick City Perth Amboy City Woodbridge Township Long Branch City Lakewood Township Clifton City Passaic City Paterson City Elizabeth City Plainfield City</text:p>
          </table:table-cell>
          <table:table-cell table:style-name="ce2" office:value-type="string">
            <text:p>Reading, Mathematics</text:p>
            <text:p/>
            <text:p><text:s/>3, 4, 5, 6, 7, 8, 9, 10, 11, 12</text:p>
            <text:p/>
            <text:p><text:s/>Students with disabilities, Migrant students, Economically disadvantaged, Limited English (Spanish), Ethnic/racial minorities</text:p>
          </table:table-cell>
          <table:table-cell table:style-name="ce2" office:value-type="string">
            <text:p>Educate Online is America's leading provider of live, individualized, at-home online tutoring, serving more than 30,000 students since 2007. On average, students who complete our mathematics or language arts literacy programs advance one grade level in skill mastery. Results have been validated by independent studies.</text:p>
          </table:table-cell>
          <table:table-cell/>
        </table:table-row>
        <table:table-row table:style-name="ro5">
          <table:table-cell table:style-name="ce1" office:value-type="string" table:number-columns-spanned="4" table:number-rows-spanned="1">
            <text:p>Education Link, Inc.<text:a xlink:href="">more info &gt;&gt;</text:a>Provider Id: 309</text:p>
          </table:table-cell>
          <table:covered-table-cell table:number-columns-repeated="3"/>
        </table:table-row>
        <table:table-row table:style-name="ro2">
          <table:table-cell office:value-type="string" table:number-columns-spanned="4" table:number-rows-spanned="1">
            <text:p>Michael A. Poolin6 East 45th Street, Suite 201New York,, NY 10017212-697-8000<text:a xlink:href="mailto:m_poolin@edlinkusa.com">m_poolin@edlinkusa.com</text:a><text:a xlink:href=""> </text:a></text:p>
          </table:table-cell>
          <table:covered-table-cell table:number-columns-repeated="3"/>
        </table:table-row>
        <table:table-row table:style-name="ro24">
          <table:table-cell office:value-type="string">
            <text:p>All of New Jersey</text:p>
          </table:table-cell>
          <table:table-cell table:style-name="ce2" office:value-type="string">
            <text:p>Science, Language Arts Literacy, Mathematics</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Education Link's mission is to provide each student with the tools, skills, and support mechanisms to succeed in today's competitive, global environment. By combining the best practice of personalized skills-based instruction taught by certified classroom teachers with the differentiated assessment and instruction that only a scientifically-proven, dynamic interactive online program can provide. Education Link's SES programs provide the opportunity for each student to achieve unprecedented personal academic success in the areas of Language Arts Literacy and Mathematics. For the 2008-09 school year, Education Link will have served over 4,000 students form over 60 public schools and managed over 500 instructors. Most notable for the second year in a row, students increased their reading ability by 9/10ths of a full grade level across all grades as evidenced by the Lexile Framework for Reading pre- and post-test results.</text:p>
          </table:table-cell>
          <table:table-cell/>
        </table:table-row>
        <table:table-row table:style-name="ro2">
          <table:table-cell table:style-name="ce1" office:value-type="string" table:number-columns-spanned="4" table:number-rows-spanned="1">
            <text:p>Educational Information and Resource Center (EIRC)<text:a xlink:href="">more info &gt;&gt;</text:a>Provider Id: 175</text:p>
          </table:table-cell>
          <table:covered-table-cell table:number-columns-repeated="3"/>
        </table:table-row>
        <table:table-row table:style-name="ro3">
          <table:table-cell office:value-type="string" table:number-columns-spanned="4" table:number-rows-spanned="1">
            <text:p>John R. MullerSouth Jersey Technology Park107 Gilbreth Pkwy, Suite 200Mullica Hill, NJ 08062-4446856-582-7000 ext. 156<text:a xlink:href="mailto:jmuller@eirc.org">jmuller@eirc.org</text:a><text:a xlink:href="http://www.eirc.org/">www.eirc.org</text:a></text:p>
          </table:table-cell>
          <table:covered-table-cell table:number-columns-repeated="3"/>
        </table:table-row>
        <table:table-row table:style-name="ro25">
          <table:table-cell office:value-type="string">
            <text:p>Atlantic Burlington Camden Cape May Cumberland Gloucester Mercer Ocean Salem</text:p>
          </table:table-cell>
          <table:table-cell table:style-name="ce2" office:value-type="string">
            <text:p>Language Arts Literacy, Mathematics</text:p>
            <text:p/>
            <text:p><text:s/>1, 2, 3, 4, 5, 6, 7, 8</text:p>
            <text:p/>
            <text:p><text:s/>Students with disabilities, Migrant students, Economically disadvantaged, Limited English (Spanish, if bilingual teacher is available), Ethnic/racial minorities</text:p>
          </table:table-cell>
          <table:table-cell table:style-name="ce2" office:value-type="string">
            <text:p>EIRC is a non-profit agency that has demonstrated its excellence in professional development for more than 45 years. Our tutorial program will provide the very best in materials, support and most importantly student achievement in the NJ Core Curriculum Standards in language arts literacy and mathematics. Tutoring takes place in the child's home school with the very best of that district's tutors providing small group instruction. This gives each child an emotionally safe environment in which to achieve the critical fourteen essential reading skills and/or the seven math strands building a foundation for higher learning. Parents are given the opportunity to help plan their child's program and receive feedback on an ongoing basis.</text:p>
          </table:table-cell>
          <table:table-cell/>
        </table:table-row>
        <table:table-row table:style-name="ro2">
          <table:table-cell table:style-name="ce1" office:value-type="string" table:number-columns-spanned="4" table:number-rows-spanned="1">
            <text:p>Encore Educational Institute, LLC<text:a xlink:href="">more info &gt;&gt;</text:a>Provider Id: 284</text:p>
          </table:table-cell>
          <table:covered-table-cell table:number-columns-repeated="3"/>
        </table:table-row>
        <table:table-row table:style-name="ro3">
          <table:table-cell office:value-type="string" table:number-columns-spanned="4" table:number-rows-spanned="1">
            <text:p>Deborah Mimms71 Orlando DriveSicklerville, NJ 08081-4492856-740-9327<text:a xlink:href="mailto:dmimms@encoreses.com">dmimms@encoreses.com</text:a><text:a xlink:href="http://www.encoreses.com/">www.encoreses.com</text:a></text:p>
          </table:table-cell>
          <table:covered-table-cell table:number-columns-repeated="3"/>
        </table:table-row>
        <table:table-row table:style-name="ro18">
          <table:table-cell office:value-type="string">
            <text:p>Atlantic Burlington Camden Cumberland Essex Gloucester Hudson Mercer Monmouth Passaic Salem Union</text:p>
          </table:table-cell>
          <table:table-cell table:style-name="ce2" office:value-type="string">
            <text:p>Language Arts Literacy, Mathematics, English language acquisition</text:p>
            <text:p/>
            <text:p><text:s/>Kindergarten, 1, 2, 3, 4, 5, 6, 7, 8</text:p>
            <text:p/>
            <text:p><text:s/>Students with disabilities, Migrant students, Economically disadvantaged, Limited English (Spanish), Ethnic/racial minorities</text:p>
          </table:table-cell>
          <table:table-cell table:style-name="ce2" office:value-type="string">
            <text:p>Encore Educational Institute, LLC provides a new standard of professional academic tutorials by highly qualified instructors with daily evaluations and large-group literacy and mathematics instruction, based on best practices located in neighborhood schools, convenient for parents and students.</text:p>
          </table:table-cell>
          <table:table-cell/>
        </table:table-row>
        <table:table-row table:style-name="ro2">
          <table:table-cell table:style-name="ce1" office:value-type="string" table:number-columns-spanned="4" table:number-rows-spanned="1">
            <text:p>Essex County Educational Services Commission<text:a xlink:href="">more info &gt;&gt;</text:a>Provider Id: 037</text:p>
          </table:table-cell>
          <table:covered-table-cell table:number-columns-repeated="3"/>
        </table:table-row>
        <table:table-row table:style-name="ro2">
          <table:table-cell office:value-type="string" table:number-columns-spanned="4" table:number-rows-spanned="1">
            <text:p>Joram Rejouis369 Passaic AvenueFairfield, NJ 07004973-405-6262, Ext. 230<text:a xlink:href="mailto:joram@ecesc.com">joram@ecesc.com</text:a><text:a xlink:href=""> </text:a></text:p>
          </table:table-cell>
          <table:covered-table-cell table:number-columns-repeated="3"/>
        </table:table-row>
        <table:table-row table:style-name="ro26">
          <table:table-cell office:value-type="string">
            <text:p>All of New Jersey</text:p>
          </table:table-cell>
          <table:table-cell table:style-name="ce2" office:value-type="string">
            <text:p>Language Arts Literacy, Mathematics</text:p>
            <text:p/>
            <text:p><text:s/>1, 2, 3, 4, 5, 6, 7, 8, 9, 10, 11, 12</text:p>
            <text:p/>
            <text:p><text:s/>Students with disabilities, Migrant students, Economically disadvantaged, Limited English (Spanish, Haitian Creole, French), Ethnic/racial minorities</text:p>
          </table:table-cell>
          <table:table-cell table:style-name="ce2" office:value-type="string">
            <text:p>Established in 1979, the Essex County Education Services Commission provides remedial academic services for children in grades K-12. Local districts refer classified and or "At Risk" students to receive services. Services are available at individual schools, community centers, and or at one or more of the Commission's facilities. The program operates after school and during the summer. Students are taught individually or in small groups (3-6 students). Scheduling is flexible to best meet the needs of the individual student. Instructional content at each grade level is aligned and consistent with the state Core Curriculum Content Standards (NJCCCS) and the local school district curriculum. Teachers use the cumulative progress indicators for each grade level and plan lessons to meet those critical.</text:p>
          </table:table-cell>
          <table:table-cell/>
        </table:table-row>
        <table:table-row table:style-name="ro5">
          <table:table-cell table:style-name="ce1" office:value-type="string" table:number-columns-spanned="4" table:number-rows-spanned="1">
            <text:p>Essex Tutoring, LLC<text:a xlink:href="">more info &gt;&gt;</text:a>Provider Id: 370</text:p>
          </table:table-cell>
          <table:covered-table-cell table:number-columns-repeated="3"/>
        </table:table-row>
        <table:table-row table:style-name="ro3">
          <table:table-cell office:value-type="string" table:number-columns-spanned="4" table:number-rows-spanned="1">
            <text:p>Mark StulbaumP. O. Box 43334Upper Montclair, NJ 07043973-338-4949<text:a xlink:href="mailto:mark@essextutoring.com">mark@essextutoring.com</text:a><text:a xlink:href="http://www.essextutoring.com/">www.essextutoring.com/</text:a></text:p>
          </table:table-cell>
          <table:covered-table-cell table:number-columns-repeated="3"/>
        </table:table-row>
        <table:table-row table:style-name="ro4">
          <table:table-cell office:value-type="string">
            <text:p>Bergen Essex Hudson Hunterdon Mercer Passaic Somerset Sussex Union Warren</text:p>
          </table:table-cell>
          <table:table-cell table:style-name="ce2" office:value-type="string">
            <text:p>Science, Language Arts Literacy, Mathematics</text:p>
            <text:p/>
            <text:p><text:s/>Kindergarten, 1, 2, 3, 4, 5, 6, 7, 8, 9, 10, 11, 12</text:p>
            <text:p/>
            <text:p><text:s/>Students with disabilities, Gifted, Limited English (Spanish, French, Latin, Hebrew, Russian)</text:p>
          </table:table-cell>
          <table:table-cell table:style-name="ce2" office:value-type="string">
            <text:p>Essex Tutoring has a proven track record in serving students from low-income areas who have consistently increased their NJASK scores as well as improved upon class performance (report cards). We believe our services and results can be easily incorporated into the SES program.</text:p>
          </table:table-cell>
          <table:table-cell/>
        </table:table-row>
        <table:table-row table:style-name="ro5">
          <table:table-cell table:style-name="ce1" office:value-type="string" table:number-columns-spanned="4" table:number-rows-spanned="1">
            <text:p>Failure Free Reading<text:a xlink:href="">more info &gt;&gt;</text:a>Provider Id: 286</text:p>
          </table:table-cell>
          <table:covered-table-cell table:number-columns-repeated="3"/>
        </table:table-row>
        <table:table-row table:style-name="ro3">
          <table:table-cell office:value-type="string" table:number-columns-spanned="4" table:number-rows-spanned="1">
            <text:p>Nicole Tepper140 Cabarrus Avenue WestConcord, NC 28025800-542-2170<text:a xlink:href="mailto:ses@failurefree.com">ses@failurefree.com</text:a><text:a xlink:href="http://www.failurefreeonline.com/">www.failurefreeonline.com</text:a></text:p>
          </table:table-cell>
          <table:covered-table-cell table:number-columns-repeated="3"/>
        </table:table-row>
        <table:table-row table:style-name="ro18">
          <table:table-cell office:value-type="string">
            <text:p>All of New Jersey</text:p>
          </table:table-cell>
          <table:table-cell table:style-name="ce2" office:value-type="string">
            <text:p>Language Arts Literacy, English language acquisition</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Failure Free Reading is nationally recognized in improving vocabulary, reading speed, comprehension and self-confidence. Talking computer software, books/print materials. Group instruction. Read with understanding. Get better grades, D's/F's turn into B's/A's. Hour sessions. Twice a week. K-12.</text:p>
          </table:table-cell>
          <table:table-cell/>
        </table:table-row>
        <table:table-row table:style-name="ro2">
          <table:table-cell table:style-name="ce1" office:value-type="string" table:number-columns-spanned="4" table:number-rows-spanned="1">
            <text:p>FOCUS Hispanic Center for Community Development, Inc.<text:a xlink:href="">more info &gt;&gt;</text:a>Provider Id: 311</text:p>
          </table:table-cell>
          <table:covered-table-cell table:number-columns-repeated="3"/>
        </table:table-row>
        <table:table-row table:style-name="ro2">
          <table:table-cell office:value-type="string" table:number-columns-spanned="4" table:number-rows-spanned="1">
            <text:p>Casto Maldonado441-443 Broad StreetNewark, NJ 07102973-624-3234<text:a xlink:href="mailto:cmaldonado@focus411.org">cmaldonado@focus411.org</text:a><text:a xlink:href=""> </text:a></text:p>
          </table:table-cell>
          <table:covered-table-cell table:number-columns-repeated="3"/>
        </table:table-row>
        <table:table-row table:style-name="ro27">
          <table:table-cell office:value-type="string">
            <text:p>Essex, Newark Public School</text:p>
          </table:table-cell>
          <table:table-cell table:style-name="ce2" office:value-type="string">
            <text:p>Language Arts Literacy, Mathematics</text:p>
            <text:p/>
            <text:p><text:s/>1, 2, 3, 4, 5, 6, 7, 8</text:p>
            <text:p/>
            <text:p><text:s/>Migrant students, Economically disadvantaged, Limited English (Spanish and Portuguese), Ethnic/racial minorities</text:p>
          </table:table-cell>
          <table:table-cell table:style-name="ce2" office:value-type="string">
            <text:p>FOCUS SES provides remedial academic services for students in grades 1-8 in the areas of math, and language arts/literacy. Tutoring Sessions will be delivered through small and large group instruction by qualified staff utilizing research based curriculums that are aligned with the NJCCCS to ensure that effectiveness of our services. Individualized Learning Plans are developed to address the educational needs of each ichild and help them reach their educational goals.</text:p>
          </table:table-cell>
          <table:table-cell/>
        </table:table-row>
        <table:table-row table:style-name="ro2">
          <table:table-cell table:style-name="ce1" office:value-type="string" table:number-columns-spanned="4" table:number-rows-spanned="1">
            <text:p>Global Institute for Maximizing Potential, Inc.<text:a xlink:href="">more info &gt;&gt;</text:a>Provider Id: 287</text:p>
          </table:table-cell>
          <table:covered-table-cell table:number-columns-repeated="3"/>
        </table:table-row>
        <table:table-row table:style-name="ro2">
          <table:table-cell office:value-type="string" table:number-columns-spanned="4" table:number-rows-spanned="1">
            <text:p>Susanne Richert92 Mt. Zion WayOcean Grove, NJ 07756732-776-7360<text:a xlink:href="mailto:esrichert@aol.com">esrichert@aol.com</text:a><text:a xlink:href="http://www.globalinst.com/test_NJ.html">www.globalinst.com/test_NJ.html</text:a></text:p>
          </table:table-cell>
          <table:covered-table-cell table:number-columns-repeated="3"/>
        </table:table-row>
        <table:table-row table:style-name="ro28">
          <table:table-cell office:value-type="string">
            <text:p>All of New Jersey</text:p>
          </table:table-cell>
          <table:table-cell table:style-name="ce2" office:value-type="string">
            <text:p>Language Arts Literacy, Mathematics</text:p>
            <text:p/>
            <text:p><text:s/>Kindergarten, 1, 2, 3, 4, 5, 6, 7, 8, 9, 10, 11</text:p>
            <text:p/>
            <text:p><text:s/>Students with disabilities, Migrant students, Economically disadvantaged, Gifted, Limited English (Spanish), Ethnic/racial minorities</text:p>
          </table:table-cell>
          <table:table-cell table:style-name="ce2" office:value-type="string">
            <text:p>Since 1997, in more than 40 NJ schools who used Global Institute services, students of all abilities and demographics (special education, LEP, economically disadvantaged, Hispanic, LEP and on state administered test</text:p>
          </table:table-cell>
          <table:table-cell/>
        </table:table-row>
        <table:table-row table:style-name="ro2">
          <table:table-cell table:style-name="ce1" office:value-type="string" table:number-columns-spanned="4" table:number-rows-spanned="1">
            <text:p>Global Partnership School, Inc.<text:a xlink:href="">more info &gt;&gt;</text:a>Provider Id: 312</text:p>
          </table:table-cell>
          <table:covered-table-cell table:number-columns-repeated="3"/>
        </table:table-row>
        <table:table-row table:style-name="ro2">
          <table:table-cell office:value-type="string" table:number-columns-spanned="4" table:number-rows-spanned="1">
            <text:p>Terrence J. Hofer767 Third Avenue, 31st FloorNew York, NY 10017585-355-4305 ex 205<text:a xlink:href="mailto:thofer@gps.us.com">thofer@gps.us.com</text:a><text:a xlink:href=""> </text:a></text:p>
          </table:table-cell>
          <table:covered-table-cell table:number-columns-repeated="3"/>
        </table:table-row>
        <table:table-row table:style-name="ro14">
          <table:table-cell office:value-type="string">
            <text:p>Camden Jersey City Newark Paterson Passaic</text:p>
          </table:table-cell>
          <table:table-cell table:style-name="ce2" office:value-type="string">
            <text:p>Language Arts Literacy, Mathematics</text:p>
            <text:p/>
            <text:p><text:s/>Kindergarten, 1, 2, 3, 4, 5, 6, 7, 8</text:p>
            <text:p/>
            <text:p><text:s/>Students with disabilities, Migrant students, Economically disadvantaged, Limited English (Spanish), Ethnic/racial minorities</text:p>
          </table:table-cell>
          <table:table-cell table:style-name="ce2" office:value-type="string">
            <text:p>GPS Learning Centers are led by nationally recognized, award-winning educators with exceptional records in raising achievement levels for all students. Success for GPS students comes form building on their strengths using proven materials and methods that motivate learning and improve self-esteem.</text:p>
          </table:table-cell>
          <table:table-cell/>
        </table:table-row>
        <table:table-row table:style-name="ro5">
          <table:table-cell table:style-name="ce1" office:value-type="string" table:number-columns-spanned="4" table:number-rows-spanned="1">
            <text:p>Global Tutors<text:a xlink:href="">more info &gt;&gt;</text:a>Provider Id: 340</text:p>
          </table:table-cell>
          <table:covered-table-cell table:number-columns-repeated="3"/>
        </table:table-row>
        <table:table-row table:style-name="ro2">
          <table:table-cell office:value-type="string" table:number-columns-spanned="4" table:number-rows-spanned="1">
            <text:p>Gunu Suri207 East Holly Avenue, Suite 111Sterling,, VA 201641-877-617-4427<text:a xlink:href="mailto:gsuri@globaltutors.net">gsuri@globaltutors.net</text:a><text:a xlink:href=""> </text:a></text:p>
          </table:table-cell>
          <table:covered-table-cell table:number-columns-repeated="3"/>
        </table:table-row>
        <table:table-row table:style-name="ro29">
          <table:table-cell office:value-type="string">
            <text:p>All of New Jersey</text:p>
          </table:table-cell>
          <table:table-cell table:style-name="ce2" office:value-type="string">
            <text:p>Science, Language Arts Literacy, Mathematics</text:p>
            <text:p/>
            <text:p><text:s/>1, 2, 3, 4, 5, 6, 7, 8, 9, 10, 11, 12</text:p>
            <text:p/>
            <text:p><text:s/>Economically disadvantaged, Limited English (Spanish), Ethnic/racial minorities</text:p>
          </table:table-cell>
          <table:table-cell table:style-name="ce2" office:value-type="string">
            <text:p>Global Tutors (GT) has been providing education services to students for four years. GT uses a research based curriculum and approach to raise achievement. GT has provided tutoring for students at the request of schools &amp; parents with success demonstrated by documented achievement in grades and standardized test scores.</text:p>
          </table:table-cell>
          <table:table-cell/>
        </table:table-row>
        <table:table-row table:style-name="ro5">
          <table:table-cell table:style-name="ce1" office:value-type="string" table:number-columns-spanned="4" table:number-rows-spanned="1">
            <text:p>Greater Paterson OIC<text:a xlink:href="">more info &gt;&gt;</text:a>Provider Id: 352</text:p>
          </table:table-cell>
          <table:covered-table-cell table:number-columns-repeated="3"/>
        </table:table-row>
        <table:table-row table:style-name="ro2">
          <table:table-cell office:value-type="string" table:number-columns-spanned="4" table:number-rows-spanned="1">
            <text:p>Harvey Nutter52 Church Street, 4th FloorPaterson, NJ 07505973-881-0540<text:a xlink:href="mailto:hnutter@gpoic.org">hnutter@gpoic.org</text:a><text:a xlink:href=""> </text:a></text:p>
          </table:table-cell>
          <table:covered-table-cell table:number-columns-repeated="3"/>
        </table:table-row>
        <table:table-row table:style-name="ro6">
          <table:table-cell office:value-type="string">
            <text:p>Bergen Essex Hudson Middlesex Morris Passaic</text:p>
          </table:table-cell>
          <table:table-cell table:style-name="ce2" office:value-type="string">
            <text:p>Science, Language Arts Literacy, Mathematics</text:p>
            <text:p/>
            <text:p><text:s/>Kindergarten, 1, 2, 3, 4, 5, 6, 7, 8</text:p>
            <text:p/>
            <text:p><text:s/>Students with disabilities, Gifted, Limited English (Spanish, Arabic)</text:p>
          </table:table-cell>
          <table:table-cell table:style-name="ce2" office:value-type="string">
            <text:p>GPOIC will partner with Academic Achiever's/S&amp;L Consultants, and us their proven model of instruction in our SES program. Students in the AS/S&amp;L (2008-09) North Carolina program showed gains of 14% in language arts literacy, and 12% gains in math, for students in K-7th grades. We anticipate similar gains in our program.</text:p>
          </table:table-cell>
          <table:table-cell/>
        </table:table-row>
        <table:table-row table:style-name="ro2">
          <table:table-cell table:style-name="ce1" office:value-type="string" table:number-columns-spanned="4" table:number-rows-spanned="1">
            <text:p>Huntington Learning Center of Oradell - Educational Associates, LLC<text:a xlink:href="">more info &gt;&gt;</text:a>Provider Id: 243</text:p>
          </table:table-cell>
          <table:covered-table-cell table:number-columns-repeated="3"/>
        </table:table-row>
        <table:table-row table:style-name="ro3">
          <table:table-cell office:value-type="string" table:number-columns-spanned="4" table:number-rows-spanned="1">
            <text:p>Natalie M. Tortorello496 Kinderkamack RoadOradell, NJ 07649201-261-8400 ext. 403<text:a xlink:href="mailto:tortorellon@hlcmail.com">tortorellon@hlcmail.com</text:a><text:a xlink:href="">www.huntingtonSES@hlcses.com</text:a></text:p>
          </table:table-cell>
          <table:covered-table-cell table:number-columns-repeated="3"/>
        </table:table-row>
        <table:table-row table:style-name="ro30">
          <table:table-cell office:value-type="string">
            <text:p>Atlantic Burlington Camden Gloucester</text:p>
          </table:table-cell>
          <table:table-cell table:style-name="ce2" office:value-type="string">
            <text:p>Language Arts Literacy, Mathematics</text:p>
            <text:p/>
            <text:p><text:s/>1, 2, 3, 4, 5, 6, 7, 8, 9, 10, 11, 12</text:p>
            <text:p/>
            <text:p><text:s/>Students with disabilities, Migrant students, Economically disadvantaged, Limited English (All materials are in English), Ethnic/racial minorities</text:p>
          </table:table-cell>
          <table:table-cell table:style-name="ce2" office:value-type="string">
            <text:p>Huntington Learning Center is the oldest national provider of supplemental educational services in the U.S. Scores indicates that students increased an average of 1.2 GE (grade equivalent) in their Reading Comprehension Score and 2.8 GE in their Math Computation Scores. These results are based on each student completing a 30 hour minimum program.</text:p>
          </table:table-cell>
          <table:table-cell/>
        </table:table-row>
        <table:table-row table:style-name="ro5">
          <table:table-cell table:style-name="ce1" office:value-type="string" table:number-columns-spanned="4" table:number-rows-spanned="1">
            <text:p>Innovadia, LLC<text:a xlink:href="">more info &gt;&gt;</text:a>Provider Id: 353</text:p>
          </table:table-cell>
          <table:covered-table-cell table:number-columns-repeated="3"/>
        </table:table-row>
        <table:table-row table:style-name="ro2">
          <table:table-cell office:value-type="string" table:number-columns-spanned="4" table:number-rows-spanned="1">
            <text:p>Amit Janweja20920 Community Street, Unit 8Canoga Park, CA 91304818-301-5677<text:a xlink:href="mailto:e.onlineses@gmail.com">e.onlineses@gmail.com</text:a><text:a xlink:href=""> </text:a></text:p>
          </table:table-cell>
          <table:covered-table-cell table:number-columns-repeated="3"/>
        </table:table-row>
        <table:table-row table:style-name="ro6">
          <table:table-cell office:value-type="string">
            <text:p>All of New Jersey</text:p>
          </table:table-cell>
          <table:table-cell table:style-name="ce2" office:value-type="string">
            <text:p>Language Arts Literacy, Mathematics, English language acquisition</text:p>
            <text:p/>
            <text:p><text:s/>2, 3, 4, 5, 6, 7, 8, 9, 10, 11, 12</text:p>
            <text:p/>
            <text:p><text:s/>Migrant students, Economically disadvantaged, Limited English (Spanish), Ethnic/racial minorities</text:p>
          </table:table-cell>
          <table:table-cell table:style-name="ce2" office:value-type="string">
            <text:p>The effectiveness of our research based instructional program has been established as students nationwide have significantly improved their scores on state/class tests. We emphasize on 80% skill mastery and development a life long interest in academics through focused individualized tutoring.</text:p>
          </table:table-cell>
          <table:table-cell/>
        </table:table-row>
        <table:table-row table:style-name="ro2">
          <table:table-cell table:style-name="ce1" office:value-type="string" table:number-columns-spanned="4" table:number-rows-spanned="1">
            <text:p>Innovative Educational Program (IEP), dba Learning Alliances, LLC<text:a xlink:href="">more info &gt;&gt;</text:a>Provider Id: 290</text:p>
          </table:table-cell>
          <table:covered-table-cell table:number-columns-repeated="3"/>
        </table:table-row>
        <table:table-row table:style-name="ro2">
          <table:table-cell office:value-type="string" table:number-columns-spanned="4" table:number-rows-spanned="1">
            <text:p>Gerry Galderisi287 Childs RoadBasking Ridge,, NJ 07920908-630-9600<text:a xlink:href="mailto:Ggalderisi@ieponline.com">Ggalderisi@ieponline.com</text:a><text:a xlink:href=""> </text:a></text:p>
          </table:table-cell>
          <table:covered-table-cell table:number-columns-repeated="3"/>
        </table:table-row>
        <table:table-row table:style-name="ro31">
          <table:table-cell office:value-type="string">
            <text:p>Atlantic Bergen Burlington Camden Cumberland Essex Glouster Hudson Mercer Middlesex Monmouth Morris Passaic Somerset Union</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Spanish and Haitian), Ethnic/racial minorities</text:p>
          </table:table-cell>
          <table:table-cell table:style-name="ce2" office:value-type="string">
            <text:p>Innovative Educational Programs, LC (IEP) has an extensive record in providing intensive, small group supplemental instruction to children who are at-risk. Much of our work has been in urban centers. We have been effective in raising the achievement levels of students served in all of our programs. Students with disabilities and English Language Learners are a significant part of our population.</text:p>
          </table:table-cell>
          <table:table-cell/>
        </table:table-row>
        <table:table-row table:style-name="ro5">
          <table:table-cell table:style-name="ce1" office:value-type="string" table:number-columns-spanned="4" table:number-rows-spanned="1">
            <text:p>Instructivision, Inc<text:a xlink:href="">more info &gt;&gt;</text:a>Provider Id: 313</text:p>
          </table:table-cell>
          <table:covered-table-cell table:number-columns-repeated="3"/>
        </table:table-row>
        <table:table-row table:style-name="ro3">
          <table:table-cell office:value-type="string" table:number-columns-spanned="4" table:number-rows-spanned="1">
            <text:p>Rosemary MiddlemanP O Box 200416 Chapin Road, Unit 904Pine Brook,, NJ 07058973-575-9992 or 888-551-5144<text:a xlink:href="mailto:middelmann@instructivision.com">middelmann@instructivision.com</text:a><text:a xlink:href=""> </text:a></text:p>
          </table:table-cell>
          <table:covered-table-cell table:number-columns-repeated="3"/>
        </table:table-row>
        <table:table-row table:style-name="ro14">
          <table:table-cell office:value-type="string">
            <text:p>All of New Jersey</text:p>
          </table:table-cell>
          <table:table-cell table:style-name="ce2" office:value-type="string">
            <text:p>Language Arts Literacy, Mathematics</text:p>
            <text:p/>
            <text:p><text:s/>3, 4, 5, 6, 8, 9, 10, 11, 12</text:p>
            <text:p/>
            <text:p><text:s/>Students with disabilities, Migrant students, Economically disadvantaged, Limited English (Spanish), Ethnic/racial minorities</text:p>
          </table:table-cell>
          <table:table-cell table:style-name="ce2" office:value-type="string">
            <text:p>The 2007-2008 HSPA scores reflected a 77% increase in proficiency among Special Education students in Morris Hills High School after using our program and materials. The mathematics score in Paterson school district increased significantly by using our materials within the last three years.</text:p>
          </table:table-cell>
          <table:table-cell/>
        </table:table-row>
        <table:table-row table:style-name="ro5">
          <table:table-cell table:style-name="ce1" office:value-type="string" table:number-columns-spanned="4" table:number-rows-spanned="1">
            <text:p>iSpace, Inc.<text:a xlink:href="">more info &gt;&gt;</text:a>Provider Id: 368</text:p>
          </table:table-cell>
          <table:covered-table-cell table:number-columns-repeated="3"/>
        </table:table-row>
        <table:table-row table:style-name="ro2">
          <table:table-cell office:value-type="string" table:number-columns-spanned="4" table:number-rows-spanned="1">
            <text:p>Ravi Suri707 Alexander Road, Suite 208Princeton, NJ 08540732-801-4369<text:a xlink:href="mailto:ravi@ispaceinc.net">ravi@ispaceinc.net</text:a><text:a xlink:href=""> </text:a></text:p>
          </table:table-cell>
          <table:covered-table-cell table:number-columns-repeated="3"/>
        </table:table-row>
        <table:table-row table:style-name="ro32">
          <table:table-cell office:value-type="string">
            <text:p>Mercer Middlesex Somerset Union, Trenton Hamilton Carteret Edison Metuchen New Brunswick North Brunswick Perth Amboy Sayreville South Plainfield Franklin Elizabeth Linden Rahway Hillside Kenilworth Plainfield</text:p>
          </table:table-cell>
          <table:table-cell table:style-name="ce2" office:value-type="string">
            <text:p>Science, Mathematics</text:p>
            <text:p/>
            <text:p><text:s/>3, 4, 5, 6, 7, 8, 9, 10, 11, 12</text:p>
            <text:p/>
            <text:p><text:s/>Students with disabilities, Gifted, Limited English (Spanish)</text:p>
          </table:table-cell>
          <table:table-cell table:style-name="ce2" office:value-type="string">
            <text:p>This program is currently in use in Milton School District in Pensacola, FL. We deploy qualified faculty who have expertise in both pedagogy and content. Our students have varied backgrounds and have been placed in institutions of higher education such as MIT, Harvard, Stanford. We also have been successful in providing tutoring to at risk students as evidenced by data from schools served in FL. The program emphasizes rich content, with documented success in FL. During the past two years we have provided private tutoring services to 20 students, and after school tutoring services and summer tutoring at targeted schools in Santa Rosa County. The schools served were East Milton and King Middle School. Both schools had student population that was performing below the normal range, at level 1 and level 2. The pre test scores for students at King Middle (6th - 8th graders) were between 17% and 40% for the various bench marks examples (MA A, 1.3.2 understands the relative size of integers, fractions, and decimals; numbers expressed as percents; numbers with exponents; numbers in scientific notation; radicals; absolute value; and ratios. 1.3.4 understandings that numbers can be represented in a variety of equivalent forms, including integers, fractions, decimals, percents, scientific notation, exponents, radicals, and absolute value, 2.3.1 understands and uses exponential and scientific notation, 3.3.1, 3.3.2 selects the appropriate operation to solve problems involving addition, subtraction, multiplication, and division of rational numbers, ratios, proportions, and percents, including the appropriate application of the algebraic order of operations, 3.3.3 adds, subtracts multiples, and divides whole numbers, decimals, and fractions, including mixed numbers, to solve real-world problems, using appropriate methods of computing, such as mental mathematics, paper, pencil and calculator, 4.3.1 uses estimation strategies to predict results and to check the reasonableness of results - number sense) and post test revealed that the averages improved from 20% to 50%.</text:p>
          </table:table-cell>
          <table:table-cell/>
        </table:table-row>
        <table:table-row table:style-name="ro5">
          <table:table-cell table:style-name="ce1" office:value-type="string" table:number-columns-spanned="4" table:number-rows-spanned="1">
            <text:p>Ivy League Tutor<text:a xlink:href="">more info &gt;&gt;</text:a>Provider Id: 354</text:p>
          </table:table-cell>
          <table:covered-table-cell table:number-columns-repeated="3"/>
        </table:table-row>
        <table:table-row table:style-name="ro3">
          <table:table-cell office:value-type="string" table:number-columns-spanned="4" table:number-rows-spanned="1">
            <text:p>Nana Owusus6263 North McCormick Road, Sutie 138Chicago, IL 60659312-265-6667<text:a xlink:href="mailto:nowusu@ivyleaguetutor.net">nowusu@ivyleaguetutor.net</text:a><text:a xlink:href=""> </text:a></text:p>
          </table:table-cell>
          <table:covered-table-cell table:number-columns-repeated="3"/>
        </table:table-row>
        <table:table-row table:style-name="ro6">
          <table:table-cell office:value-type="string">
            <text:p>All of New Jersey</text:p>
          </table:table-cell>
          <table:table-cell table:style-name="ce2" office:value-type="string">
            <text:p>Science, Language Arts Literacy, Mathematics</text:p>
            <text:p/>
            <text:p><text:s/>2, 3, 4, 5, 6, 7, 8, 9, 10, 11, 12</text:p>
            <text:p/>
            <text:p><text:s/>Gifted, Limited English (Spanish)</text:p>
          </table:table-cell>
          <table:table-cell table:style-name="ce2" office:value-type="string">
            <text:p>After 25 hours of web-based instruction in 2009, we assessed our 4th-12th grade students in Reading/Language Arts and Math programs, using the Anywhere Learning System adaptive assessments. 63 Math students showed overall gains of 15% and 47 Reading/Language Arts students showed gains of 21%.</text:p>
          </table:table-cell>
          <table:table-cell/>
        </table:table-row>
        <table:table-row table:style-name="ro2">
          <table:table-cell table:style-name="ce1" office:value-type="string" table:number-columns-spanned="4" table:number-rows-spanned="1">
            <text:p>Ivy Learning (Apple Educational Services, Inc.)<text:a xlink:href="">more info &gt;&gt;</text:a>Provider Id: 364</text:p>
          </table:table-cell>
          <table:covered-table-cell table:number-columns-repeated="3"/>
        </table:table-row>
        <table:table-row table:style-name="ro3">
          <table:table-cell office:value-type="string" table:number-columns-spanned="4" table:number-rows-spanned="1">
            <text:p>Ufuk Zini250 Moonachie Road, 2nd FloorMoonachie, NJ 7074201-931-1010<text:a xlink:href="mailto:u.zini@ivylearning.org">u.zini@ivylearning.org</text:a><text:a xlink:href="http://www.ivylearning.org/">www.ivylearning.org</text:a></text:p>
          </table:table-cell>
          <table:covered-table-cell table:number-columns-repeated="3"/>
        </table:table-row>
        <table:table-row table:style-name="ro33">
          <table:table-cell office:value-type="string">
            <text:p>Bergen Camden Hudson Middlesex Passaic Somerset, Northern Valley Regional Camden City Camden County Vocational Winslow Township Black Horse Pike Regional Pennsauken Township University Academy Charter School C.R.E.A.T.E Charter School New Brunswick Middlesex County Vocational Perth Amboy Edison Township Paterson City Passaic City Passaic County Vocational Paterson Charter School For Science and Technology Franklin Township North Plainfield Borough</text:p>
          </table:table-cell>
          <table:table-cell table:style-name="ce2" office:value-type="string">
            <text:p>Language Arts Literacy, Mathematics</text:p>
            <text:p/>
            <text:p><text:s/>6, 7, 8, 9, 10, 11, 12</text:p>
            <text:p/>
            <text:p><text:s/>Special Education Students, Limited English</text:p>
          </table:table-cell>
          <table:table-cell table:style-name="ce2" office:value-type="string">
            <text:p>We use a research-based database system, developed by Apple Educational Services, Inc., to assess a student's needs, prescribe an instructional program, develop a timetable with goals, and also evaluate and track student progress on a continuous basis. Ivy Learning is an SES provider in Pennsylvania. Ivy Learning tutored students have shown a drastic gain in their proficiency levels in the past two years of service. Our recent data from the current school year after the results of the first month of the 3-month program shows a significant improvement in the average student outcome on math and reading.</text:p>
          </table:table-cell>
          <table:table-cell/>
        </table:table-row>
        <table:table-row table:style-name="ro2">
          <table:table-cell table:style-name="ce1" office:value-type="string" table:number-columns-spanned="4" table:number-rows-spanned="1">
            <text:p>Jackson Community School-Gateway for Success<text:a xlink:href="">more info &gt;&gt;</text:a>Provider Id: 365</text:p>
          </table:table-cell>
          <table:covered-table-cell table:number-columns-repeated="3"/>
        </table:table-row>
        <table:table-row table:style-name="ro2">
          <table:table-cell office:value-type="string" table:number-columns-spanned="4" table:number-rows-spanned="1">
            <text:p>LuAnne Meinders835 Patterson RoadJackson, NJ 08527732-833-4602<text:a xlink:href="mailto:lameinders@jacksond.k12.nj.us">lameinders@jacksond.k12.nj.us</text:a><text:a xlink:href=""> </text:a></text:p>
          </table:table-cell>
          <table:covered-table-cell table:number-columns-repeated="3"/>
        </table:table-row>
        <table:table-row table:style-name="ro34">
          <table:table-cell office:value-type="string">
            <text:p>Ocean, Jackson School District</text:p>
          </table:table-cell>
          <table:table-cell table:style-name="ce2" office:value-type="string">
            <text:p>Language Arts Literacy, Mathematics</text:p>
            <text:p/>
            <text:p><text:s/>Kindergarten, 1, 2, 3, 4, 5, 6, 7, 8</text:p>
            <text:p/>
            <text:p><text:s/>Students with disabilities, Gifted</text:p>
          </table:table-cell>
          <table:table-cell table:style-name="ce2" office:value-type="string">
            <text:p>Harcourt School Publishers' Think Central, the online component of Storytown and Scholastic's FASIT Math are both high quality researched-based programs with documented student academic growth. The Jackson School District's NCLB report shows consistent scores that are above the state standard for AYP at all six elementary shcools. (http://education.state.nj.us/rc/nclb09/menue/29-2360.html)</text:p>
          </table:table-cell>
          <table:table-cell/>
        </table:table-row>
        <table:table-row table:style-name="ro2">
          <table:table-cell table:style-name="ce1" office:value-type="string" table:number-columns-spanned="4" table:number-rows-spanned="1">
            <text:p>Jersey City Educational Consortium<text:a xlink:href="">more info &gt;&gt;</text:a>Provider Id: 058</text:p>
          </table:table-cell>
          <table:covered-table-cell table:number-columns-repeated="3"/>
        </table:table-row>
        <table:table-row table:style-name="ro2">
          <table:table-cell office:value-type="string" table:number-columns-spanned="4" table:number-rows-spanned="1">
            <text:p>Grace Moriarty209 Rergen AvenueJersey City, NJ 07305201-915-6500<text:a xlink:href="mailto:gmoriarty@jcboe.org">gmoriarty@jcboe.org</text:a><text:a xlink:href="http://www.jcboe.org/">www.jcboe.org</text:a></text:p>
          </table:table-cell>
          <table:covered-table-cell table:number-columns-repeated="3"/>
        </table:table-row>
        <table:table-row table:style-name="ro35">
          <table:table-cell office:value-type="string">
            <text:p>Jersey City</text:p>
          </table:table-cell>
          <table:table-cell table:style-name="ce2" office:value-type="string">
            <text:p>Science, Language Arts Literacy, Mathematics</text:p>
            <text:p/>
            <text:p><text:s/>Kindergarten, 1, 2, 3, 4, 5, 6, 7, 8</text:p>
            <text:p/>
            <text:p><text:s/>Students with disabilities, Migrant students, Economically disadvantaged, Limited English (Spanish), Ethnic/racial minorities</text:p>
          </table:table-cell>
          <table:table-cell table:style-name="ce2" office:value-type="string">
            <text:p>Jersey City Learning Consortium formerly the Cordero Community Learning Center Consortium, is modeled after the highly successful educational program offered at the Academy 1 Middle School within the Jersey City Public School System. The JCEC curriculum is fully aligned to the NJCCCS and has been delivering exceptional high quality tutorial services for at risk students since 2004. JCEC students have shown increases in educational achievement each year of the program.</text:p>
          </table:table-cell>
          <table:table-cell/>
        </table:table-row>
        <table:table-row table:style-name="ro2">
          <table:table-cell table:style-name="ce1" office:value-type="string" table:number-columns-spanned="4" table:number-rows-spanned="1">
            <text:p>Kendall Park Learning Center<text:a xlink:href="">more info &gt;&gt;</text:a>Provider Id: 160</text:p>
          </table:table-cell>
          <table:covered-table-cell table:number-columns-repeated="3"/>
        </table:table-row>
        <table:table-row table:style-name="ro8">
          <table:table-cell office:value-type="string" table:number-columns-spanned="4" table:number-rows-spanned="1">
            <text:p>Audrey Doryumu3088 Highway 27, Suite 443 Princeton-Hightstown Road - Princeton Junciton, NJ 08550Kendall Park, NJ 08824732-821-2111<text:a xlink:href="mailto:mrsd@kplcteach.com">mrsd@kplcteach.com</text:a><text:a xlink:href="http://www.kplcteach.com/">www.kplcteach.com</text:a></text:p>
          </table:table-cell>
          <table:covered-table-cell table:number-columns-repeated="3"/>
        </table:table-row>
        <table:table-row table:style-name="ro36">
          <table:table-cell office:value-type="string">
            <text:p>Middlesex Mercer Somerset, East Windsor Regional Ewing Township Hamilton Township Hopewell Valley Regioal Lawrence Township Princton Regional Trenton Washington Township West Windsor-Plainsboro Regional Mercer County Special Services Carteret Borough Cranbury Township Dunellen East Brunswick Township Edison Township Helmetta Highland Park Jamesburg Metuchen Middlesex Borough Miltown Monroe Township New Brunswick North Brunswick Township Old Bridge Township Perth Amboy Piscataway Township Sayreville South Amboy South Brunswick Township South Plainfield South River Spotswood Woodbridge Township Bedminster Township Bernards Township Bound Brook Borough Branchburg Township Bridgewater-Raritan Regional Franklin Charter School Franklin Township Green Brook Township Hillsborough Township Manville Borough Millstone Borough Montgomery Township North Plainfield Broough Rocky Hill Borough Somerset Hills regional Somerville Borough South Bound Brook Borough Warren Township Watchung Borough Watchung Hills Regional</text:p>
          </table:table-cell>
          <table:table-cell table:style-name="ce2" office:value-type="string">
            <text:p>Science, Language Arts Literacy, Mathematics, English language acquisition</text:p>
            <text:p/>
            <text:p><text:s/>Kindergarten, 1, 2, 3, 4, 5, 6, 7, 8, 9, 10, 11, 12</text:p>
            <text:p/>
            <text:p><text:s/>Students with disabilities, Economically disadvantaged, Gifted, Limited English (Korean, Hindi, Chinese, French, Spanish), Ethnic/racial minorities</text:p>
          </table:table-cell>
          <table:table-cell table:style-name="ce2" office:value-type="string">
            <text:p>The Kendall Park Learning Center has been in operation for over ten yers. Over the last decade, we have offered services to over 7,000 students and dozens of neighboring school districts. The majority of our students have shown significant gains in school as well as on standardized test.</text:p>
          </table:table-cell>
          <table:table-cell/>
        </table:table-row>
        <table:table-row table:style-name="ro2">
          <table:table-cell table:style-name="ce1" office:value-type="string" table:number-columns-spanned="4" table:number-rows-spanned="1">
            <text:p>Kidz University Educational Tutoring Services<text:a xlink:href="">more info &gt;&gt;</text:a>Provider Id: 207</text:p>
          </table:table-cell>
          <table:covered-table-cell table:number-columns-repeated="3"/>
        </table:table-row>
        <table:table-row table:style-name="ro8">
          <table:table-cell office:value-type="string" table:number-columns-spanned="4" table:number-rows-spanned="1">
            <text:p>Angela Burgos40 Market StreetPassaic, NJ 07055201-523-1153 and 1-866-KIDZ UNIV<text:a xlink:href="mailto:Angela.Burgos@kidzuniversity-us.com">Angela.Burgos@kidzuniversity-us.com</text:a><text:a xlink:href="">www.info@kidzuniversity-us.com</text:a></text:p>
          </table:table-cell>
          <table:covered-table-cell table:number-columns-repeated="3"/>
        </table:table-row>
        <table:table-row table:style-name="ro37">
          <table:table-cell office:value-type="string">
            <text:p>All of New Jersey</text:p>
          </table:table-cell>
          <table:table-cell table:style-name="ce2" office:value-type="string">
            <text:p>Science, Language Arts Literacy, Mathematics</text:p>
            <text:p/>
            <text:p><text:s/>Kindergarten, 1, 2, 3, 4, 5, 6, 7, 8, 9, 10, 11, 12</text:p>
            <text:p/>
            <text:p><text:s/>Students with disabilities, Economically disadvantaged, Gifted, Limited English (Spanish), Ethnic/racial minorities</text:p>
          </table:table-cell>
          <table:table-cell table:style-name="ce2" office:value-type="string">
            <text:p>Kidz University is a quality tutoring program focused on the fact that all students have the capabilities to learn. We have been providing tutoring services to a diverse population of students for the last five years. Our services have proven to increase student's academic performance in Mathematics and Language Arts Literacy. Kidz University has an attendance rate of 85% and an overall academic improvement rate of 82%. Our goal has always been the child's overall success in his/her academic performance thus creating lifelong learners.</text:p>
          </table:table-cell>
          <table:table-cell/>
        </table:table-row>
        <table:table-row table:style-name="ro2">
          <table:table-cell table:style-name="ce1" office:value-type="string" table:number-columns-spanned="4" table:number-rows-spanned="1">
            <text:p>Kinetic Potential Scholars -Digital Network Group<text:a xlink:href="">more info &gt;&gt;</text:a>Provider Id: 315</text:p>
          </table:table-cell>
          <table:covered-table-cell table:number-columns-repeated="3"/>
        </table:table-row>
        <table:table-row table:style-name="ro2">
          <table:table-cell office:value-type="string" table:number-columns-spanned="4" table:number-rows-spanned="1">
            <text:p>Jim Smith1100 Mercantile Lane, Suite 115ALango, MD 20774301-883-8255<text:a xlink:href="mailto:jsmith@digitalnetworkgroup.net">jsmith@digitalnetworkgroup.net</text:a><text:a xlink:href=""> </text:a></text:p>
          </table:table-cell>
          <table:covered-table-cell table:number-columns-repeated="3"/>
        </table:table-row>
        <table:table-row table:style-name="ro38">
          <table:table-cell office:value-type="string">
            <text:p>All of New Jersey</text:p>
          </table:table-cell>
          <table:table-cell table:style-name="ce2" office:value-type="string">
            <text:p>Science, Language Arts Literacy, Mathematics</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The Kinetic Potential Scholars (KPS) is an innovative youth development program that has been addressing the comprehensive needs of at-risk youth over the past two years. Founded upon the belief that every child has remarkable potential. KPLS provides a roadmap for these students, the future leaders of tomorrow. KPS matches each and every student with academic KP Tutors as well as Guidance and Career mentors. KPLS goal for its students is three-fold: Improve the Quality of Education - By recruiting its KP Tutors from America's top graduates universities in</text:p>
          </table:table-cell>
          <table:table-cell/>
        </table:table-row>
        <table:table-row table:style-name="ro2">
          <table:table-cell table:style-name="ce1" office:value-type="string" table:number-columns-spanned="4" table:number-rows-spanned="1">
            <text:p>Knowledge Points of Florham Park<text:a xlink:href="">more info &gt;&gt;</text:a>Provider Id: 310</text:p>
          </table:table-cell>
          <table:covered-table-cell table:number-columns-repeated="3"/>
        </table:table-row>
        <table:table-row table:style-name="ro3">
          <table:table-cell office:value-type="string" table:number-columns-spanned="4" table:number-rows-spanned="1">
            <text:p>Art Meisler186 Columbia TurnpikeFlorham Park,, NJ 07932973-593-0050<text:a xlink:href="mailto:art.meisler@knowledgepoints.com">art.meisler@knowledgepoints.com</text:a><text:a xlink:href="http://www.knowledgepointslearning.com/">www.knowledgepointslearning.com</text:a></text:p>
          </table:table-cell>
          <table:covered-table-cell table:number-columns-repeated="3"/>
        </table:table-row>
        <table:table-row table:style-name="ro38">
          <table:table-cell office:value-type="string">
            <text:p>Essex Passaic Union</text:p>
          </table:table-cell>
          <table:table-cell table:style-name="ce2" office:value-type="string">
            <text:p>Language Arts Literacy, Mathematics</text:p>
            <text:p/>
            <text:p><text:s/>1, 2, 3, 4, 5, 6, 7, 8, 9, 10, 11, 12</text:p>
            <text:p/>
            <text:p><text:s/>Migrant students, Economically disadvantaged, Limited English, Ethnic/racial minorities</text:p>
          </table:table-cell>
          <table:table-cell table:style-name="ce2" office:value-type="string">
            <text:p>KnowledgePoints offers a unique program with a specific individualized diagnostic and prescriptive approach to help students improve their skills and build self-confidence. Our program uses highly qualified and trained staff with a tested program designed for each student to provide proven results. Our curriculum is based on NRP &amp; NCTM principles. Effectiveness is measured by the NCE with significant growth being a 5+ NCE gain. Using our curriculum, students show average gains of 10.3 NCE in vocabulary, 12/5 NCE in comprehension, 12&amp; NCE in computation and 5/8 NCE in concepts &amp; applications.</text:p>
          </table:table-cell>
          <table:table-cell/>
        </table:table-row>
        <table:table-row table:style-name="ro5">
          <table:table-cell table:style-name="ce1" office:value-type="string" table:number-columns-spanned="4" table:number-rows-spanned="1">
            <text:p>Kumon North America<text:a xlink:href="">more info &gt;&gt;</text:a>Provider Id: 247</text:p>
          </table:table-cell>
          <table:covered-table-cell table:number-columns-repeated="3"/>
        </table:table-row>
        <table:table-row table:style-name="ro3">
          <table:table-cell office:value-type="string" table:number-columns-spanned="4" table:number-rows-spanned="1">
            <text:p>Matthew Lupsha300 Frank W. Burr Boulevard, Suite 6Teaneck, NJ 07666201-928-0444, Ext. 369<text:a xlink:href="mailto:educate@kumon.com">educate@kumon.com</text:a><text:a xlink:href="http://www.kumon.com/">www.kumon.com</text:a></text:p>
          </table:table-cell>
          <table:covered-table-cell table:number-columns-repeated="3"/>
        </table:table-row>
        <table:table-row table:style-name="ro6">
          <table:table-cell office:value-type="string">
            <text:p>Bergen Essex, Hackensack Englewood City Palisades Park Ridgefield Cliffside Park Newark Irvington East Orange</text:p>
          </table:table-cell>
          <table:table-cell table:style-name="ce2" office:value-type="string">
            <text:p>Language Arts Literacy, Mathematics</text:p>
            <text:p/>
            <text:p><text:s/>Kindergarten, 1, 2, 3, 4, 5, 6, 7, 8</text:p>
            <text:p/>
            <text:p><text:s/>Students with disabilities, Migrant students, Economically disadvantaged, Limited English (Spanish), Ethnic/racial minorities</text:p>
          </table:table-cell>
          <table:table-cell table:style-name="ce2" office:value-type="string">
            <text:p>The Kumon program improves Math and Reading skills and helps students develop better study habits and stronger concentration skills. Students practice their math and reading to increase comfort, speed and confidence. Kumon offers a sustained and focused approach to develop academic skills for high school and college.</text:p>
          </table:table-cell>
          <table:table-cell/>
        </table:table-row>
        <table:table-row table:style-name="ro5">
          <table:table-cell table:style-name="ce1" office:value-type="string" table:number-columns-spanned="4" table:number-rows-spanned="1">
            <text:p>Kumon of Rahway<text:a xlink:href="">more info &gt;&gt;</text:a>Provider Id: 232</text:p>
          </table:table-cell>
          <table:covered-table-cell table:number-columns-repeated="3"/>
        </table:table-row>
        <table:table-row table:style-name="ro3">
          <table:table-cell office:value-type="string" table:number-columns-spanned="4" table:number-rows-spanned="1">
            <text:p>Lakshmi Nagarajan-Iyer75 East Cherry StreetSuite 3ARahway, NJ 07065732-382-1774<text:a xlink:href="mailto:Rahway_nj@ikumon.com">Rahway_nj@ikumon.com</text:a><text:a xlink:href=""> </text:a></text:p>
          </table:table-cell>
          <table:covered-table-cell table:number-columns-repeated="3"/>
        </table:table-row>
        <table:table-row table:style-name="ro18">
          <table:table-cell office:value-type="string">
            <text:p>Union, Elizabeth Linden Rahway</text:p>
          </table:table-cell>
          <table:table-cell table:style-name="ce2" office:value-type="string">
            <text:p>Language Arts Literacy, Mathematics</text:p>
            <text:p/>
            <text:p><text:s/>Kindergarten, 1, 2, 3, 4, 5, 6, 7, 8</text:p>
            <text:p/>
            <text:p><text:s/>Students with disabilities, Migrant students, Economically disadvantaged, Limited English (Spanish, Hindi, Tamal, Marathi, Kannada), Ethnic/racial minorities</text:p>
          </table:table-cell>
          <table:table-cell table:style-name="ce2" office:value-type="string">
            <text:p>The Kumon program improves Math and Reading abilities and helps develop better study habits and learning skills. Students practice their math and reading to increase comfort, speed and confidence. Kumon offers a sustained and focused approach to develop academic skills for high school and college.</text:p>
          </table:table-cell>
          <table:table-cell/>
        </table:table-row>
        <table:table-row table:style-name="ro5">
          <table:table-cell table:style-name="ce1" office:value-type="string" table:number-columns-spanned="4" table:number-rows-spanned="1">
            <text:p>Lakewood Public School<text:a xlink:href="">more info &gt;&gt;</text:a>Provider Id: 355</text:p>
          </table:table-cell>
          <table:covered-table-cell table:number-columns-repeated="3"/>
        </table:table-row>
        <table:table-row table:style-name="ro2">
          <table:table-cell office:value-type="string" table:number-columns-spanned="4" table:number-rows-spanned="1">
            <text:p>Debra Mrcora1771 Madison AvenueLakewood, NJ 08701732-905-3555<text:a xlink:href="mailto:dmercora@piners.org">dmercora@piners.org</text:a><text:a xlink:href=""> </text:a></text:p>
          </table:table-cell>
          <table:covered-table-cell table:number-columns-repeated="3"/>
        </table:table-row>
        <table:table-row table:style-name="ro39">
          <table:table-cell office:value-type="string">
            <text:p>Ocean, Lakewood Public School</text:p>
          </table:table-cell>
          <table:table-cell table:style-name="ce2" office:value-type="string">
            <text:p>Science, Language Arts Literacy, Mathematics</text:p>
            <text:p/>
            <text:p><text:s/>Kindergarten, 1, 2, 3, 4, 5, 6, 7, 8, 9, 10, 11, 12</text:p>
            <text:p/>
            <text:p><text:s/>Students with disabilities, Gifted, Limited English (Spanish)</text:p>
          </table:table-cell>
          <table:table-cell table:style-name="ce2" office:value-type="string">
            <text:p>New Jersey certified teachers highly qualified in the subject area will provide mathematics and language arts literacy instruction. They will discuss with the regular classroom teachers individual students' educational needs and learning styles, and they will discuss and analyze pupil performance on state and benchmark assessments (NJAS, NJPASS, Leamia, running records, and DRA2). They will focus on the NJCCS, use formative assessment, follow the curriculum map, and differentiate and modify instruction. Language arts teachers will support students in decoding and word recognition, fluency, reading strategies, vocabulary and concept development, comprehension and response to text, writing as a process and product, mechanics, writing forms, and audience and purpose. Mathematics teachers will focus on number and numerical operations, geometry and measurement, patterns and algebra, data analysis, probability and discrete mathematics, and mathematical processes. Teachers will use best practices including differentiated instruction, attention to the students' learning styles, and reinforcement of critical thinking skills to deliver small group instruction to students. Teachers will determine what the students need to know and be able to do, how they are going to go about it, and how they will show what they know.</text:p>
          </table:table-cell>
          <table:table-cell/>
        </table:table-row>
        <table:table-row table:style-name="ro5">
          <table:table-cell table:style-name="ce1" office:value-type="string" table:number-columns-spanned="4" table:number-rows-spanned="1">
            <text:p>Learner First, LLC<text:a xlink:href="">more info &gt;&gt;</text:a>Provider Id: 341</text:p>
          </table:table-cell>
          <table:covered-table-cell table:number-columns-repeated="3"/>
        </table:table-row>
        <table:table-row table:style-name="ro2">
          <table:table-cell office:value-type="string" table:number-columns-spanned="4" table:number-rows-spanned="1">
            <text:p>Jim Treloar721 BroadwayKingston,, NY 12401845-339-2008<text:a xlink:href="mailto:njses@learnerfirst.org">njses@learnerfirst.org</text:a><text:a xlink:href=""> </text:a></text:p>
          </table:table-cell>
          <table:covered-table-cell table:number-columns-repeated="3"/>
        </table:table-row>
        <table:table-row table:style-name="ro4">
          <table:table-cell office:value-type="string">
            <text:p>All of New Jersey</text:p>
          </table:table-cell>
          <table:table-cell table:style-name="ce2" office:value-type="string">
            <text:p>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Learner First has integrated 21st century learning tools, a diagnostic assessment, proven state signed curriculum, highly skilled certified teachers to create an educational delivery model that provides 24/7 learning opportunities and engaging face-to-face and/or online learning activities.</text:p>
          </table:table-cell>
          <table:table-cell/>
        </table:table-row>
        <table:table-row table:style-name="ro5">
          <table:table-cell table:style-name="ce1" office:value-type="string" table:number-columns-spanned="4" table:number-rows-spanned="1">
            <text:p>Learn-It Systems<text:a xlink:href="">more info &gt;&gt;</text:a>Provider Id: 239</text:p>
          </table:table-cell>
          <table:covered-table-cell table:number-columns-repeated="3"/>
        </table:table-row>
        <table:table-row table:style-name="ro3">
          <table:table-cell office:value-type="string" table:number-columns-spanned="4" table:number-rows-spanned="1">
            <text:p>Raquel Whiting5611 Tonnelle Ave, 1st FloorNorth Bergen, NJ 07047410-369-000 ext 107<text:a xlink:href="mailto:raquel.whiting@learn-itsystems.com">raquel.whiting@learn-itsystems.com</text:a><text:a xlink:href="http://www.learn-itsystems.com/">www.learn-itsystems.com</text:a></text:p>
          </table:table-cell>
          <table:covered-table-cell table:number-columns-repeated="3"/>
        </table:table-row>
        <table:table-row table:style-name="ro7">
          <table:table-cell office:value-type="string">
            <text:p>All of New Jersey</text:p>
          </table:table-cell>
          <table:table-cell table:style-name="ce2" office:value-type="string">
            <text:p>Language Arts Literacy, Mathematics</text:p>
            <text:p/>
            <text:p><text:s/>Kindergarten, 1, 2, 3, 4, 5, 6, 7, 8, 9</text:p>
            <text:p/>
            <text:p><text:s/>Students with disabilities, Migrant students, Economically disadvantaged, Limited English (Spanish), Ethnic/racial minorities</text:p>
          </table:table-cell>
          <table:table-cell table:style-name="ce2" office:value-type="string">
            <text:p>Learn-It program pinpoints student's skill gaps and allows our instructors to focus on those particular skills so that students can succeed in school and on state standardized tests. Each student receives an individual instructional plan that provides a clear roadmap for improvement.</text:p>
          </table:table-cell>
          <table:table-cell/>
        </table:table-row>
        <table:table-row table:style-name="ro5">
          <table:table-cell table:style-name="ce1" office:value-type="string" table:number-columns-spanned="4" table:number-rows-spanned="1">
            <text:p>Liberty Learning Lab, Inc<text:a xlink:href="">more info &gt;&gt;</text:a>Provider Id: 316</text:p>
          </table:table-cell>
          <table:covered-table-cell table:number-columns-repeated="3"/>
        </table:table-row>
        <table:table-row table:style-name="ro2">
          <table:table-cell office:value-type="string" table:number-columns-spanned="4" table:number-rows-spanned="1">
            <text:p>Fred Salon6 East 45th Street, Suite 201New York, NY 10017212-697-3085<text:a xlink:href="mailto:fsalon@libertylearninglab.org">fsalon@libertylearninglab.org</text:a><text:a xlink:href=""> </text:a></text:p>
          </table:table-cell>
          <table:covered-table-cell table:number-columns-repeated="3"/>
        </table:table-row>
        <table:table-row table:style-name="ro40">
          <table:table-cell office:value-type="string">
            <text:p>All of New Jersey</text:p>
          </table:table-cell>
          <table:table-cell table:style-name="ce2" office:value-type="string">
            <text:p>Science, Language Arts Literacy, Mathematics</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Liberty Learning Lab has received an unrestricted, unconditional license from Education Link, Inc to use its NY State SES approved curriculum, which includes the Achieve 3000 Reading Program, Edlink USE Math Program. In 2008, Liberty Learning Lab served over 1500 students in NY from over 60 schools. Participating students improved their reading ability by almost a full grade level, and scored 13% higher in mathematics.</text:p>
          </table:table-cell>
          <table:table-cell/>
        </table:table-row>
        <table:table-row table:style-name="ro5">
          <table:table-cell table:style-name="ce1" office:value-type="string" table:number-columns-spanned="4" table:number-rows-spanned="1">
            <text:p>LL Teach, Inc.<text:a xlink:href="">more info &gt;&gt;</text:a>Provider Id: 371</text:p>
          </table:table-cell>
          <table:covered-table-cell table:number-columns-repeated="3"/>
        </table:table-row>
        <table:table-row table:style-name="ro3">
          <table:table-cell office:value-type="string" table:number-columns-spanned="4" table:number-rows-spanned="1">
            <text:p>Paul R. Lawrence674 US Hwy 202/206 Bld 4 Ste 4Bridgewater, NJ 08807-1748908-575-8830<text:a xlink:href="mailto:p.lawrence@llteach.com">p.lawrence@llteach.com</text:a><text:a xlink:href=""> </text:a></text:p>
          </table:table-cell>
          <table:covered-table-cell table:number-columns-repeated="3"/>
        </table:table-row>
        <table:table-row table:style-name="ro7">
          <table:table-cell office:value-type="string">
            <text:p>Bergen Hunterdon Middlesex Monmouth Morris Passaic Somerset, Garfield Paramus Saddle Brook East Paterson</text:p>
          </table:table-cell>
          <table:table-cell table:style-name="ce2" office:value-type="string">
            <text:p>Mathematics</text:p>
            <text:p/>
            <text:p><text:s/>3, 4, 5</text:p>
            <text:p/>
            <text:p><text:s/></text:p>
          </table:table-cell>
          <table:table-cell table:style-name="ce2" office:value-type="string">
            <text:p>Instruction focuses on grade-level NJ-CCC Math Standards (NJ-ASK skills/concepts) using hands-on discovery based methods and materials described in current research and the NCTM Standards. Highly trained instructors are teachers with relevant experience improving student knowledge and skills.</text:p>
          </table:table-cell>
          <table:table-cell/>
        </table:table-row>
        <table:table-row table:style-name="ro5">
          <table:table-cell table:style-name="ce1" office:value-type="string" table:number-columns-spanned="4" table:number-rows-spanned="1">
            <text:p>Mad About Science, Inc.<text:a xlink:href="">more info &gt;&gt;</text:a>Provider Id: 356</text:p>
          </table:table-cell>
          <table:covered-table-cell table:number-columns-repeated="3"/>
        </table:table-row>
        <table:table-row table:style-name="ro2">
          <table:table-cell office:value-type="string" table:number-columns-spanned="4" table:number-rows-spanned="1">
            <text:p>Darlyne deHaan208 Egnor DriveGalloway,, NJ 08205609-652-9354<text:a xlink:href="mailto:madaboutscience@aol.com">madaboutscience@aol.com</text:a><text:a xlink:href=""> </text:a></text:p>
          </table:table-cell>
          <table:covered-table-cell table:number-columns-repeated="3"/>
        </table:table-row>
        <table:table-row table:style-name="ro41">
          <table:table-cell office:value-type="string">
            <text:p>Atlantic City Pleasantville Galloway Egg Harbor Township</text:p>
          </table:table-cell>
          <table:table-cell table:style-name="ce2" office:value-type="string">
            <text:p>Science, Language Arts Literacy, Mathematics</text:p>
            <text:p/>
            <text:p><text:s/>3, 4, 5, 6, 7, 8</text:p>
            <text:p/>
            <text:p><text:s/>Students with disabilities, Gifted, Limited English (Spanish)</text:p>
          </table:table-cell>
          <table:table-cell table:style-name="ce2" office:value-type="string">
            <text:p>The SES program and materials used by Mad About Science, Inc. Learning Center are of high quality, research-based content with documented student achievement and growth. Our math program is based on the research from the National Council of Teacher's of Mathematics Principals and Standards; Renaissance Learning Accelerated Math; ALEKS online math program. Our reading program is based on Ellin Oliver Keene and Susan Zimmerman's "Mosaic of Though," Reading A-Z "White Paper," and the science program is based on research from the National Council of Teacher's of Mathematics Principals and Standards, as well as that of many researchers who found the effectiveness and high quality of hands on science.</text:p>
          </table:table-cell>
          <table:table-cell/>
        </table:table-row>
        <table:table-row table:style-name="ro5">
          <table:table-cell table:style-name="ce1" office:value-type="string" table:number-columns-spanned="4" table:number-rows-spanned="1">
            <text:p>Middletown School District<text:a xlink:href="">more info &gt;&gt;</text:a>Provider Id: 187</text:p>
          </table:table-cell>
          <table:covered-table-cell table:number-columns-repeated="3"/>
        </table:table-row>
        <table:table-row table:style-name="ro3">
          <table:table-cell office:value-type="string" table:number-columns-spanned="4" table:number-rows-spanned="1">
            <text:p>Victa C. McKenzie59 Tindall RoadMiddletown, NJ 07748732-671-3850 ext 1027<text:a xlink:href="mailto:mckenziev@middletownk12.org">mckenziev@middletownk12.org</text:a><text:a xlink:href="http://www.middletownk12.org/">www.middletownk12.org</text:a></text:p>
          </table:table-cell>
          <table:covered-table-cell table:number-columns-repeated="3"/>
        </table:table-row>
        <table:table-row table:style-name="ro11">
          <table:table-cell office:value-type="string">
            <text:p>Monmouth, Middletown School District</text:p>
          </table:table-cell>
          <table:table-cell table:style-name="ce2" office:value-type="string">
            <text:p>Language Arts Literacy, Mathematics</text:p>
            <text:p/>
            <text:p><text:s/>4, 5, 6, 7, 8, 9, 10, 11, 12</text:p>
            <text:p/>
            <text:p><text:s/>Students with disabilities, Economically disadvantaged, Limited English, Ethnic/racial minorities</text:p>
          </table:table-cell>
          <table:table-cell table:style-name="ce2" office:value-type="string">
            <text:p>During the 2008-09 school year of the 12 students who received after school SES services for Language Arts, five had significant increase in NJASK Language Arts scores. Of the nine students who received after school SES services for mathematics four had significantly increased their NJASK scores. Staff employed as instructors, were highly qualified certified teachers, with experience in content areas and differentiated instruction.</text:p>
          </table:table-cell>
          <table:table-cell/>
        </table:table-row>
        <table:table-row table:style-name="ro2">
          <table:table-cell table:style-name="ce1" office:value-type="string" table:number-columns-spanned="4" table:number-rows-spanned="1">
            <text:p>Mount Laurel Community Education<text:a xlink:href="">more info &gt;&gt;</text:a>Provider Id: 317</text:p>
          </table:table-cell>
          <table:covered-table-cell table:number-columns-repeated="3"/>
        </table:table-row>
        <table:table-row table:style-name="ro3">
          <table:table-cell office:value-type="string" table:number-columns-spanned="4" table:number-rows-spanned="1">
            <text:p>Suzanne Haftman436 Masonville RoadMount Laurel,, NJ 08054856-231-5891 ext 1002<text:a xlink:href="mailto:shaftman@mountlaurel.k12.nj.us">shaftman@mountlaurel.k12.nj.us</text:a><text:a xlink:href=""> </text:a></text:p>
          </table:table-cell>
          <table:covered-table-cell table:number-columns-repeated="3"/>
        </table:table-row>
        <table:table-row table:style-name="ro7">
          <table:table-cell office:value-type="string">
            <text:p>Burlington, Mount Laurel Public Schools</text:p>
          </table:table-cell>
          <table:table-cell table:style-name="ce2" office:value-type="string">
            <text:p>Language Arts Literacy, Mathematics</text:p>
            <text:p/>
            <text:p><text:s/>7, 8</text:p>
            <text:p/>
            <text:p><text:s/>Students with disabilities, Economically disadvantaged, Ethnic/racial minorities</text:p>
          </table:table-cell>
          <table:table-cell table:style-name="ce2" office:value-type="string">
            <text:p>The Mt. Laurel Community Education provides SES services in language arts and mathematics for students in 7th &amp; 8th grade. We provide small/large group tutoring focusing on strengthening student classroom performance and achieving higher success in mathematics and language arts literacy on state test.</text:p>
          </table:table-cell>
          <table:table-cell/>
        </table:table-row>
        <table:table-row table:style-name="ro2">
          <table:table-cell table:style-name="ce1" office:value-type="string" table:number-columns-spanned="4" table:number-rows-spanned="1">
            <text:p>Napoleon Institute of Excellence<text:a xlink:href="">more info &gt;&gt;</text:a>Provider Id: 361</text:p>
          </table:table-cell>
          <table:covered-table-cell table:number-columns-repeated="3"/>
        </table:table-row>
        <table:table-row table:style-name="ro2">
          <table:table-cell office:value-type="string" table:number-columns-spanned="4" table:number-rows-spanned="1">
            <text:p>Meegan Napoleon5 Harvard AvenueNeptune, NJ 07753732-757-1379<text:a xlink:href="mailto:Mnapoleond@gmail.com">Mnapoleond@gmail.com</text:a><text:a xlink:href=""> </text:a></text:p>
          </table:table-cell>
          <table:covered-table-cell table:number-columns-repeated="3"/>
        </table:table-row>
        <table:table-row table:style-name="ro30">
          <table:table-cell office:value-type="string">
            <text:p>Monmouth, Asbury Park Neptune City Long Branch</text:p>
          </table:table-cell>
          <table:table-cell table:style-name="ce2" office:value-type="string">
            <text:p>Science, Language Arts Literacy, Mathematics</text:p>
            <text:p/>
            <text:p><text:s/>Kindergarten, 1, 2, 3, 4, 5, 6, 7, 8, 9, 10, 11, 12</text:p>
            <text:p/>
            <text:p><text:s/>Economically disadvantaged, Limited English (Creole, French, Spanish), Ethnic/racial minorities</text:p>
          </table:table-cell>
          <table:table-cell table:style-name="ce2" office:value-type="string">
            <text:p>Our students are provided with an excellent research-based program from the Great Source and McGraw Hill Curriculum. Our agency recognizes the unique learning styles of each student and we provide a detailed and thorough program that is tailored to each individual so that they will have great success in the classroom arena and in their lives.</text:p>
          </table:table-cell>
          <table:table-cell/>
        </table:table-row>
        <table:table-row table:style-name="ro5">
          <table:table-cell table:style-name="ce1" office:value-type="string" table:number-columns-spanned="4" table:number-rows-spanned="1">
            <text:p>New Community Corporation<text:a xlink:href="">more info &gt;&gt;</text:a>Provider Id: 081</text:p>
          </table:table-cell>
          <table:covered-table-cell table:number-columns-repeated="3"/>
        </table:table-row>
        <table:table-row table:style-name="ro2">
          <table:table-cell office:value-type="string" table:number-columns-spanned="4" table:number-rows-spanned="1">
            <text:p>Tracey G. Battles85 Irvine Turner BoulevardNewark, NJ 07103973-848-0910<text:a xlink:href="mailto:Tracey.battles@newcommunity.org">Tracey.battles@newcommunity.org</text:a><text:a xlink:href=""> </text:a></text:p>
          </table:table-cell>
          <table:covered-table-cell table:number-columns-repeated="3"/>
        </table:table-row>
        <table:table-row table:style-name="ro42">
          <table:table-cell office:value-type="string">
            <text:p>Essex Hudson Union, Newark East Orange Orange Irvington Bloomfield Jersey City Bayonne</text:p>
          </table:table-cell>
          <table:table-cell table:style-name="ce2" office:value-type="string">
            <text:p>Language Arts Literacy, Mathematics</text:p>
            <text:p/>
            <text:p><text:s/>1, 2, 3, 4, 5, 6, 7, 8</text:p>
            <text:p/>
            <text:p><text:s/>Students with disabilities, Economically disadvantaged, Ethnic/racial minorities</text:p>
          </table:table-cell>
          <table:table-cell table:style-name="ce2" office:value-type="string">
            <text:p>New Community Corporation's Supplemental Educational Services Program will provide individual and small group academic instruction, taught by certified and experienced teachers. Our curriculum targets the specific educational needs and learning styles of each child. Teachers continuously monitor the effectiveness of the programs by using formative assessment and differentiated instruction aligned to state content standards in rmathematics and language arts literacy. Student Performance Data is used by the teacher to drive instructional programs and improve student performance. The objective of NCC SES Program to engage, motivate and provide children with hands-on, meaningful learning experiences that will maximize their potential and build students confidence in literacy and math. Our primary goals are to: -Reinforce learning that occurs during the regular school day -Provide time and space for quiet study -Provide educational enrichment activities that spark curiosity and love of learning.</text:p>
          </table:table-cell>
          <table:table-cell/>
        </table:table-row>
        <table:table-row table:style-name="ro2">
          <table:table-cell table:style-name="ce1" office:value-type="string" table:number-columns-spanned="4" table:number-rows-spanned="1">
            <text:p>Nicholas Literacy Center, LLC<text:a xlink:href="">more info &gt;&gt;</text:a>Provider Id: 318</text:p>
          </table:table-cell>
          <table:covered-table-cell table:number-columns-repeated="3"/>
        </table:table-row>
        <table:table-row table:style-name="ro2">
          <table:table-cell office:value-type="string" table:number-columns-spanned="4" table:number-rows-spanned="1">
            <text:p>Jacqueline Sims150 Maple Ave, Suite 115South Plainfield, NJ 07080732-379-9851<text:a xlink:href="mailto:nicholasliteracy@aol.com">nicholasliteracy@aol.com</text:a><text:a xlink:href=""> </text:a></text:p>
          </table:table-cell>
          <table:covered-table-cell table:number-columns-repeated="3"/>
        </table:table-row>
        <table:table-row table:style-name="ro9">
          <table:table-cell office:value-type="string">
            <text:p>All of New Jersey</text:p>
          </table:table-cell>
          <table:table-cell table:style-name="ce2" office:value-type="string">
            <text:p>Language Arts Literacy, Mathematics</text:p>
            <text:p/>
            <text:p><text:s/>1, 2, 3, 4, 5, 6, 7, 8</text:p>
            <text:p/>
            <text:p><text:s/>Students with disabilities, Migrant students, Economically disadvantaged, Limited English (Spanish)</text:p>
          </table:table-cell>
          <table:table-cell table:style-name="ce2" office:value-type="string">
            <text:p>The Center utilizes emprical research regarding Compass Learning Odyssey in Schools and at other locations that will engage in services via the internet. Compass Learning is a web based learning resource that can be utilized off line when material is printed and directly supports NJCCCS. Research shows this process is effective for all students.</text:p>
          </table:table-cell>
          <table:table-cell/>
        </table:table-row>
        <table:table-row table:style-name="ro2">
          <table:table-cell table:style-name="ce1" office:value-type="string" table:number-columns-spanned="4" table:number-rows-spanned="1">
            <text:p>Passaic County Educational Services Commission<text:a xlink:href="">more info &gt;&gt;</text:a>Provider Id: 244</text:p>
          </table:table-cell>
          <table:covered-table-cell table:number-columns-repeated="3"/>
        </table:table-row>
        <table:table-row table:style-name="ro2">
          <table:table-cell office:value-type="string" table:number-columns-spanned="4" table:number-rows-spanned="1">
            <text:p>Louis Centolanza1037 Route 46 East, Suite C-201Clifton, NJ 07013973-614-8585, Ext. 10<text:a xlink:href="mailto:centolanza@optonline.net">centolanza@optonline.net</text:a><text:a xlink:href=""> </text:a></text:p>
          </table:table-cell>
          <table:covered-table-cell table:number-columns-repeated="3"/>
        </table:table-row>
        <table:table-row table:style-name="ro6">
          <table:table-cell office:value-type="string">
            <text:p>Bloomingdale Clifton Haledon Hawthorne Little Falls Township North Haledon Passaic City Pompton Lakes Prospect Park Ringwood Totowa Wanaque Wayne Township West Milford Township West Paterson</text:p>
          </table:table-cell>
          <table:table-cell table:style-name="ce2" office:value-type="string">
            <text:p>Language Arts Literacy, Mathematics, English language acquisition</text:p>
            <text:p/>
            <text:p><text:s/>Kindergarten, 1, 2, 3, 4, 5, 6, 7, 8, 9, 10, 11, 12</text:p>
            <text:p/>
            <text:p><text:s/>Students with disabilities, Economically disadvantaged, Ethnic/racial minorities</text:p>
          </table:table-cell>
          <table:table-cell table:style-name="ce2" office:value-type="string">
            <text:p>The PCESC provides effective and efficient educational services to students in need. Its methods and means of instruction are proven and result in successful student achievement. Parents, schools and students are all partners in the process of learning. The PCESC has 12 years of experience in educating pupils.</text:p>
          </table:table-cell>
          <table:table-cell/>
        </table:table-row>
        <table:table-row table:style-name="ro2">
          <table:table-cell table:style-name="ce1" office:value-type="string" table:number-columns-spanned="4" table:number-rows-spanned="1">
            <text:p>Perth Amboy Adult Education Center/21st Century Community Learning<text:a xlink:href="">more info &gt;&gt;</text:a>Provider Id: 094</text:p>
          </table:table-cell>
          <table:covered-table-cell table:number-columns-repeated="3"/>
        </table:table-row>
        <table:table-row table:style-name="ro2">
          <table:table-cell office:value-type="string" table:number-columns-spanned="4" table:number-rows-spanned="1">
            <text:p>Wanda Segarra-Cruz178 Barracks StreetPerth Amboy, NJ 08861732-376-6240, Ext. 31-401<text:a xlink:href="mailto:wandsegarra@paps.net">wandsegarra@paps.net</text:a><text:a xlink:href=""> </text:a></text:p>
          </table:table-cell>
          <table:covered-table-cell table:number-columns-repeated="3"/>
        </table:table-row>
        <table:table-row table:style-name="ro40">
          <table:table-cell office:value-type="string">
            <text:p>Middlesex, Perth Amboy Public School</text:p>
          </table:table-cell>
          <table:table-cell table:style-name="ce2" office:value-type="string">
            <text:p>Language Arts Literacy, Mathematics</text:p>
            <text:p/>
            <text:p><text:s/>5, 6, 7, 8, 9, 10, 11, 12</text:p>
            <text:p/>
            <text:p><text:s/>Students with disabilities, Economically disadvantaged, Limited English (Spanish), Ethnic/racial minorities</text:p>
          </table:table-cell>
          <table:table-cell table:style-name="ce2" office:value-type="string">
            <text:p>The Perth Amboy Education Center in collaboration with other after school programs offers the student's comprehensive academic sessions in Mathematics, Language Arts, Reading and English as a Second Language. The staff are highly qualified and certified in their content areas. All staff have years of experience working with minority students, special needs students are sensitive in working in a diverse population such as Perth Amboy.</text:p>
          </table:table-cell>
          <table:table-cell/>
        </table:table-row>
        <table:table-row table:style-name="ro5">
          <table:table-cell table:style-name="ce1" office:value-type="string" table:number-columns-spanned="4" table:number-rows-spanned="1">
            <text:p>Piscataway Township Schools<text:a xlink:href="">more info &gt;&gt;</text:a>Provider Id: 204</text:p>
          </table:table-cell>
          <table:covered-table-cell table:number-columns-repeated="3"/>
        </table:table-row>
        <table:table-row table:style-name="ro2">
          <table:table-cell office:value-type="string" table:number-columns-spanned="4" table:number-rows-spanned="1">
            <text:p>Carolyn Keck1515 Stelton RoadPiscataway, NJ 08855732-572-2289 ext 2561<text:a xlink:href="mailto:lmoses@pway.org">lmoses@pway.org</text:a><text:a xlink:href=""> </text:a></text:p>
          </table:table-cell>
          <table:covered-table-cell table:number-columns-repeated="3"/>
        </table:table-row>
        <table:table-row table:style-name="ro43">
          <table:table-cell office:value-type="string">
            <text:p>Middlesex, Dunellen South Plainfield Highland Park Middlesex Piscataway North Brunswick Edison</text:p>
          </table:table-cell>
          <table:table-cell table:style-name="ce2" office:value-type="string">
            <text:p>Science, Language Arts Literacy, Mathematics</text:p>
            <text:p/>
            <text:p><text:s/>1, 2, 3, 4, 5, 6, 7, 8, 9, 10, 11, 12</text:p>
            <text:p/>
            <text:p><text:s/>Students with disabilities, Migrant students, Economically disadvantaged, Limited English, Ethnic/racial minorities</text:p>
          </table:table-cell>
          <table:table-cell table:style-name="ce2" office:value-type="string">
            <text:p>Piscataway Schools provides Supplemental Education Services using only certified highly qualified experienced teachers as instructors. The district provides these services within its schools using available New Jersey standards aligned materials and techinlogicla resources. SES can be differentiated for individual students or small groups. Special research-based strategies and interventions will be used. Piscataway Schools meets AYP in literacy and mathematics, for total students and general education students. ESL and some special accommodation can be provided.</text:p>
          </table:table-cell>
          <table:table-cell/>
        </table:table-row>
        <table:table-row table:style-name="ro2">
          <table:table-cell table:style-name="ce1" office:value-type="string" table:number-columns-spanned="4" table:number-rows-spanned="1">
            <text:p>Plainfield Community Outreach, Inc.<text:a xlink:href="">more info &gt;&gt;</text:a>Provider Id: 294</text:p>
          </table:table-cell>
          <table:covered-table-cell table:number-columns-repeated="3"/>
        </table:table-row>
        <table:table-row table:style-name="ro3">
          <table:table-cell office:value-type="string" table:number-columns-spanned="4" table:number-rows-spanned="1">
            <text:p>Jane Wilson600 Cleveland AvenuePlainfield, NJ 07060908-756-7897, ext 11<text:a xlink:href="mailto:jane@educateplainfield.org">jane@educateplainfield.org</text:a><text:a xlink:href="http://www.educateplainfield.org/">www.educateplainfield.org/</text:a></text:p>
          </table:table-cell>
          <table:covered-table-cell table:number-columns-repeated="3"/>
        </table:table-row>
        <table:table-row table:style-name="ro4">
          <table:table-cell office:value-type="string">
            <text:p>Union Somerset Middlesex, Plainfield, Scotch Plains North Plainfield Bound Brook Dunellen Piscataway Highland Park Edison South Plainfield</text:p>
          </table:table-cell>
          <table:table-cell table:style-name="ce2" office:value-type="string">
            <text:p>Science, Language Arts Literacy, Mathematics, English language acquisition</text:p>
            <text:p/>
            <text:p><text:s/>1, 2, 3, 4, 5, 6, 7, 8</text:p>
            <text:p/>
            <text:p><text:s/>Students with disabilities, Economically disadvantaged, Limited English (Spanish), Ethnic/racial minorities</text:p>
          </table:table-cell>
          <table:table-cell table:style-name="ce2" office:value-type="string">
            <text:p>Plainfield Community Outreach, Inc. educates and empowers students by providing stellar tutoring services for grades 1-8. Our program director, a NJ certified teacher with thorough knowledge of curriculum standards, prepares an individual learning plan for each student.</text:p>
          </table:table-cell>
          <table:table-cell/>
        </table:table-row>
        <table:table-row table:style-name="ro2">
          <table:table-cell table:style-name="ce1" office:value-type="string" table:number-columns-spanned="4" table:number-rows-spanned="1">
            <text:p>Preferred Tutoring Services, LLC<text:a xlink:href="">more info &gt;&gt;</text:a>Provider Id: 245</text:p>
          </table:table-cell>
          <table:covered-table-cell table:number-columns-repeated="3"/>
        </table:table-row>
        <table:table-row table:style-name="ro3">
          <table:table-cell office:value-type="string" table:number-columns-spanned="4" table:number-rows-spanned="1">
            <text:p>Julie Ozlem Bektas256 Broad Street Suite 2-BBloomfield, NJ 07003973-337-2111<text:a xlink:href="mailto:Julie@preferredtutoring.com">Julie@preferredtutoring.com</text:a><text:a xlink:href="http://www.preferredtutoring.com/">www.preferredtutoring.com</text:a></text:p>
          </table:table-cell>
          <table:covered-table-cell table:number-columns-repeated="3"/>
        </table:table-row>
        <table:table-row table:style-name="ro44">
          <table:table-cell office:value-type="string">
            <text:p>All of New Jersey</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Spanish,TurkishPortuguese,Filipino,French,Creole), Ethnic/racial minorities</text:p>
          </table:table-cell>
          <table:table-cell table:style-name="ce2" office:value-type="string">
            <text:p>Preferred Tutoring Services provides the highest quality, small group tutoring in NJ. Students that participated in our SES program exhibited statistically significant increases in both Language Arts and Math on administered assessments. Based on our assessments, after an average of 35 hours of teaching. 75% of our students improved their score in reading, while 70% of our students improved their score in math. Students completing the program achieved an average grade level gain of 1.4 years in reading and 1.3 years in math. Further evidence that our program has had a positive impact on student achievement includes parent and classroom teacher surveys. Both stakeholders reported that our tutoring program has accelerated the academic achievement of their students significantly.</text:p>
          </table:table-cell>
          <table:table-cell/>
        </table:table-row>
        <table:table-row table:style-name="ro2">
          <table:table-cell table:style-name="ce1" office:value-type="string" table:number-columns-spanned="4" table:number-rows-spanned="1">
            <text:p>Premier Education Services, LLC<text:a xlink:href="">more info &gt;&gt;</text:a>Provider Id: 358</text:p>
          </table:table-cell>
          <table:covered-table-cell table:number-columns-repeated="3"/>
        </table:table-row>
        <table:table-row table:style-name="ro2">
          <table:table-cell office:value-type="string" table:number-columns-spanned="4" table:number-rows-spanned="1">
            <text:p>Jermaine JamesP. O. Box 9 TCBWest Orange, NJ 07052862-223-1110<text:a xlink:href="mailto:jjames@premiereducationservices.com">jjames@premiereducationservices.com</text:a><text:a xlink:href=""> </text:a></text:p>
          </table:table-cell>
          <table:covered-table-cell table:number-columns-repeated="3"/>
        </table:table-row>
        <table:table-row table:style-name="ro7">
          <table:table-cell office:value-type="string">
            <text:p>Bergen Essex Hudson Union</text:p>
          </table:table-cell>
          <table:table-cell table:style-name="ce2" office:value-type="string">
            <text:p>Science, Language Arts Literacy, Mathematics</text:p>
            <text:p/>
            <text:p><text:s/>Kindergarten, 1, 2, 3, 4, 5, 6, 7, 8, 9, 10, 11, 12</text:p>
            <text:p/>
            <text:p><text:s/>Students with disabilities, Gifted, Limited English</text:p>
          </table:table-cell>
          <table:table-cell table:style-name="ce2" office:value-type="string">
            <text:p>Based on studies that demonstrate the effectiveness of our chosen Reading and Math curricula, we anticipate our program will raise student academic achievement. We use curricula from the nationally-known Buckle Down Publishers and instructional practices borne out of rigorous academic research.</text:p>
          </table:table-cell>
          <table:table-cell/>
        </table:table-row>
        <table:table-row table:style-name="ro2">
          <table:table-cell table:style-name="ce1" office:value-type="string" table:number-columns-spanned="4" table:number-rows-spanned="1">
            <text:p>QuadThink Education Network<text:a xlink:href="">more info &gt;&gt;</text:a>Provider Id: 359</text:p>
          </table:table-cell>
          <table:covered-table-cell table:number-columns-repeated="3"/>
        </table:table-row>
        <table:table-row table:style-name="ro3">
          <table:table-cell office:value-type="string" table:number-columns-spanned="4" table:number-rows-spanned="1">
            <text:p>Lorenzo J. McFadden617 Stokes Road, Suite 4-103Medford, NJ 08055609-254-5774<text:a xlink:href="mailto:LMcFadden@genesiscamden.org">LMcFadden@genesiscamden.org</text:a><text:a xlink:href="http://www.quadthink.com/">www.quadthink.com</text:a></text:p>
          </table:table-cell>
          <table:covered-table-cell table:number-columns-repeated="3"/>
        </table:table-row>
        <table:table-row table:style-name="ro45">
          <table:table-cell office:value-type="string">
            <text:p>Burlington Camden Gloucester, Willingboro Public School District Glassboro Public School</text:p>
          </table:table-cell>
          <table:table-cell table:style-name="ce2" office:value-type="string">
            <text:p>Language Arts Literacy, Mathematics</text:p>
            <text:p/>
            <text:p><text:s/>3, 4, 5, 6, 7, 8, 9, 10, 11, 12</text:p>
            <text:p/>
            <text:p><text:s/>Students with disabilities, Limited English (Spanish)</text:p>
          </table:table-cell>
          <table:table-cell table:style-name="ce2" office:value-type="string">
            <text:p>QuadThink Education Network is an innovative, academic based program, which fosters 21st Century learning through the 3 C's Collaborate, Connect and Compete utilizing highly qualified teachers. QuadThink Education Network has modeled its program from research based on 21st Century learning from the Center for Innovative Education (CIE) at Kean University and Extralearning Online programs. QuadThink Education Network (QEN) will provide students with opportunities to have significant gains in literacy, and mathematical skills aligned with the newest NJCCCS. Students will increase their proficiency rates through rigorous small group instruction focusing on challenges evident in our SES pre-testing, school report grades, completed teacher-student forms, parent interviews and information from other stakeholders. QEN will further enhance student achievement using Individualized Student Plans developed through the technological Extralearning Online program. The effectiveness of our model is based on the uniqueness to connect learning games in conjunction with high quality digital instructional delivery improving students' academic success through critical thinking and immediate application of identified skills. As we move through the 21st Century, QEN is committed to having at-risk students become 21st Century thinkers and learners as our staff training will continually match the research based on advancements in education from the Kean University Center for Innovative Education (CIE). Previously, QuadThink Education Network with a collaborative partner Genesis School of Business, successfully under their banner assisted in preparing students to pass bother 8th and 11th grade proficiency exams, college entrance exams as well as High School Equivalency Exams.</text:p>
          </table:table-cell>
          <table:table-cell/>
        </table:table-row>
        <table:table-row table:style-name="ro5">
          <table:table-cell table:style-name="ce1" office:value-type="string" table:number-columns-spanned="4" table:number-rows-spanned="1">
            <text:p>Red Bank Primary School<text:a xlink:href="">more info &gt;&gt;</text:a>Provider Id: 234</text:p>
          </table:table-cell>
          <table:covered-table-cell table:number-columns-repeated="3"/>
        </table:table-row>
        <table:table-row table:style-name="ro2">
          <table:table-cell office:value-type="string" table:number-columns-spanned="4" table:number-rows-spanned="1">
            <text:p>Laura Morana76 Branch AvenueRed Bank, NJ 07701732-758-1507<text:a xlink:href="mailto:moranal@rbb.k12.nj.us">moranal@rbb.k12.nj.us</text:a><text:a xlink:href=""> </text:a></text:p>
          </table:table-cell>
          <table:covered-table-cell table:number-columns-repeated="3"/>
        </table:table-row>
        <table:table-row table:style-name="ro18">
          <table:table-cell office:value-type="string">
            <text:p>Monmouth, Red Bank Borough Eatontown Public Schools Little Silver Borough Shrewsbury Borough and other neighboring schools in need of services</text:p>
          </table:table-cell>
          <table:table-cell table:style-name="ce2" office:value-type="string">
            <text:p>Language Arts Literacy, Mathematics</text:p>
            <text:p/>
            <text:p><text:s/>4, 5, 6, 7, 8</text:p>
            <text:p/>
            <text:p><text:s/>Migrant students, Economically disadvantaged, Limited English, Ethnic/racial minorities</text:p>
          </table:table-cell>
          <table:table-cell table:style-name="ce2" office:value-type="string">
            <text:p>The Red Bank Primary School is a nominated Blue Ribbon School that provides high quality, evidence-based supplemental service aligned with the NJCCCS and designed to increase achievement in Reading and Mathematical critical thinking skills. Our program reflects the diverse needs of our community.</text:p>
          </table:table-cell>
          <table:table-cell/>
        </table:table-row>
        <table:table-row table:style-name="ro2">
          <table:table-cell table:style-name="ce1" office:value-type="string" table:number-columns-spanned="4" table:number-rows-spanned="1">
            <text:p>Regional Enrichment and Learning Center (REAL)<text:a xlink:href="">more info &gt;&gt;</text:a>Provider Id: 185</text:p>
          </table:table-cell>
          <table:covered-table-cell table:number-columns-repeated="3"/>
        </table:table-row>
        <table:table-row table:style-name="ro3">
          <table:table-cell office:value-type="string" table:number-columns-spanned="4" table:number-rows-spanned="1">
            <text:p>Barbara Donahue1371 Chews Landing RoadLaurel Springs, NJ 08048856-232-7325<text:a xlink:href="mailto:barbara.donahue@realcenters.com">barbara.donahue@realcenters.com</text:a><text:a xlink:href="http://www.realcenters.com/">www.realcenters.com</text:a></text:p>
          </table:table-cell>
          <table:covered-table-cell table:number-columns-repeated="3"/>
        </table:table-row>
        <table:table-row table:style-name="ro7">
          <table:table-cell office:value-type="string">
            <text:p>All of New Jersey</text:p>
          </table:table-cell>
          <table:table-cell table:style-name="ce2" office:value-type="string">
            <text:p>Special Education, Language Arts Literacy, Mathematics</text:p>
            <text:p/>
            <text:p><text:s/>Kindergarten, 1, 2, 3, 4, 5, 6, 7, 8, 9, 10, 11, 12</text:p>
            <text:p/>
            <text:p><text:s/>Students with disabilities, Migrant students, Economically disadvantaged, Limited English (Spanish, Creole/French), Ethnic/racial minorities</text:p>
          </table:table-cell>
          <table:table-cell table:style-name="ce2" office:value-type="string">
            <text:p>The REAL Center provides SES services in language arts literacy and mathematics for students from Kindergarten to grade 12. In our 6th year (2010-11) as an approved provider, we also specialize in special needs students. Our test show students growth from a few months to a few years with regular attendance.</text:p>
          </table:table-cell>
          <table:table-cell/>
        </table:table-row>
        <table:table-row table:style-name="ro2">
          <table:table-cell table:style-name="ce1" office:value-type="string" table:number-columns-spanned="4" table:number-rows-spanned="1">
            <text:p>Rocket Learning Partners, LLC<text:a xlink:href="">more info &gt;&gt;</text:a>Provider Id: 296</text:p>
          </table:table-cell>
          <table:covered-table-cell table:number-columns-repeated="3"/>
        </table:table-row>
        <table:table-row table:style-name="ro2">
          <table:table-cell office:value-type="string" table:number-columns-spanned="4" table:number-rows-spanned="1">
            <text:p>Bo Kemp703 McCarter Highway, Suite 100Newark, NJ 07102917-744-6456<text:a xlink:href="mailto:bokemp@rocketlearning.net">bokemp@rocketlearning.net</text:a><text:a xlink:href=""> </text:a></text:p>
          </table:table-cell>
          <table:covered-table-cell table:number-columns-repeated="3"/>
        </table:table-row>
        <table:table-row table:style-name="ro9">
          <table:table-cell office:value-type="string">
            <text:p>All of New Jersey</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Rocket Learning was specifically founded to provide high quality supplemental educational services. Our objective is to help our students acquire the skills they need to succeed in school and in life. We have successfully tutored more than 50,000 students and achieved an average student gain of 22% in Literacy and 31% in Math on criterion referenced assessments.</text:p>
          </table:table-cell>
          <table:table-cell/>
        </table:table-row>
        <table:table-row table:style-name="ro2">
          <table:table-cell table:style-name="ce1" office:value-type="string" table:number-columns-spanned="4" table:number-rows-spanned="1">
            <text:p>Rowan University Reading Clinic<text:a xlink:href="">more info &gt;&gt;</text:a>Provider Id: 218</text:p>
          </table:table-cell>
          <table:covered-table-cell table:number-columns-repeated="3"/>
        </table:table-row>
        <table:table-row table:style-name="ro3">
          <table:table-cell office:value-type="string" table:number-columns-spanned="4" table:number-rows-spanned="1">
            <text:p>Nanci PaparoEducation Building, Rowan University201 Mullica Hill RoadGlassboro, NJ 08028856-256-4500 ex 3793<text:a xlink:href="mailto:paparo@rowan.edu">paparo@rowan.edu</text:a><text:a xlink:href=""> </text:a></text:p>
          </table:table-cell>
          <table:covered-table-cell table:number-columns-repeated="3"/>
        </table:table-row>
        <table:table-row table:style-name="ro18">
          <table:table-cell office:value-type="string">
            <text:p>Atlantic Camden Cumberland Gloucester</text:p>
          </table:table-cell>
          <table:table-cell table:style-name="ce2" office:value-type="string">
            <text:p>Language Arts Literacy</text:p>
            <text:p/>
            <text:p><text:s/>1, 2, 3, 4, 5, 6, 7, 8, 9, 10, 11, 12</text:p>
            <text:p/>
            <text:p><text:s/>Students with disabilities, Migrant students, Economically disadvantaged, Any student with reading and writing problems., Ethnic/racial minorities</text:p>
          </table:table-cell>
          <table:table-cell table:style-name="ce2" office:value-type="string">
            <text:p>Individualized tutoring in reading is given by tutors who have advanced training in the correction of reading problems. Instruction is based on research proven effective practices. Approximately forty-five percent of children make measurable gains in comprehension and word recognition after tutoring.</text:p>
          </table:table-cell>
          <table:table-cell/>
        </table:table-row>
        <table:table-row table:style-name="ro2">
          <table:table-cell table:style-name="ce1" office:value-type="string" table:number-columns-spanned="4" table:number-rows-spanned="1">
            <text:p>Rutgers Young Educated Scholars (YES) Institute<text:a xlink:href="">more info &gt;&gt;</text:a>Provider Id: 235</text:p>
          </table:table-cell>
          <table:covered-table-cell table:number-columns-repeated="3"/>
        </table:table-row>
        <table:table-row table:style-name="ro3">
          <table:table-cell office:value-type="string" table:number-columns-spanned="4" table:number-rows-spanned="1">
            <text:p>Wanda GarciaRutgers University Center for Strategic Urban Community Leadership321 Cooper StreetCamden, NJ 08102856-225-6903<text:a xlink:href="mailto:wandag@camden.rutgers.edu">wandag@camden.rutgers.edu</text:a><text:a xlink:href=""> </text:a></text:p>
          </table:table-cell>
          <table:covered-table-cell table:number-columns-repeated="3"/>
        </table:table-row>
        <table:table-row table:style-name="ro34">
          <table:table-cell office:value-type="string">
            <text:p>LEAP Academy University Charter School Camden City Public School Camden's Promise Charter School Gloucester City Public Schools Collingswood Public Schools Pennsauken Public Schools Cherry Hill Public Schools Camden Academy Charter High School Camden's Pride Charter School DUE Season Charter School ECO Charter School Freedom Academy Charter School Winslow Township, Sicklerville, NJ</text:p>
          </table:table-cell>
          <table:table-cell table:style-name="ce2" office:value-type="string">
            <text:p>Language Arts Literacy, Mathematics</text:p>
            <text:p/>
            <text:p><text:s/>3, 4, 5, 6, 7, 8, 9, 10, 11</text:p>
            <text:p/>
            <text:p><text:s/>Economically disadvantaged, Limited English (Spanish), Ethnic/racial minorities</text:p>
          </table:table-cell>
          <table:table-cell table:style-name="ce2" office:value-type="string">
            <text:p>The Rutgers YES Institute has been providing services since 2007. Its curriculum is centered on providing tutoring in math and literacy utilizing a combination of basic skills acquisition and project-based learning. We encourage student learning, critical thinking, and self-motivation.</text:p>
          </table:table-cell>
          <table:table-cell/>
        </table:table-row>
        <table:table-row table:style-name="ro2">
          <table:table-cell table:style-name="ce1" office:value-type="string" table:number-columns-spanned="4" table:number-rows-spanned="1">
            <text:p>Sankofa Educational Solutions, LLC<text:a xlink:href="">more info &gt;&gt;</text:a>Provider Id: 362</text:p>
          </table:table-cell>
          <table:covered-table-cell table:number-columns-repeated="3"/>
        </table:table-row>
        <table:table-row table:style-name="ro2">
          <table:table-cell office:value-type="string" table:number-columns-spanned="4" table:number-rows-spanned="1">
            <text:p>Shelia Williamson15 Mohave DriveGalloway, NJ 08205609-335-2212<text:a xlink:href="mailto:sankofaedsolutions@yahoo.com">sankofaedsolutions@yahoo.com</text:a><text:a xlink:href=""> </text:a></text:p>
          </table:table-cell>
          <table:covered-table-cell table:number-columns-repeated="3"/>
        </table:table-row>
        <table:table-row table:style-name="ro7">
          <table:table-cell office:value-type="string">
            <text:p>Atlantic Burlington Camden Cumberland Essex, Atlantic City Pleasantville Camden City Winslow Township Institute for Excellence Charter School</text:p>
          </table:table-cell>
          <table:table-cell table:style-name="ce2" office:value-type="string">
            <text:p>Language Arts Literacy, Mathematics</text:p>
            <text:p/>
            <text:p><text:s/>Kindergarten, 1, 2, 3, 4, 5, 6, 7, 8</text:p>
            <text:p/>
            <text:p><text:s/>Migrant students, Economically disadvantaged, Gifted, Limited English (Spanish), Ethnic/racial minorities</text:p>
          </table:table-cell>
          <table:table-cell table:style-name="ce2" office:value-type="string">
            <text:p>Sanfofa Educational Solutions is committed to student growth using effective instructional methods taught by high quality teacher/tutors in a safe and engaging learning environment. Our program assures parents that students will improve skills needed to show progress in math and language arts iteracy.</text:p>
          </table:table-cell>
          <table:table-cell/>
        </table:table-row>
        <table:table-row table:style-name="ro2">
          <table:table-cell table:style-name="ce1" office:value-type="string" table:number-columns-spanned="4" table:number-rows-spanned="1">
            <text:p>School #14 - Bayonne New Jersey<text:a xlink:href="">more info &gt;&gt;</text:a>Provider Id: 297</text:p>
          </table:table-cell>
          <table:covered-table-cell table:number-columns-repeated="3"/>
        </table:table-row>
        <table:table-row table:style-name="ro2">
          <table:table-cell office:value-type="string" table:number-columns-spanned="4" table:number-rows-spanned="1">
            <text:p>Rosalie Moran33 East 24th Avenue669 Avenue ABayonne, NJ 07002201-858-5565<text:a xlink:href="mailto:moran@bboed.org">moran@bboed.org</text:a><text:a xlink:href=""> </text:a></text:p>
          </table:table-cell>
          <table:covered-table-cell table:number-columns-repeated="3"/>
        </table:table-row>
        <table:table-row table:style-name="ro29">
          <table:table-cell office:value-type="string">
            <text:p>Hudson, Bayonne Public Schools</text:p>
          </table:table-cell>
          <table:table-cell table:style-name="ce2" office:value-type="string">
            <text:p>Language Arts Literacy, Mathematics</text:p>
            <text:p/>
            <text:p><text:s/>Kindergarten, 1, 2, 3, 4, 5, 6, 7, 8</text:p>
            <text:p/>
            <text:p><text:s/>Students with disabilities, Economically disadvantaged, Limited English (Spanish), Ethnic/racial minorities</text:p>
          </table:table-cell>
          <table:table-cell table:style-name="ce2" office:value-type="string">
            <text:p>The supplemental program offered by School #14 uses a variety of pedagogical methods and research based instructional materials that complement the regular school curriculum. Data from our recent state testing indicates that these supplemental services contributed to increased achievement in language arts literacy and mathematics.</text:p>
          </table:table-cell>
          <table:table-cell/>
        </table:table-row>
        <table:table-row table:style-name="ro5">
          <table:table-cell table:style-name="ce1" office:value-type="string" table:number-columns-spanned="4" table:number-rows-spanned="1">
            <text:p>Smarties Tutoring Services<text:a xlink:href="">more info &gt;&gt;</text:a>Provider Id: 363</text:p>
          </table:table-cell>
          <table:covered-table-cell table:number-columns-repeated="3"/>
        </table:table-row>
        <table:table-row table:style-name="ro2">
          <table:table-cell office:value-type="string" table:number-columns-spanned="4" table:number-rows-spanned="1">
            <text:p>Isaak Aronson129 Whitney AvenueNew Haven, CT 06510203-772-4331 ext 305<text:a xlink:href="mailto:iaronson@smartiestutoring.com">iaronson@smartiestutoring.com</text:a><text:a xlink:href=""> </text:a></text:p>
          </table:table-cell>
          <table:covered-table-cell table:number-columns-repeated="3"/>
        </table:table-row>
        <table:table-row table:style-name="ro14">
          <table:table-cell office:value-type="string">
            <text:p>All of New Jersey</text:p>
          </table:table-cell>
          <table:table-cell table:style-name="ce2" office:value-type="string">
            <text:p>Language Arts Literacy, Mathematics</text:p>
            <text:p/>
            <text:p><text:s/>1, 2, 3, 4, 5, 6, 7, 8</text:p>
            <text:p/>
            <text:p><text:s/>Students with disabilities, Limited English (Spanish; Russian)</text:p>
          </table:table-cell>
          <table:table-cell table:style-name="ce2" office:value-type="string">
            <text:p>Our enrollment in 2007-2008 was over 400 students, and 93% improved from pretest to posttest by at least 10% and 47% improved by 25% or more. Our enrollment in 2008-2009 was over 750 students, and 84% increased by at least 10% from pretest to posttest, and 52% increased by 25% or more.</text:p>
          </table:table-cell>
          <table:table-cell/>
        </table:table-row>
        <table:table-row table:style-name="ro2">
          <table:table-cell table:style-name="ce1" office:value-type="string" table:number-columns-spanned="4" table:number-rows-spanned="1">
            <text:p>Somerset Kumon Math &amp; Reading Center/CL Center, Inc.<text:a xlink:href="">more info &gt;&gt;</text:a>Provider Id: 236</text:p>
          </table:table-cell>
          <table:covered-table-cell table:number-columns-repeated="3"/>
        </table:table-row>
        <table:table-row table:style-name="ro3">
          <table:table-cell office:value-type="string" table:number-columns-spanned="4" table:number-rows-spanned="1">
            <text:p>Mindy ChuSuite 1, Tower 11075 Easton AvenueSomerset, NJ 08873908-421-3199<text:a xlink:href="mailto:fang_ling_ling@yahoo.com">fang_ling_ling@yahoo.com</text:a><text:a xlink:href="http://www.kumon.com/">www.kumon.com</text:a></text:p>
          </table:table-cell>
          <table:covered-table-cell table:number-columns-repeated="3"/>
        </table:table-row>
        <table:table-row table:style-name="ro43">
          <table:table-cell office:value-type="string">
            <text:p>Somerset, Franklin Township South Brunswick East Brunswick South Bound Brook Piscataway Township</text:p>
          </table:table-cell>
          <table:table-cell table:style-name="ce2" office:value-type="string">
            <text:p>Language Arts Literacy, Mathematics</text:p>
            <text:p/>
            <text:p><text:s/>1, 2, 3, 4, 5, 6, 7, 8</text:p>
            <text:p/>
            <text:p><text:s/>Students with disabilities, Migrant students, Economically disadvantaged, Limited English (Chinese; Spanish), Ethnic/racial minorities</text:p>
          </table:table-cell>
          <table:table-cell table:style-name="ce2" office:value-type="string">
            <text:p>The Kumon program improves Math and Reading abilities and helps develop better study habits and learning skills. Students practice their math and reading to increase comfort, speed and confidence. Kumon offers a sustained and focused approach to develop academic skills for high school and college. Over three quarters of all the students (75.8%) participating in the Kumon Math Program showed a sound measure of progress in their achievement scores. Twenty-eight students (N=28) posted a gain in achievement. The average gain was 7.8 percentage points.</text:p>
          </table:table-cell>
          <table:table-cell/>
        </table:table-row>
        <table:table-row table:style-name="ro2">
          <table:table-cell table:style-name="ce1" office:value-type="string" table:number-columns-spanned="4" table:number-rows-spanned="1">
            <text:p>Sylvan Learning Center of East Brunswick<text:a xlink:href="">more info &gt;&gt;</text:a>Provider Id: 360</text:p>
          </table:table-cell>
          <table:covered-table-cell table:number-columns-repeated="3"/>
        </table:table-row>
        <table:table-row table:style-name="ro2">
          <table:table-cell office:value-type="string" table:number-columns-spanned="4" table:number-rows-spanned="1">
            <text:p>Nancy Velisek754 Route 18, Suite 103East Brusnwick, NJ 08816732-390-4040<text:a xlink:href="mailto:Sylvan4108@aol.com">Sylvan4108@aol.com</text:a><text:a xlink:href=""> </text:a></text:p>
          </table:table-cell>
          <table:covered-table-cell table:number-columns-repeated="3"/>
        </table:table-row>
        <table:table-row table:style-name="ro46">
          <table:table-cell office:value-type="string">
            <text:p>Middlesex, Old Bridge Township Public Schools Sayreville Townslhip Public School East Brunswick Township Public School North Brunswick Public Schools South Brunswick Public Schools South Amboy Township Public Schools Spotswood Township Public Schools Miltown Townlship Public Schools Jamesburg Township Public Schools</text:p>
          </table:table-cell>
          <table:table-cell table:style-name="ce2" office:value-type="string">
            <text:p>Language Arts Literacy, Mathematics</text:p>
            <text:p/>
            <text:p><text:s/>Kindergarten, 1, 2, 3, 4, 5, 6, 7, 8, 9, 10, 11, 12</text:p>
            <text:p/>
            <text:p><text:s/>Students with disabilities, Gifted</text:p>
          </table:table-cell>
          <table:table-cell table:style-name="ce2" office:value-type="string">
            <text:p>Sylvan Learning Center of East Brunswick has operated since 1985 and has helped nearly 10,000 students achieve academic success. Sylvan Learning Centers as a system of franchise owned centers throughout the United States and Canada has helped over two million students over the past 30 years. Instruction is based on individual students academic assessments. Through mastery learning, we remediate skill gaps; through personalized lesson plans, we enhance academic achievement and increase confidence and self esteem. Students are able to gain one full grade level in 36 hours of instruction in Reading or Math.</text:p>
          </table:table-cell>
          <table:table-cell/>
        </table:table-row>
        <table:table-row table:style-name="ro2">
          <table:table-cell table:style-name="ce1" office:value-type="string" table:number-columns-spanned="4" table:number-rows-spanned="1">
            <text:p>Sylvan Learning Center of Eatontown<text:a xlink:href="">more info &gt;&gt;</text:a>Provider Id: 246</text:p>
          </table:table-cell>
          <table:covered-table-cell table:number-columns-repeated="3"/>
        </table:table-row>
        <table:table-row table:style-name="ro2">
          <table:table-cell office:value-type="string" table:number-columns-spanned="4" table:number-rows-spanned="1">
            <text:p>Heather Pierce3 Corbett WayEatontown, NJ 07724732-544-1300<text:a xlink:href="mailto:sylvaneatontown@comcast.net">sylvaneatontown@comcast.net</text:a><text:a xlink:href="http://www.educate.com/">www.educate.com</text:a></text:p>
          </table:table-cell>
          <table:covered-table-cell table:number-columns-repeated="3"/>
        </table:table-row>
        <table:table-row table:style-name="ro47">
          <table:table-cell office:value-type="string">
            <text:p>Monmouth Ocean</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Egyptian), Ethnic/racial minorities</text:p>
          </table:table-cell>
          <table:table-cell table:style-name="ce2" office:value-type="string">
            <text:p>We have successfully helped hundreds of struggling students get the skills they need in order to catch up in school for the last five years. As measured by our program performance we have consistently demonstrated significant academic growth in just 36 hrs of instruction in our reading and math program. Student academic gains have been reported in reading of at least one full year for 63% of students between 2005-2008. Academic gains in mathematics were at least one full year for 72% of students between 2005-2008.</text:p>
          </table:table-cell>
          <table:table-cell/>
        </table:table-row>
        <table:table-row table:style-name="ro2">
          <table:table-cell table:style-name="ce1" office:value-type="string" table:number-columns-spanned="4" table:number-rows-spanned="1">
            <text:p>Sylvan Learning Center of Nutley<text:a xlink:href="">more info &gt;&gt;</text:a>Provider Id: 319</text:p>
          </table:table-cell>
          <table:covered-table-cell table:number-columns-repeated="3"/>
        </table:table-row>
        <table:table-row table:style-name="ro2">
          <table:table-cell office:value-type="string" table:number-columns-spanned="4" table:number-rows-spanned="1">
            <text:p>Billy Bohen160 Franklin AvenueNutley, NJ 07110973-667-4580<text:a xlink:href="mailto:sylvanwallington2@yahoo.com">sylvanwallington2@yahoo.com</text:a><text:a xlink:href=""> </text:a></text:p>
          </table:table-cell>
          <table:covered-table-cell table:number-columns-repeated="3"/>
        </table:table-row>
        <table:table-row table:style-name="ro47">
          <table:table-cell office:value-type="string">
            <text:p>Bergen Essex Hudson Passaic</text:p>
          </table:table-cell>
          <table:table-cell table:style-name="ce2" office:value-type="string">
            <text:p>Language Arts Literacy, Mathematics</text:p>
            <text:p/>
            <text:p><text:s/>1, 2, 3, 4, 5, 6, 7, 8, 9, 10, 11, 12</text:p>
            <text:p/>
            <text:p><text:s/>Students with disabilities, Migrant students, Economically disadvantaged, Limited English (Spanish; Polish), Ethnic/racial minorities</text:p>
          </table:table-cell>
          <table:table-cell table:style-name="ce2" office:value-type="string">
            <text:p>Sylvan Learning Center offers personalized instruction to meet each student's specific needs. Our program starts with a Sylvan Skills Assessment. We use the results to create a learning plan to guide each student's reading or math instruction. Students sit with the instructors who work individually with each student on his or her own, personalized lesson plan. As measured by our program performance, we have consistently demonstrated significant academic growth in just 36 hours of instruction in our reading and math program.</text:p>
          </table:table-cell>
          <table:table-cell/>
        </table:table-row>
        <table:table-row table:style-name="ro2">
          <table:table-cell table:style-name="ce1" office:value-type="string" table:number-columns-spanned="4" table:number-rows-spanned="1">
            <text:p>Sylvan Learning Center of South Plainfield<text:a xlink:href="">more info &gt;&gt;</text:a>Provider Id: 320</text:p>
          </table:table-cell>
          <table:covered-table-cell table:number-columns-repeated="3"/>
        </table:table-row>
        <table:table-row table:style-name="ro2">
          <table:table-cell office:value-type="string" table:number-columns-spanned="4" table:number-rows-spanned="1">
            <text:p>Kendria L. MarLeod902 Oak Tree AvenueSouth Plainfield, NJ 07080908-222-2611<text:a xlink:href="mailto:teamsylvan@comcast.net">teamsylvan@comcast.net</text:a><text:a xlink:href=""> </text:a></text:p>
          </table:table-cell>
          <table:covered-table-cell table:number-columns-repeated="3"/>
        </table:table-row>
        <table:table-row table:style-name="ro46">
          <table:table-cell office:value-type="string">
            <text:p>Middlesex Union</text:p>
          </table:table-cell>
          <table:table-cell table:style-name="ce2" office:value-type="string">
            <text:p>Language Arts Literacy, Mathematics</text:p>
            <text:p/>
            <text:p><text:s/>1, 2, 3, 4, 5, 6, 7, 8, 9, 10, 11, 12</text:p>
            <text:p/>
            <text:p><text:s/>Students with disabilities, Economically disadvantaged, Ethnic/racial minorities</text:p>
          </table:table-cell>
          <table:table-cell table:style-name="ce2" office:value-type="string">
            <text:p>Sylvan Learning Centers have provided tutoring services to over two million students throughout North America in the past 30 years. The South Plainfield Sylvan will celebrate its 24th anniversary in 2009 and has provided tutoring services to will over 8,000 students. Most parents and students report improved grades in school as well as greater self-confidence after completing a Sylvan program. Our center has consistently achieved academic growth of at least one grade equivalency as measured by a standardized test with national norms in the first 36 hours of instruction for over 90% of our students for the past 24 years.</text:p>
          </table:table-cell>
          <table:table-cell/>
        </table:table-row>
        <table:table-row table:style-name="ro2">
          <table:table-cell table:style-name="ce1" office:value-type="string" table:number-columns-spanned="4" table:number-rows-spanned="1">
            <text:p>Sylvan Learning Center of Teaneck<text:a xlink:href="">more info &gt;&gt;</text:a>Provider Id: 198</text:p>
          </table:table-cell>
          <table:covered-table-cell table:number-columns-repeated="3"/>
        </table:table-row>
        <table:table-row table:style-name="ro3">
          <table:table-cell office:value-type="string" table:number-columns-spanned="4" table:number-rows-spanned="1">
            <text:p>Anthony DiGiacomo1086 Teaneck Road, Suite 4-GTeaneck, NJ 07666201-837-0049<text:a xlink:href="mailto:sylvanteaneck@verizon.net">sylvanteaneck@verizon.net</text:a><text:a xlink:href="http://www.educate.com/">www.educate.com</text:a></text:p>
          </table:table-cell>
          <table:covered-table-cell table:number-columns-repeated="3"/>
        </table:table-row>
        <table:table-row table:style-name="ro47">
          <table:table-cell office:value-type="string">
            <text:p>Bergen Hudson</text:p>
          </table:table-cell>
          <table:table-cell table:style-name="ce2" office:value-type="string">
            <text:p>Language Arts Literacy, Mathematics</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Sylvan Learning Center offers personalized instruction to meet each student's specific needs. Our program starts with a Sylvan Skills Assessment. We use the results to create a learning plan to guide each student's reading or math instruciton. Students sit with the instructors who work individually with each student on his or her own, personalized lesson plan. As measured by our program performance, we have consistently demonstrated significant academic growth in just 36 hrs of instructin in our reading and math programs.</text:p>
          </table:table-cell>
          <table:table-cell/>
        </table:table-row>
        <table:table-row table:style-name="ro2">
          <table:table-cell table:style-name="ce1" office:value-type="string" table:number-columns-spanned="4" table:number-rows-spanned="1">
            <text:p>Sylvan Learning Center of Wallington<text:a xlink:href="">more info &gt;&gt;</text:a>Provider Id: 321</text:p>
          </table:table-cell>
          <table:covered-table-cell table:number-columns-repeated="3"/>
        </table:table-row>
        <table:table-row table:style-name="ro2">
          <table:table-cell office:value-type="string" table:number-columns-spanned="4" table:number-rows-spanned="1">
            <text:p>Lainia Bohen355 Paterson AvenueWallington, NJ 07057201-438-1288<text:a xlink:href="mailto:sylvanwallington2@yahoo.com">sylvanwallington2@yahoo.com</text:a><text:a xlink:href=""> </text:a></text:p>
          </table:table-cell>
          <table:covered-table-cell table:number-columns-repeated="3"/>
        </table:table-row>
        <table:table-row table:style-name="ro47">
          <table:table-cell office:value-type="string">
            <text:p>Bergen Essex Hudson Passaic</text:p>
          </table:table-cell>
          <table:table-cell table:style-name="ce2" office:value-type="string">
            <text:p>Reading, Language Arts Literacy, Mathematics</text:p>
            <text:p/>
            <text:p><text:s/>1, 2, 3, 4, 5, 6, 7, 8, 9, 10, 11, 12</text:p>
            <text:p/>
            <text:p><text:s/>Students with disabilities, Migrant students, Economically disadvantaged, Limited English (Spanish; Polish), Ethnic/racial minorities</text:p>
          </table:table-cell>
          <table:table-cell table:style-name="ce2" office:value-type="string">
            <text:p>Sylvan Learning Center offers personalized instruction to meet each student's specific needs. Our program starts with a Sylvan Skills Assessment. We use the results to create a learning plan to guide each student's reading or math instruction. Students it with the instructors who work individually with each student on his or her own, personalized lesson plan. As measured by our program performance, we have consistently demonstrated significant academic growth in just 36 hours of instruction in our reading and math program.</text:p>
          </table:table-cell>
          <table:table-cell/>
        </table:table-row>
        <table:table-row table:style-name="ro2">
          <table:table-cell table:style-name="ce1" office:value-type="string" table:number-columns-spanned="4" table:number-rows-spanned="1">
            <text:p>Sylvan Learning Center, of Cranford - Union Learning and Testing, Inc.<text:a xlink:href="">more info &gt;&gt;</text:a>Provider Id: 199</text:p>
          </table:table-cell>
          <table:covered-table-cell table:number-columns-repeated="3"/>
        </table:table-row>
        <table:table-row table:style-name="ro3">
          <table:table-cell office:value-type="string" table:number-columns-spanned="4" table:number-rows-spanned="1">
            <text:p>Shelley Grobe123 North Union Ave.Cleveland Plaza Shopping CenterCranford, NJ 07016908-709-0202<text:a xlink:href="mailto:cranfordslvn@aol.com">cranfordslvn@aol.com</text:a><text:a xlink:href="http://www.educate.com/">www.educate.com</text:a></text:p>
          </table:table-cell>
          <table:covered-table-cell table:number-columns-repeated="3"/>
        </table:table-row>
        <table:table-row table:style-name="ro6">
          <table:table-cell office:value-type="string">
            <text:p>Union, Plainfield Linden Elizabeth Roselle Rahway Hillside</text:p>
          </table:table-cell>
          <table:table-cell table:style-name="ce2" office:value-type="string">
            <text:p>Language Arts Literacy, Mathematics</text:p>
            <text:p/>
            <text:p><text:s/>Kindergarten, 1, 2, 3, 4, 5, 6, 7, 8</text:p>
            <text:p/>
            <text:p><text:s/>Students with disabilities, Economically disadvantaged, Ethnic/racial minorities</text:p>
          </table:table-cell>
          <table:table-cell table:style-name="ce2" office:value-type="string">
            <text:p>Sylvan Learning Centers have provided tutoring services to over two million students throughout North America during the past 26 years. The Cranford Center will celebrate its 7th anniversary in January 2008 and has provided tutorial services to over 5000 students in the Union Co. area.</text:p>
          </table:table-cell>
          <table:table-cell/>
        </table:table-row>
        <table:table-row table:style-name="ro2">
          <table:table-cell table:style-name="ce1" office:value-type="string" table:number-columns-spanned="4" table:number-rows-spanned="1">
            <text:p>Sylvan Learning Center, of Monmouth County- Middletown<text:a xlink:href="">more info &gt;&gt;</text:a>Provider Id: 240</text:p>
          </table:table-cell>
          <table:covered-table-cell table:number-columns-repeated="3"/>
        </table:table-row>
        <table:table-row table:style-name="ro3">
          <table:table-cell office:value-type="string" table:number-columns-spanned="4" table:number-rows-spanned="1">
            <text:p>Mita Lakhani1387 State Route 35Shoprite Plaza/Harmony RoadMiddletown, NJ 07748732-615-2227<text:a xlink:href="mailto:sylvaneducate@yahoo.com">sylvaneducate@yahoo.com</text:a><text:a xlink:href="http://www.educate.com/">www.educate.com</text:a></text:p>
          </table:table-cell>
          <table:covered-table-cell table:number-columns-repeated="3"/>
        </table:table-row>
        <table:table-row table:style-name="ro6">
          <table:table-cell office:value-type="string">
            <text:p>Monmouth</text:p>
          </table:table-cell>
          <table:table-cell table:style-name="ce2" office:value-type="string">
            <text:p>Science, Language Arts Literacy, Mathematics</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Sylvan Learning Center begins with a skills assessment, used to create an individualized learning plan. Certified teachers work with personalized lessons. Programs are tied to state and district standards, teaching skills needed for standardized tests. Progress test are given to insure and monitor academic success.</text:p>
          </table:table-cell>
          <table:table-cell/>
        </table:table-row>
        <table:table-row table:style-name="ro5">
          <table:table-cell table:style-name="ce1" office:value-type="string" table:number-columns-spanned="4" table:number-rows-spanned="1">
            <text:p>The Archdiocese of Newark<text:a xlink:href="">more info &gt;&gt;</text:a>Provider Id: 225</text:p>
          </table:table-cell>
          <table:covered-table-cell table:number-columns-repeated="3"/>
        </table:table-row>
        <table:table-row table:style-name="ro2">
          <table:table-cell office:value-type="string" table:number-columns-spanned="4" table:number-rows-spanned="1">
            <text:p>Mary McElroy171 Clifton AvenueP.O. Box 9500Newark, NJ 07104-0500973-467-9396<text:a xlink:href="mailto:network@rcan.org">network@rcan.org</text:a><text:a xlink:href=""> </text:a></text:p>
          </table:table-cell>
          <table:covered-table-cell table:number-columns-repeated="3"/>
        </table:table-row>
        <table:table-row table:style-name="ro48">
          <table:table-cell office:value-type="string">
            <text:p>Essex Hudson Union</text:p>
          </table:table-cell>
          <table:table-cell table:style-name="ce2" office:value-type="string">
            <text:p>Language Arts Literacy, Mathematics</text:p>
            <text:p/>
            <text:p><text:s/>Kindergarten, 1, 2, 3, 4, 5, 6, 7, 8</text:p>
            <text:p/>
            <text:p><text:s/>Economically disadvantaged, Limited English (Spanish; Portuguese, Haitian), Ethnic/racial minorities</text:p>
          </table:table-cell>
          <table:table-cell table:style-name="ce2" office:value-type="string">
            <text:p>The Archdiocese of Newark provides safe, quality education for all students. For years it has also served many public school students. It will now offer after-school tutoring to make strong academics available to all in a safe, disciplined environment.</text:p>
          </table:table-cell>
          <table:table-cell/>
        </table:table-row>
        <table:table-row table:style-name="ro5">
          <table:table-cell table:style-name="ce1" office:value-type="string" table:number-columns-spanned="4" table:number-rows-spanned="1">
            <text:p>The Village Learning Center<text:a xlink:href="">more info &gt;&gt;</text:a>Provider Id: 322</text:p>
          </table:table-cell>
          <table:covered-table-cell table:number-columns-repeated="3"/>
        </table:table-row>
        <table:table-row table:style-name="ro2">
          <table:table-cell office:value-type="string" table:number-columns-spanned="4" table:number-rows-spanned="1">
            <text:p>Chandra Pitts2501 North Broom StreetWilmington, DE 19802302-275-1715<text:a xlink:href="mailto:chandra@iamthevillage.org">chandra@iamthevillage.org</text:a><text:a xlink:href=""> </text:a></text:p>
          </table:table-cell>
          <table:covered-table-cell table:number-columns-repeated="3"/>
        </table:table-row>
        <table:table-row table:style-name="ro6">
          <table:table-cell office:value-type="string">
            <text:p>Camden Cumberland Gloucester Salem</text:p>
          </table:table-cell>
          <table:table-cell table:style-name="ce2" office:value-type="string">
            <text:p>Language Arts Literacy, Mathematics</text:p>
            <text:p/>
            <text:p><text:s/>1, 2, 3, 4, 5, 6, 7, 8, 9, 10, 11, 12</text:p>
            <text:p/>
            <text:p><text:s/>Students with disabilities, Migrant students, Economically disadvantaged, Limited English (Spanish), Ethnic/racial minorities</text:p>
          </table:table-cell>
          <table:table-cell table:style-name="ce2" office:value-type="string">
            <text:p>The Village Learning Center's high quality research based program model, Giants &amp; Geniuses, is proven to significantly boost test scores, and increase promotion rates as evidenced by state and district assessments. School records also document improved student attendance and enhanced classroom performance.</text:p>
          </table:table-cell>
          <table:table-cell/>
        </table:table-row>
        <table:table-row table:style-name="ro5">
          <table:table-cell table:style-name="ce1" office:value-type="string" table:number-columns-spanned="4" table:number-rows-spanned="1">
            <text:p>TutaPoint<text:a xlink:href="">more info &gt;&gt;</text:a>Provider Id: 324</text:p>
          </table:table-cell>
          <table:covered-table-cell table:number-columns-repeated="3"/>
        </table:table-row>
        <table:table-row table:style-name="ro3">
          <table:table-cell office:value-type="string" table:number-columns-spanned="4" table:number-rows-spanned="1">
            <text:p>Ryan Duques845 Third Avenue, Suite 635New York, NY 10022800-390-2370 ext 703<text:a xlink:href="mailto:rduques@tutapoint.com">rduques@tutapoint.com</text:a><text:a xlink:href="http://www.tutapoint.com/">www.tutapoint.com</text:a></text:p>
          </table:table-cell>
          <table:covered-table-cell table:number-columns-repeated="3"/>
        </table:table-row>
        <table:table-row table:style-name="ro49">
          <table:table-cell office:value-type="string">
            <text:p>All of New Jersey</text:p>
          </table:table-cell>
          <table:table-cell table:style-name="ce2" office:value-type="string">
            <text:p>Mathematics</text:p>
            <text:p/>
            <text:p><text:s/>6, 7, 8, 9, 10, 11, 12</text:p>
            <text:p/>
            <text:p><text:s/>Migrant students, Economically disadvantaged, Limited English (Spanish), Ethnic/racial minorities</text:p>
          </table:table-cell>
          <table:table-cell table:style-name="ce2" office:value-type="string">
            <text:p>Online education provides an opportunity for all students to be engaged and active participants in learning. It has the capacity to provide all students with the necessary time and resources that support individualized instruction, multiple pathways to learning, and online collaboration and communication skills that foster 21st century learning. Tutapoint adheres to a rigorous high quality research-based standards to insure academic success for all students.</text:p>
          </table:table-cell>
          <table:table-cell/>
        </table:table-row>
        <table:table-row table:style-name="ro5">
          <table:table-cell table:style-name="ce1" office:value-type="string" table:number-columns-spanned="4" table:number-rows-spanned="1">
            <text:p>Tutorial Services<text:a xlink:href="">more info &gt;&gt;</text:a>Provider Id: 323</text:p>
          </table:table-cell>
          <table:covered-table-cell table:number-columns-repeated="3"/>
        </table:table-row>
        <table:table-row table:style-name="ro3">
          <table:table-cell office:value-type="string" table:number-columns-spanned="4" table:number-rows-spanned="1">
            <text:p>Kristie Schaufele166 South Industrial DriveSaline, MI 48176734-470-6387 0r 888-292-2076<text:a xlink:href="mailto:kschaudele@tutorialservices.org">kschaudele@tutorialservices.org</text:a><text:a xlink:href=""> </text:a></text:p>
          </table:table-cell>
          <table:covered-table-cell table:number-columns-repeated="3"/>
        </table:table-row>
        <table:table-row table:style-name="ro50">
          <table:table-cell office:value-type="string">
            <text:p>Atlantic Burlington Camden Cape May Cumberland Essex Gloucester Hudson Mercer Middlesex Monmouth Morris Ocean Passaic Salem Union Warren, Atlantic City Estelle Manor City Galloway Township Hamilton Township Pleasantville Beverly City Maple Shade Township New Hanover Township Pemberton Township Willingboro Township Camden City Cheselhurst Borough Laurel Springs Pennsauken Township Camden Academy Charter High School Freedom Academy Charter School D.U.E. Season CS Leap Academy Charter School Wildwood City Bridgeton and Millville East Orange Essex County Vocational Irvington Township Newark City of Orange Township East Orange Community Charter Gray Charter Lady Liberty Academy Marion P. Thomas Academy New Horizons Community Charter Glassboro Southern Gloucester County Regional West Deptford Township Bayonne Hoboken Jersey City Kearny North Bergen Union City West New York C.R.E.A.T.E. Charter School Liberty Academy Charter School Schomburg School Trenton and Trenton Community Charter New Brunswick and Perth Amboy Asbury Park Long Branch Neptune Township Academy Charter High School Hope Academy Charter and Red Bank Charter Morris School District Lakewood Township Seaside Heights Borough Seaside Park Borough Southern Regional Toms River Passaic City Paterson Salem City Franklin Township Montague Vernon Township Elizabeth Plainfield Franklin Township</text:p>
          </table:table-cell>
          <table:table-cell table:style-name="ce2" office:value-type="string">
            <text:p>Science, Language Arts Literacy, Mathematics</text:p>
            <text:p/>
            <text:p><text:s/>1, 2, 3, 4, 5, 6, 7, 8, 9, 10, 11, 12</text:p>
            <text:p/>
            <text:p><text:s/>Students with disabilities, Migrant students, Economically disadvantaged, Limited English (Spanish), Ethnic/racial minorities</text:p>
          </table:table-cell>
          <table:table-cell table:style-name="ce2" office:value-type="string">
            <text:p>Tutorial Services has been in business for the past four years. This year alone we have already seen a tremendous improvement from pre-assessment to post assessment results. Last year in Georgia 48% of our students who had failed the state test the previous year had passed this year. During the year of 2008-2009 our students begun the program with an average Language Arts pretest score of 58.3% and the average of the post test score is 65.3%. This would be an average increase of 7%. Mathematics began the year with an average test score of 60.6% and has ended with an average of 72.2%. This would be an 11.6% increase from pretest to post test scores.</text:p>
          </table:table-cell>
          <table:table-cell/>
        </table:table-row>
        <table:table-row table:style-name="ro2">
          <table:table-cell table:style-name="ce1" office:value-type="string" table:number-columns-spanned="4" table:number-rows-spanned="1">
            <text:p>Tutoring Club of Washington Township<text:a xlink:href="">more info &gt;&gt;</text:a>Provider Id: 237</text:p>
          </table:table-cell>
          <table:covered-table-cell table:number-columns-repeated="3"/>
        </table:table-row>
        <table:table-row table:style-name="ro3">
          <table:table-cell office:value-type="string" table:number-columns-spanned="4" table:number-rows-spanned="1">
            <text:p>Eirc LaquerNew Market Place279-D Egg Harbor RoadSewell, NJ 08080856-589-8867<text:a xlink:href="mailto:washingtontwpnj@tutoringclub.com">washingtontwpnj@tutoringclub.com</text:a><text:a xlink:href="http://www.tutoringclub.com/">www.tutoringclub.com</text:a></text:p>
          </table:table-cell>
          <table:covered-table-cell table:number-columns-repeated="3"/>
        </table:table-row>
        <table:table-row table:style-name="ro6">
          <table:table-cell office:value-type="string">
            <text:p>Washington Township Gloucester Township Deptford Township Pitman Black Horse Pike Regional Glassboro Winslow Township Mantua Township Wenonah; Gateway Regional; Woodbury; Clearview Regional</text:p>
          </table:table-cell>
          <table:table-cell table:style-name="ce2" office:value-type="string">
            <text:p>Science;, Language Arts Literacy, Mathematics, English language acquisition</text:p>
            <text:p/>
            <text:p><text:s/>Kindergarten, 1, 2, 3, 4, 5, 6, 7, 8, 9, 10, 11, 12</text:p>
            <text:p/>
            <text:p><text:s/>Students with disabilities, Economically disadvantaged, Limited English (Spanish), Ethnic/racial minorities</text:p>
          </table:table-cell>
          <table:table-cell table:style-name="ce2" office:value-type="string">
            <text:p>With 191 centers in the US, Tutoring Club provides students with individual and small group instruction. Certified NJ teachers provide the instruction at the Tutoring Club center. Based on the results of diagnostic testing, students receive an individualized learning plan designed to address their needs. Years of service: 28 years</text:p>
          </table:table-cell>
          <table:table-cell/>
        </table:table-row>
        <table:table-row table:style-name="ro2">
          <table:table-cell table:style-name="ce1" office:value-type="string" table:number-columns-spanned="4" table:number-rows-spanned="1">
            <text:p>Union City Board of Education<text:a xlink:href="">more info &gt;&gt;</text:a>Provider Id: 133</text:p>
          </table:table-cell>
          <table:covered-table-cell table:number-columns-repeated="3"/>
        </table:table-row>
        <table:table-row table:style-name="ro3">
          <table:table-cell office:value-type="string" table:number-columns-spanned="4" table:number-rows-spanned="1">
            <text:p>George Testa3912 Bergen TurnpikeUnion City, NJ 07087201-271-2289 ext 1067<text:a xlink:href="mailto:gtesta@union-city.k12.nj.us">gtesta@union-city.k12.nj.us</text:a><text:a xlink:href="http://www.union-city.k12.nj.us/">www.union-city.k12.nj.us</text:a></text:p>
          </table:table-cell>
          <table:covered-table-cell table:number-columns-repeated="3"/>
        </table:table-row>
        <table:table-row table:style-name="ro18">
          <table:table-cell office:value-type="string">
            <text:p>Hudson, Union City School District</text:p>
          </table:table-cell>
          <table:table-cell table:style-name="ce2" office:value-type="string">
            <text:p>Language Arts Literacy, Mathematics</text:p>
            <text:p/>
            <text:p><text:s/>1, 2, 3, 4, 5, 6, 7, 8, 9, 10, 11</text:p>
            <text:p/>
            <text:p><text:s/>Students with disabilities, Economically disadvantaged, Limited English (Spanish), Ethnic/racial minorities</text:p>
          </table:table-cell>
          <table:table-cell table:style-name="ce2" office:value-type="string">
            <text:p>As an SES Provider the Union City School District provided tutoring which assisted schools in attaining Adequate Yearly Prpgress. The district has also developed an eight week benchmark assessment that has been effective in improving students' academic achievement and meeting the challenges of NCLB&gt;</text:p>
          </table:table-cell>
          <table:table-cell/>
        </table:table-row>
        <table:table-row table:style-name="ro2">
          <table:table-cell table:style-name="ce1" office:value-type="string" table:number-columns-spanned="4" table:number-rows-spanned="1">
            <text:p>Union County Educational Services Commission<text:a xlink:href="">more info &gt;&gt;</text:a>Provider Id: 134</text:p>
          </table:table-cell>
          <table:covered-table-cell table:number-columns-repeated="3"/>
        </table:table-row>
        <table:table-row table:style-name="ro2">
          <table:table-cell office:value-type="string" table:number-columns-spanned="4" table:number-rows-spanned="1">
            <text:p>Pamela Spindel45 Cardinal DriveWestfield, NJ 07090908-233-9317 x927<text:a xlink:href="mailto:pspindel@ucesc.org">pspindel@ucesc.org</text:a><text:a xlink:href=""> </text:a></text:p>
          </table:table-cell>
          <table:covered-table-cell table:number-columns-repeated="3"/>
        </table:table-row>
        <table:table-row table:style-name="ro7">
          <table:table-cell office:value-type="string">
            <text:p>Union</text:p>
          </table:table-cell>
          <table:table-cell table:style-name="ce2" office:value-type="string">
            <text:p>Reading, Language Arts Literacy, Mathematics</text:p>
            <text:p/>
            <text:p><text:s/>1, 2, 3, 4, 5, 6, 7, 8</text:p>
            <text:p/>
            <text:p><text:s/>Students with disabilities, Migrant students, Economically disadvantaged, Limited English (Spanish, Creole), Ethnic/racial minorities</text:p>
          </table:table-cell>
          <table:table-cell table:style-name="ce2" office:value-type="string">
            <text:p>We have been providers of SES for the past four years and have been consistent in showing improvement with our students in language arts literacy and math. Our teachers are highly qualified and effective in their practice. We have received positive feedback from district personnel and parents.</text:p>
          </table:table-cell>
          <table:table-cell/>
        </table:table-row>
        <table:table-row table:style-name="ro2">
          <table:table-cell table:style-name="ce1" office:value-type="string" table:number-columns-spanned="4" table:number-rows-spanned="1">
            <text:p>Urban League of Essex County<text:a xlink:href="">more info &gt;&gt;</text:a>Provider Id: 135</text:p>
          </table:table-cell>
          <table:covered-table-cell table:number-columns-repeated="3"/>
        </table:table-row>
        <table:table-row table:style-name="ro2">
          <table:table-cell office:value-type="string" table:number-columns-spanned="4" table:number-rows-spanned="1">
            <text:p>Ashaki Larkins508 Central AvenueNewark, NJ 07107973-624-9535, Ext. 109<text:a xlink:href="mailto:alarkins@ulec.org">alarkins@ulec.org</text:a><text:a xlink:href="http://www.ulec.org/">www.ulec.org</text:a></text:p>
          </table:table-cell>
          <table:covered-table-cell table:number-columns-repeated="3"/>
        </table:table-row>
        <table:table-row table:style-name="ro14">
          <table:table-cell office:value-type="string">
            <text:p>Essex, Newark; Irvington East Orange</text:p>
          </table:table-cell>
          <table:table-cell table:style-name="ce2" office:value-type="string">
            <text:p>Language Arts Literacy, Mathematics</text:p>
            <text:p/>
            <text:p><text:s/>Kindergarten, 1, 2, 3, 4, 5, 6, 7, 8, 9</text:p>
            <text:p/>
            <text:p><text:s/>Students with disabilities, Economically disadvantaged, Ethnic/racial minorities</text:p>
          </table:table-cell>
          <table:table-cell table:style-name="ce2" office:value-type="string">
            <text:p>The Urban League of Essex County is committed to improving the academic achievement of young people. Our curriculum is research based and aligned with state standards to ensure the effectiveness of our services. Our team of highly qualified teachers and tutors focus on helping each child.</text:p>
          </table:table-cell>
          <table:table-cell/>
        </table:table-row>
        <table:table-row table:style-name="ro2">
          <table:table-cell table:style-name="ce1" office:value-type="string" table:number-columns-spanned="4" table:number-rows-spanned="1">
            <text:p>Urban League of Hudson County<text:a xlink:href="">more info &gt;&gt;</text:a>Provider Id: 325</text:p>
          </table:table-cell>
          <table:covered-table-cell table:number-columns-repeated="3"/>
        </table:table-row>
        <table:table-row table:style-name="ro2">
          <table:table-cell office:value-type="string" table:number-columns-spanned="4" table:number-rows-spanned="1">
            <text:p>Patricia Robinson253 Martin Luther King DriveJersey City, NJ 07305201-451-8888 ext 209<text:a xlink:href="mailto:Probinson@ulohc.org">Probinson@ulohc.org</text:a><text:a xlink:href=""> </text:a></text:p>
          </table:table-cell>
          <table:covered-table-cell table:number-columns-repeated="3"/>
        </table:table-row>
        <table:table-row table:style-name="ro4">
          <table:table-cell office:value-type="string">
            <text:p>Hudson Passaic Union, All school districts</text:p>
          </table:table-cell>
          <table:table-cell table:style-name="ce2" office:value-type="string">
            <text:p>Reading, Language Arts Literacy, Mathematics</text:p>
            <text:p/>
            <text:p><text:s/>1, 2, 3, 4, 5, 6, 7, 8</text:p>
            <text:p/>
            <text:p><text:s/>Migrant students, Economically disadvantaged, Limited English (Spanish), Ethnic/racial minorities</text:p>
          </table:table-cell>
          <table:table-cell table:style-name="ce2" office:value-type="string">
            <text:p>For 38 years, we have provided tutoring and youth services to low-income, ethnic/racial minorities, migrant and LEP student populations. Using PLATO, we provide high quality, research-based programs aligned with NJ CCCS standards. Most of our tutors are state certified teachers.</text:p>
          </table:table-cell>
          <table:table-cell/>
        </table:table-row>
        <table:table-row table:style-name="ro5">
          <table:table-cell table:style-name="ce1" office:value-type="string" table:number-columns-spanned="4" table:number-rows-spanned="1">
            <text:p>Vacamas Programs for Youth<text:a xlink:href="">more info &gt;&gt;</text:a>Provider Id: 174</text:p>
          </table:table-cell>
          <table:covered-table-cell table:number-columns-repeated="3"/>
        </table:table-row>
        <table:table-row table:style-name="ro2">
          <table:table-cell office:value-type="string" table:number-columns-spanned="4" table:number-rows-spanned="1">
            <text:p>Natalie Charles256 Macopin RoadWest Milford, NJ 074801-917-559-3084<text:a xlink:href="mailto:camp-ses@vacamas.org">camp-ses@vacamas.org</text:a><text:a xlink:href="http://www.vacamas.org/">www.vacamas.org</text:a></text:p>
          </table:table-cell>
          <table:covered-table-cell table:number-columns-repeated="3"/>
        </table:table-row>
        <table:table-row table:style-name="ro30">
          <table:table-cell office:value-type="string">
            <text:p>All of New Jersey</text:p>
          </table:table-cell>
          <table:table-cell table:style-name="ce2" office:value-type="string">
            <text:p>Science, Language Arts Literacy, Mathematics</text:p>
            <text:p/>
            <text:p><text:s/>Kindergarten, 1, 2, 3, 4, 5, 6, 7, 8</text:p>
            <text:p/>
            <text:p><text:s/>Students with disabilities, Economically disadvantaged, Limited English, Ethnic/racial minorities</text:p>
          </table:table-cell>
          <table:table-cell table:style-name="ce2" office:value-type="string">
            <text:p>Vacamas has been providing comprehensive services to urban children since 1924. We currently provide programs to 5,000 children annually and have documented success in improving NJASK test scores, GPA, school attendance and retention, behavior modification and self-esteem as well as decreasing learning losses during the summer months.</text:p>
          </table:table-cell>
          <table:table-cell/>
        </table:table-row>
        <table:table-row table:style-name="ro2">
          <table:table-cell table:style-name="ce1" office:value-type="string" table:number-columns-spanned="4" table:number-rows-spanned="1">
            <text:p>West New York School District, Harry L. Bain School<text:a xlink:href="">more info &gt;&gt;</text:a>Provider Id: 334</text:p>
          </table:table-cell>
          <table:covered-table-cell table:number-columns-repeated="3"/>
        </table:table-row>
        <table:table-row table:style-name="ro2">
          <table:table-cell office:value-type="string" table:number-columns-spanned="4" table:number-rows-spanned="1">
            <text:p>Ashley Calderone6200 BroadwayWest New York, NJ 07093201-553-4177<text:a xlink:href="mailto:ascalderone@wnyschools.net">ascalderone@wnyschools.net</text:a><text:a xlink:href=""> </text:a></text:p>
          </table:table-cell>
          <table:covered-table-cell table:number-columns-repeated="3"/>
        </table:table-row>
        <table:table-row table:style-name="ro11">
          <table:table-cell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Harry L. Bain (HLB) s a high performing school with documented data to support student academic growth. The Harry L. Bain School SES program, although operating independently from the school, has a shared focus on the same State academic content and student academic achievement by providing differentiated instruction in a group setting. Its program design is based on high quality research-based practices that document student achievement.</text:p>
          </table:table-cell>
          <table:table-cell/>
        </table:table-row>
        <table:table-row table:style-name="ro2">
          <table:table-cell table:style-name="ce1" office:value-type="string" table:number-columns-spanned="4" table:number-rows-spanned="1">
            <text:p>West New York School District, Public School No 2<text:a xlink:href="">more info &gt;&gt;</text:a>Provider Id: 328</text:p>
          </table:table-cell>
          <table:covered-table-cell table:number-columns-repeated="3"/>
        </table:table-row>
        <table:table-row table:style-name="ro2">
          <table:table-cell office:value-type="string" table:number-columns-spanned="4" table:number-rows-spanned="1">
            <text:p>Marta Rodiguez317 66th StreetWest New York,, NJ 07093201-553-4177<text:a xlink:href="mailto:mrodriquez@wnyschools.net">mrodriquez@wnyschools.net</text:a><text:a xlink:href=""> </text:a></text:p>
          </table:table-cell>
          <table:covered-table-cell table:number-columns-repeated="3"/>
        </table:table-row>
        <table:table-row table:style-name="ro11">
          <table:table-cell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Public School #2 is a high performing school with documented data to support student academic growth. The PS#2 SES program, although operating independently from the school, has a shared focus on the same State academic content and student academic achievement by providing differentiated instruction in a group setting. Its program design is based on the high quality research-based practices that document student achievement.</text:p>
          </table:table-cell>
          <table:table-cell/>
        </table:table-row>
        <table:table-row table:style-name="ro2">
          <table:table-cell table:style-name="ce1" office:value-type="string" table:number-columns-spanned="4" table:number-rows-spanned="1">
            <text:p>West New York School District, Public School No 3<text:a xlink:href="">more info &gt;&gt;</text:a>Provider Id: 329</text:p>
          </table:table-cell>
          <table:covered-table-cell table:number-columns-repeated="3"/>
        </table:table-row>
        <table:table-row table:style-name="ro2">
          <table:table-cell office:value-type="string" table:number-columns-spanned="4" table:number-rows-spanned="1">
            <text:p>Zolila Correa5401 Polk StreetWest New York, NJ 07093201-553-4177<text:a xlink:href="mailto:zcorrea@wnyschools.net">zcorrea@wnyschools.net</text:a><text:a xlink:href=""> </text:a></text:p>
          </table:table-cell>
          <table:covered-table-cell table:number-columns-repeated="3"/>
        </table:table-row>
        <table:table-row table:style-name="ro34">
          <table:table-cell office:value-type="string">
            <text:p>Hudson, West New York</text:p>
          </table:table-cell>
          <table:table-cell table:style-name="ce2" office:value-type="string">
            <text:p>Science, Language Arts Literacy, Mathematics</text:p>
            <text:p/>
            <text:p><text:s/>1, 2, 3, 4, 5, 6, 8, 9, 10, 11, 12</text:p>
            <text:p/>
            <text:p><text:s/>Students with disabilities, Economically disadvantaged, Limited English (Spanish), Ethnic/racial minorities</text:p>
          </table:table-cell>
          <table:table-cell table:style-name="ce2" office:value-type="string">
            <text:p>Public School #3 is a high performing school with documented data to support student academic growth. The PS#3 SES program, although operating independently from the school, has a shared focus on the same State academic content and student academic achievement by providing differentiated instruction in a group setting. Its program design is based on high quality research based practices that document student achievement.</text:p>
          </table:table-cell>
          <table:table-cell/>
        </table:table-row>
        <table:table-row table:style-name="ro2">
          <table:table-cell table:style-name="ce1" office:value-type="string" table:number-columns-spanned="4" table:number-rows-spanned="1">
            <text:p>West New York School District, Public School No 4<text:a xlink:href="">more info &gt;&gt;</text:a>Provider Id: 330</text:p>
          </table:table-cell>
          <table:covered-table-cell table:number-columns-repeated="3"/>
        </table:table-row>
        <table:table-row table:style-name="ro2">
          <table:table-cell office:value-type="string" table:number-columns-spanned="4" table:number-rows-spanned="1">
            <text:p>Anita Kober6300 Palisades AvenueWest New York, NJ 07093201-553-4177<text:a xlink:href="mailto:akober@wnyschools.net">akober@wnyschools.net</text:a><text:a xlink:href=""> </text:a></text:p>
          </table:table-cell>
          <table:covered-table-cell table:number-columns-repeated="3"/>
        </table:table-row>
        <table:table-row table:style-name="ro11">
          <table:table-cell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Public School #4 is a high performing school with documented data to support student academic growth. The PS#4 SES program, although operating independently from the school, has a shared focus on the same State academic content and student academic achievement by providing differentiated instruction in a group setting. Its program design is based on the high quality research-based practices that document student achievement.</text:p>
          </table:table-cell>
          <table:table-cell/>
        </table:table-row>
        <table:table-row table:style-name="ro2">
          <table:table-cell table:style-name="ce1" office:value-type="string" table:number-columns-spanned="4" table:number-rows-spanned="1">
            <text:p>West New York School District, Public School No 5<text:a xlink:href="">more info &gt;&gt;</text:a>Provider Id: 332</text:p>
          </table:table-cell>
          <table:covered-table-cell table:number-columns-repeated="3"/>
        </table:table-row>
        <table:table-row table:style-name="ro2">
          <table:table-cell office:value-type="string" table:number-columns-spanned="4" table:number-rows-spanned="1">
            <text:p>Sean Mara5401 Hudson AvenueWest New York, NJ 07093201-553-4177<text:a xlink:href="mailto:smara@wnyschools.net">smara@wnyschools.net</text:a><text:a xlink:href=""> </text:a></text:p>
          </table:table-cell>
          <table:covered-table-cell table:number-columns-repeated="3"/>
        </table:table-row>
        <table:table-row table:style-name="ro34">
          <table:table-cell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Public School #5 is a high performing school with documented data to support student academic growth. The PS#5 SES program, although operating independently from the school, has a shared focus on the same State academic content and student academic achievement by providing differentiated instruction in a group setting. It's program design is based on high quality research based practices that document student achievement.</text:p>
          </table:table-cell>
          <table:table-cell/>
        </table:table-row>
        <table:table-row table:style-name="ro2">
          <table:table-cell table:style-name="ce1" office:value-type="string" table:number-columns-spanned="4" table:number-rows-spanned="1">
            <text:p>West New York School District, Public School No. 1<text:a xlink:href="">more info &gt;&gt;</text:a>Provider Id: 327</text:p>
          </table:table-cell>
          <table:covered-table-cell table:number-columns-repeated="3"/>
        </table:table-row>
        <table:table-row table:style-name="ro2">
          <table:table-cell office:value-type="string" table:number-columns-spanned="4" table:number-rows-spanned="1">
            <text:p>Jodi Broek6129 Madison StreetWest New York, NJ 07093201-553-4177<text:a xlink:href="mailto:jbroek@wnyschools.net">jbroek@wnyschools.net</text:a><text:a xlink:href=""> </text:a></text:p>
          </table:table-cell>
          <table:covered-table-cell table:number-columns-repeated="3"/>
        </table:table-row>
        <table:table-row table:style-name="ro11">
          <table:table-cell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Public School #1 is a high performing school with documented data to support student academic growth. The PS#1 SES program, although operating independently from the school, has a shared focus on the same State academic content and student academic achievement by providing differentiated instruction in a group setting. Its program design is based on the high quality research-based practices that document student achievement.</text:p>
          </table:table-cell>
          <table:table-cell/>
        </table:table-row>
        <table:table-row table:style-name="ro2">
          <table:table-cell table:style-name="ce1" office:value-type="string" table:number-columns-spanned="4" table:number-rows-spanned="1">
            <text:p>West New York School District, West New York Middle School<text:a xlink:href="">more info &gt;&gt;</text:a>Provider Id: 333</text:p>
          </table:table-cell>
          <table:covered-table-cell table:number-columns-repeated="3"/>
        </table:table-row>
        <table:table-row table:style-name="ro2">
          <table:table-cell office:value-type="string" table:number-columns-spanned="4" table:number-rows-spanned="1">
            <text:p>Laura Trifone201 57th StreetWest New York, NJ 07093201-553-4177<text:a xlink:href="mailto:ltrifone@wnyschools.net">ltrifone@wnyschools.net</text:a><text:a xlink:href=""> </text:a></text:p>
          </table:table-cell>
          <table:covered-table-cell table:number-columns-repeated="3"/>
        </table:table-row>
        <table:table-row table:style-name="ro51">
          <table:table-cell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The West New York Middle School (WNYMD) is a high performing school with documented data to support student academic growth. The WNYMS although operating independently from the school, has a shared focus on the same State academic content and student academic achievement by providing differentiated instruction in a group setting. Its program design is based on the high quality research-based practices that document student achievement.</text:p>
          </table:table-cell>
          <table:table-cell/>
        </table:table-row>
        <table:table-row table:style-name="ro2">
          <table:table-cell table:style-name="ce1" office:value-type="string" table:number-columns-spanned="4" table:number-rows-spanned="1">
            <text:p>WHIZard Academy for Mathematics &amp; English<text:a xlink:href="">more info &gt;&gt;</text:a>Provider Id: 335</text:p>
          </table:table-cell>
          <table:covered-table-cell table:number-columns-repeated="3"/>
        </table:table-row>
        <table:table-row table:style-name="ro3">
          <table:table-cell office:value-type="string" table:number-columns-spanned="4" table:number-rows-spanned="1">
            <text:p>Ravi Chakravarthy1199 Amboy AvenueEdison, NJ 08837732-662-9474<text:a xlink:href="mailto:ravi.chakravarthy@whizardacademy.com">ravi.chakravarthy@whizardacademy.com</text:a><text:a xlink:href="http://www.whizardacademy.com/">www.whizardacademy.com</text:a></text:p>
          </table:table-cell>
          <table:covered-table-cell table:number-columns-repeated="3"/>
        </table:table-row>
        <table:table-row table:style-name="ro52">
          <table:table-cell office:value-type="string">
            <text:p>All of New Jersey</text:p>
          </table:table-cell>
          <table:table-cell table:style-name="ce2" office:value-type="string">
            <text:p>Science, Language Arts Literacy, Mathematics</text:p>
            <text:p/>
            <text:p><text:s/>1, 2, 3, 4, 5, 6, 7, 8, 9, 10, 11, 12</text:p>
            <text:p/>
            <text:p><text:s/>Students with disabilities, Migrant students, Economically disadvantaged, Gifted, Limited English (Spanish, Hindi, Korean, Mandarin and Arabic), Ethnic/racial minorities</text:p>
          </table:table-cell>
          <table:table-cell table:style-name="ce2" office:value-type="string">
            <text:p>We are the only major academy in the United States that specializes in personalized math and language arts literacy tutoring. We offer both tutoring and enrichment programs to students in grades K-12. Our program has been researched and developed over a period of 26 years. We have invested over $1.5 million in the development of this program. It is continuously improved and upgraded by a team of 17 authors and advisers from around the world. It has helped thousands of students on three continents leave their academic difficulties behind them. The curriculum for each state in the USA is researched and programs are designed to match each state's curriculum.</text:p>
          </table:table-cell>
          <table:table-cell/>
        </table:table-row>
        <table:table-row table:style-name="ro2">
          <table:table-cell table:style-name="ce1" office:value-type="string" table:number-columns-spanned="4" table:number-rows-spanned="1">
            <text:p>Whizard Academy for Mathematics &amp; English Somerset (Edify Services, LLC)<text:a xlink:href="">more info &gt;&gt;</text:a>Provider Id: 342</text:p>
          </table:table-cell>
          <table:covered-table-cell table:number-columns-repeated="3"/>
        </table:table-row>
        <table:table-row table:style-name="ro2">
          <table:table-cell office:value-type="string" table:number-columns-spanned="4" table:number-rows-spanned="1">
            <text:p>Aasia Jameel900 Easton Avenue, Suite 18Somerset, NJ 08873732-214-8779<text:a xlink:href="mailto:a.jameel@whizardacademy.com">a.jameel@whizardacademy.com</text:a><text:a xlink:href=""> </text:a></text:p>
          </table:table-cell>
          <table:covered-table-cell table:number-columns-repeated="3"/>
        </table:table-row>
        <table:table-row table:style-name="ro53">
          <table:table-cell office:value-type="string">
            <text:p>Middlesex Somerset, Franklin Township Piscataway Township New Brunswick Township Highland Park Township Bound Brook Township South Bound Brook Township</text:p>
          </table:table-cell>
          <table:table-cell table:style-name="ce2" office:value-type="string">
            <text:p>Language Arts Literacy, Mathematics</text:p>
            <text:p/>
            <text:p><text:s/>1, 2, 3, 4, 5, 6, 7, 8, 9, 10, 11, 12</text:p>
            <text:p/>
            <text:p><text:s/>Students with disabilities, Migrant students, Economically disadvantaged, Gifted, Limited English (Hindi), Ethnic/racial minorities</text:p>
          </table:table-cell>
          <table:table-cell table:style-name="ce2" office:value-type="string">
            <text:p>We are the only major company in the United States that specializes in math and language arts literacy tutoring. Our product has been honed over 25 years by an international team of education experts at a cost of well over $1.5 M dollars. It has helped thousands of students on three continents leave their academic difficulties behind them.</text:p>
          </table:table-cell>
          <table:table-cell/>
        </table:table-row>
        <table:table-row table:style-name="ro5">
          <table:table-cell table:style-name="ce1" office:value-type="string" table:number-columns-spanned="4" table:number-rows-spanned="1">
            <text:p>Young Scholars' Institute<text:a xlink:href="">more info &gt;&gt;</text:a>Provider Id: 248</text:p>
          </table:table-cell>
          <table:covered-table-cell table:number-columns-repeated="3"/>
        </table:table-row>
        <table:table-row table:style-name="ro3">
          <table:table-cell office:value-type="string" table:number-columns-spanned="4" table:number-rows-spanned="1">
            <text:p>Leslie O. Summiel, Jr.349 West State StreetTrenton, NJ 08618609-393-3220<text:a xlink:href="mailto:lsummiel@youngscholarsoftrenton.org">lsummiel@youngscholarsoftrenton.org</text:a><text:a xlink:href="http://www.youngscholarsoftrenton.org/">www.youngscholarsoftrenton.org</text:a></text:p>
          </table:table-cell>
          <table:covered-table-cell table:number-columns-repeated="3"/>
        </table:table-row>
        <table:table-row table:style-name="ro23">
          <table:table-cell office:value-type="string">
            <text:p>Mercer, Trenton Community Charter School Trenton Public Schools</text:p>
          </table:table-cell>
          <table:table-cell table:style-name="ce2" office:value-type="string">
            <text:p>Language Arts Literacy, Mathematics</text:p>
            <text:p/>
            <text:p><text:s/>Kindergarten, 1, 2, 3, 4, 5, 6, 7, 8</text:p>
            <text:p/>
            <text:p><text:s/>Students with disabilities, Economically disadvantaged, Limited English, Ethnic/racial minorities</text:p>
          </table:table-cell>
          <table:table-cell table:style-name="ce2" office:value-type="string">
            <text:p>Since its inception, YSI has provided educational, cultural, and recreational programs to more than 12,000 children and their families in the Trenton area. More than 300 YSI graduates are attending college. As a result of the support provided by YSI, many others have graduated college and embarked on careers in professions including law, medicine, social services and education, among others.</text:p>
          </table:table-cell>
          <table:table-cell/>
        </table:table-row>
        <table:table-row table:style-name="ro54">
          <table:table-cell office:value-type="string">
            <text:p><text:a xlink:href="http://www.state.nj.us/nj/feedback.html">Contact Us</text:a> | <text:a xlink:href="http://www.state.nj.us/nj/privacy.html">Privacy Notice</text:a> | <text:a xlink:href="http://www.state.nj.us/nj/legal.html">Legal Statement</text:a> | <text:a xlink:href="http://www.state.nj.us/nj/accessibility.html">Accessibility Statement</text:a>Department: <text:a xlink:href="http://www.state.nj.us/njded/sboe/">SBOE</text:a> | <text:a xlink:href="http://www.state.nj.us/njded/genfo/about.htm">About DOE</text:a> | <text:a xlink:href="http://www.state.nj.us/njded/news/accomp.htm">Accomplishments</text:a> | <text:a xlink:href="http://www.state.nj.us/njded/genfo/faq.htm">FAQ</text:a> | <text:a xlink:href="http://www.state.nj.us/njded/genfo/welcome.htm">Welcome</text:a> | <text:a xlink:href="http://www.state.nj.us/njded/directory/">School Directory</text:a> | <text:a xlink:href="http://www.state.nj.us/njded/atoz.htm">Subjects A to Z</text:a> | <text:a xlink:href="http://www.state.nj.us/njded/search.htm">Search DOE</text:a></text:p>
            <draw:frame table:end-cell-address="Sheet1.A363" table:end-x="0.2752in" table:end-y="0.0878in" draw:z-index="0" draw:name="http://www.state.nj.us/education/images/nj_logo.gif" draw:style-name="gr1" draw:text-style-name="P1" svg:width="0.2748in" svg:height="2.4358in" svg:x="0.0004in" svg:y="0in">
              <draw:image xlink:href="http://www.state.nj.us/education/images/nj_logo.gif" xlink:type="simple" xlink:show="embed" xlink:actuate="onLoad">
                <text:p/>
              </draw:image>
            </draw:frame>
          </table:table-cell>
          <table:table-cell table:number-columns-repeated="3"/>
        </table:table-row>
        <table:table-row table:style-name="ro55">
          <table:table-cell office:value-type="string">
            <text:p><text:a xlink:href="http://www.state.nj.us/education/news/info.htm">DOE Info.</text:a> | <text:a xlink:href="https://www.state.nj.ushttp://www.state.nj.us/education/parents/contact.htm">Ask DOE</text:a> | <text:a xlink:href="http://www.state.nj.us/education/parents/">Parents</text:a> | <text:a xlink:href="http://www.state.nj.us/education/educators/">Educators</text:a> | <text:a xlink:href="http://www.state.nj.us/education/students/">Students</text:a> | <text:a xlink:href="http://www.state.nj.us/education/partners/">Partners</text:a> | <text:a xlink:href="http://www.state.nj.us/education/regions/">County Info. &amp; Services</text:a> | <text:a xlink:href="http://www.state.nj.us/education/events/">Upcoming Opportunities</text:a></text:p>
          </table:table-cell>
          <table:table-cell table:number-columns-repeated="3"/>
        </table:table-row>
        <table:table-row table:style-name="ro56">
          <table:table-cell office:value-type="string">
            <text:p><text:a xlink:href="http://www.state.nj.us/education/data/">DOE Data</text:a> | <text:a xlink:href="http://education.state.nj.us/rc/">NJ School Report Card</text:a> | <text:a xlink:href="https://www6.state.nj.us/DOE_TCIS_ASC/pages/appStatusSearch.jsp">Certification Application Status Check</text:a> | <text:a xlink:href="http://www.state.nj.us/education/business/">Doing Business with DOE</text:a> | <text:a xlink:href="http://www.state.nj.us/education/genfo/qsac/">NJ QSAC</text:a> | <text:a xlink:href="http://www.state.nj.us/education/grants/nclb/">NCLB</text:a> </text:p>
          </table:table-cell>
          <table:table-cell table:number-columns-repeated="3"/>
        </table:table-row>
        <table:table-row table:style-name="ro5">
          <table:table-cell table:style-name="ce3"/>
          <table:table-cell table:number-columns-repeated="3"/>
        </table:table-row>
        <table:table-row table:style-name="ro57">
          <table:table-cell table:style-name="ce4" office:value-type="string">
            <text:p>Statewide: <text:a xlink:href="http://www.nj.gov/">NJ Home</text:a> | <text:a xlink:href="http://www.state.nj.us/nj/govinfo/njgov/alphaserv.html">Services A to Z</text:a> | <text:a xlink:href="http://www.state.nj.us/nj/deptserv.html">Departments/Agencies</text:a> | <text:a xlink:href="http://www.state.nj.us/faqs/index.html">FAQs</text:a></text:p>
          </table:table-cell>
          <table:table-cell table:number-columns-repeated="3"/>
        </table:table-row>
        <table:table-row table:style-name="ro3">
          <table:table-cell office:value-type="string">
            <text:p>Copyright © State of New Jersey, 2006</text:p>
          </table:table-cell>
          <table:table-cell table:number-columns-repeated="3"/>
        </table:table-row>
        <table:table-row table:style-name="ro5">
          <table:table-cell table:style-name="ce3"/>
          <table:table-cell table:number-columns-repeated="3"/>
        </table:table-row>
        <table:table-row table:style-name="ro2">
          <table:table-cell office:value-type="string">
            <text:p>NJ Department of Education</text:p>
          </table:table-cell>
          <table:table-cell table:number-columns-repeated="3"/>
        </table:table-row>
        <table:table-row table:style-name="ro5">
          <table:table-cell office:value-type="string">
            <text:p>PO Box 500</text:p>
          </table:table-cell>
          <table:table-cell table:number-columns-repeated="3"/>
        </table:table-row>
        <table:table-row table:style-name="ro2">
          <table:table-cell office:value-type="string">
            <text:p>Trenton, NJ 08625-0500</text:p>
          </table:table-cell>
          <table:table-cell table:number-columns-repeated="3"/>
        </table:table-row>
        <table:table-row table:style-name="ro5">
          <table:table-cell office:value-type="string">
            <text:p>(609)292-4469</text:p>
          </table:table-cell>
          <table:table-cell table:number-columns-repeated="3"/>
        </table:table-row>
      </table:table>
      <table:table table:name="Sheet2" table:style-name="ta1" table:print="false">
        <table:table-column table:style-name="co1" table:default-cell-style-name="Default"/>
        <table:table-row table:style-name="ro5">
          <table:table-cell/>
        </table:table-row>
      </table:table>
      <table:table table:name="Sheet3" table:style-name="ta1" table:print="false">
        <table:table-column table:style-name="co1"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03">08/03/2010</text:date>, <text:time>08:59: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Laquer</meta:initial-creator>
    <meta:creation-date>2010-08-03T08:57:14</meta:creation-date>
    <dc:date>2010-08-03T08:59:17</dc:date>
    <dc:creator>Eric Laquer</dc:creator>
    <meta:editing-duration>PT00H02M04S</meta:editing-duration>
    <meta:editing-cycles>1</meta:editing-cycles>
    <meta:document-statistic meta:table-count="3" meta:cell-count="612" meta:object-count="1"/>
    <meta:generator>OpenOffice.org/3.2$Unix OpenOffice.org_project/320m12$Build-9483</meta:generator>
    <meta:user-defined meta:name=""/>
  </office:meta>
</office:document-meta>
</file>